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45.2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85.89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1200.1pt"/>
    </style:style>
    <style:style style:name="co10" style:family="table-column">
      <style:table-column-properties fo:break-before="auto" style:column-width="308.01pt"/>
    </style:style>
    <style:style style:name="co11" style:family="table-column">
      <style:table-column-properties fo:break-before="auto" style:column-width="62.5pt"/>
    </style:style>
    <style:style style:name="ro1" style:family="table-row">
      <style:table-row-properties style:row-height="79.8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90.99pt" fo:break-before="auto" style:use-optimal-row-height="true"/>
    </style:style>
    <style:style style:name="ro6" style:family="table-row">
      <style:table-row-properties style:row-height="158.2pt" fo:break-before="auto" style:use-optimal-row-height="true"/>
    </style:style>
    <style:style style:name="ro7" style:family="table-row">
      <style:table-row-properties style:row-height="169.4pt" fo:break-before="auto" style:use-optimal-row-height="true"/>
    </style:style>
    <style:style style:name="ro8" style:family="table-row">
      <style:table-row-properties style:row-height="102.19pt" fo:break-before="auto" style:use-optimal-row-height="true"/>
    </style:style>
    <style:style style:name="ro9" style:family="table-row">
      <style:table-row-properties style:row-height="113.41pt" fo:break-before="auto" style:use-optimal-row-height="true"/>
    </style:style>
    <style:style style:name="ro10" style:family="table-row">
      <style:table-row-properties style:row-height="135.81pt" fo:break-before="auto" style:use-optimal-row-height="true"/>
    </style:style>
    <style:style style:name="ro11" style:family="table-row">
      <style:table-row-properties style:row-height="180.54pt" fo:break-before="auto" style:use-optimal-row-height="true"/>
    </style:style>
    <style:style style:name="ro12" style:family="table-row">
      <style:table-row-properties style:row-height="147pt" fo:break-before="auto" style:use-optimal-row-height="true"/>
    </style:style>
    <style:style style:name="ro13" style:family="table-row">
      <style:table-row-properties style:row-height="124.61pt" fo:break-before="auto" style:use-optimal-row-height="true"/>
    </style:style>
    <style:style style:name="ro1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3"/>
    <style:style style:name="ce2" style:family="table-cell" style:parent-style-name="Default">
      <style:table-cell-properties fo:background-color="#66ffff"/>
    </style:style>
    <style:style style:name="ce3" style:family="table-cell" style:parent-style-name="Default" style:data-style-name="N103">
      <style:table-cell-properties fo:background-color="#66ffff"/>
    </style:style>
  </office:automatic-styles>
  <office:body>
    <office:spreadsheet>
      <table:calculation-settings table:automatic-find-labels="false"/>
      <table:table table:name="mlist-00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3 WENTWORTH Street, SAINT JOHN, New Brunswick E2L2T8</text:p>
          </table:table-cell>
          <table:table-cell office:value-type="float" office:value="37500" calcext:value-type="float">
            <text:p>37500</text:p>
          </table:table-cell>
          <table:table-cell office:value-type="string" calcext:value-type="string">
            <text:p>SJ16096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015" calcext:value-type="float">
            <text:p>4015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This</text:p>
            <text:p> is a spacious home that was previously a 2-family home, that is </text:p>
            <text:p>currently a 7 bedroom, single family home. Value is in the land and </text:p>
            <text:p>would make a great place for some townhouses. This home has 2 sources of</text:p>
            <text:p> heat, is priced below assessed value and has a nice corner lot! Home is</text:p>
            <text:p> in need of extensive work. Looking for a project? Looking to build </text:p>
            <text:p>something Uptown? This could be for you!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3 MECKLENBURG Street, SAINT JOHN, New Brunswick E2L1R2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J16491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3153" calcext:value-type="float">
            <text:p>3153</text:p>
          </table:table-cell>
          <table:table-cell office:value-type="float" office:value="3300" calcext:value-type="float">
            <text:p>33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7 EXMOUTH Street, SAINT JOHN, New Brunswick E2L3R8</text:p>
          </table:table-cell>
          <table:table-cell office:value-type="float" office:value="42900" calcext:value-type="float">
            <text:p>42900</text:p>
          </table:table-cell>
          <table:table-cell office:value-type="string" calcext:value-type="string">
            <text:p>SJ16197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3466" calcext:value-type="float">
            <text:p>3466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office:value-type="string" calcext:value-type="string">
            <text:p>This</text:p>
            <text:p> 3 unit building located on the southern peninsula of Saint John is </text:p>
            <text:p>awaiting your vision to be renovated back to a spectacular income </text:p>
            <text:p>property. Building offers 3 bedrooms in all units and some off street </text:p>
            <text:p>parking. 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19 DUKE, SAINT JOHN, New Brunswick E2L1N9</text:p>
          </table:table-cell>
          <table:table-cell office:value-type="float" office:value="45500" calcext:value-type="float">
            <text:p>45500</text:p>
          </table:table-cell>
          <table:table-cell office:value-type="string" calcext:value-type="string">
            <text:p>SJ16333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3896" calcext:value-type="float">
            <text:p>3896</text:p>
          </table:table-cell>
          <table:table-cell office:value-type="float" office:value="1362" calcext:value-type="float">
            <text:p>1362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2 DORCHESTER Street, SAINT JOHN, New Brunswick E2L3H9</text:p>
          </table:table-cell>
          <table:table-cell office:value-type="float" office:value="49900" calcext:value-type="float">
            <text:p>49900</text:p>
          </table:table-cell>
          <table:table-cell office:value-type="string" calcext:value-type="string">
            <text:p>SJ16489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1625" calcext:value-type="float">
            <text:p>1625</text:p>
          </table:table-cell>
          <table:table-cell office:value-type="float" office:value="2898" calcext:value-type="float">
            <text:p>2898</text:p>
          </table:table-cell>
          <table:table-cell table:number-columns-repeated="3"/>
          <table:table-cell office:value-type="string" calcext:value-type="string">
            <text:p>This</text:p>
            <text:p> is a spacious 3 family home with two 2 bedroom units and 1 bachelor. </text:p>
            <text:p>Priced well below assessed value ($109,600) and is being sold 'As Is </text:p>
            <text:p>Where Is' on closing. Good location, close to Uptown, bus route and much</text:p>
            <text:p> more! Schedule 'A' is to accompany all offers. Some laminate and wood </text:p>
            <text:p>floors, off-street parking and is in need of work. Could be a good </text:p>
            <text:p>investment building. Very affordable &amp; worth a look! 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73 DUKE Street, SAINT JOHN, New Brunswick E2M1T5</text:p>
          </table:table-cell>
          <table:table-cell office:value-type="float" office:value="54900" calcext:value-type="float">
            <text:p>54900</text:p>
          </table:table-cell>
          <table:table-cell office:value-type="string" calcext:value-type="string">
            <text:p>SJ16463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5005" calcext:value-type="float">
            <text:p>5005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150 BROAD, SAINT JOHN, New Brunswick E2L1Y8</text:p>
          </table:table-cell>
          <table:table-cell office:value-type="float" office:value="64900" calcext:value-type="float">
            <text:p>64900</text:p>
          </table:table-cell>
          <table:table-cell office:value-type="string" calcext:value-type="string">
            <text:p>SJ16420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080" calcext:value-type="float">
            <text:p>4080</text:p>
          </table:table-cell>
          <table:table-cell office:value-type="float" office:value="1960" calcext:value-type="float">
            <text:p>1960</text:p>
          </table:table-cell>
          <table:table-cell table:number-columns-repeated="3"/>
          <table:table-cell office:value-type="string" calcext:value-type="string">
            <text:p>Nice</text:p>
            <text:p> single family home in need of some TLC and finishing of updates but </text:p>
            <text:p>overall great value.  Perfect starter home!!  OFF STREET UPTOWN </text:p>
            <text:p>parking!!   Schedule A to accompany all offers.  48 hour irrevocable.  </text:p>
            <text:p>WATCH THE VIDEO 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1 GARDEN Street, SAINT JOHN, New Brunswick E2L3K2</text:p>
          </table:table-cell>
          <table:table-cell office:value-type="float" office:value="69900" calcext:value-type="float">
            <text:p>69900</text:p>
          </table:table-cell>
          <table:table-cell office:value-type="string" calcext:value-type="string">
            <text:p>SJ16164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6802" calcext:value-type="float">
            <text:p>6802</text:p>
          </table:table-cell>
          <table:table-cell office:value-type="float" office:value="1123" calcext:value-type="float">
            <text:p>1123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175 WENTWORTH, SAINT JOHN, New Brunswick E2L2T2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SJ16429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table:number-columns-repeated="3"/>
          <table:table-cell office:value-type="string" calcext:value-type="string">
            <text:p>Tons</text:p>
            <text:p> of character in this large family home,so many features and </text:p>
            <text:p>opportunities. Ability to have home office on first floor separate from </text:p>
            <text:p>main living area on second and third floors. Bright and open kitchen, </text:p>
            <text:p>dining and living room on second floor. Bedrooms all fair size with </text:p>
            <text:p>large bright bathroom on third. This house is a must see!!! 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158 MECKLENBURG Street, SAINT JOHN, New Brunswick E2L1R5</text:p>
          </table:table-cell>
          <table:table-cell office:value-type="float" office:value="89900" calcext:value-type="float">
            <text:p>89900</text:p>
          </table:table-cell>
          <table:table-cell office:value-type="string" calcext:value-type="string">
            <text:p>SJ16165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3713" calcext:value-type="float">
            <text:p>3713</text:p>
          </table:table-cell>
          <table:table-cell office:value-type="float" office:value="3750" calcext:value-type="float">
            <text:p>3750</text:p>
          </table:table-cell>
          <table:table-cell table:number-columns-repeated="3"/>
          <table:table-cell office:value-type="string" calcext:value-type="string">
            <text:p>Situated</text:p>
            <text:p> on a corner lot with waterviews, this bright updated 2 family in South </text:p>
            <text:p>End has enough  off street parking for each unit. Main floor is owner </text:p>
            <text:p>occupied with 3 bedrooms, and has modern colors and a great layout. Top </text:p>
            <text:p>floor rents out for $800 per month. and is also 3 bedrooms. Separate </text:p>
            <text:p>washer &amp; dryers for each unit. This building has had renos such as </text:p>
            <text:p>newer natural gas furnace, new windows (2009), tar &amp; gravel roof </text:p>
            <text:p>(2012), and basement re-insulated. Great turn key opportunity. 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1 - 207 KING Street East, SAINT JOHN, New Brunswick E2L1H2</text:p>
          </table:table-cell>
          <table:table-cell office:value-type="float" office:value="94900" calcext:value-type="float">
            <text:p>94900</text:p>
          </table:table-cell>
          <table:table-cell office:value-type="string" calcext:value-type="string">
            <text:p>SJ16032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03 - 207 KING Street East, SAINT JOHN, New Brunswick E2L1H2</text:p>
          </table:table-cell>
          <table:table-cell office:value-type="float" office:value="94900" calcext:value-type="float">
            <text:p>94900</text:p>
          </table:table-cell>
          <table:table-cell office:value-type="string" calcext:value-type="string">
            <text:p>SJ16032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table:number-columns-repeated="3"/>
          <table:table-cell office:value-type="string" calcext:value-type="string">
            <text:p>Nice</text:p>
            <text:p> and very affordable 2 bedroom main floor condo.KINGS COURT CONDOMINIUMS</text:p>
            <text:p> are located on a tree lined street in UPTOWN Saint John. Unit 207-01 is</text:p>
            <text:p> a ground floor, 2 bedroom, 724 square foot apartment with one bath, 4 </text:p>
            <text:p>appliances and one assigned off street parking spot with direct access </text:p>
            <text:p>to the parking lot from this apartment. The monthly Fees of $297 include</text:p>
            <text:p> heat and lights, parking, all common area maintenance, and reserve fund</text:p>
            <text:p> contribution. The property has been extensively renovated top to bottom</text:p>
            <text:p> and detailed inspection reports are available to interested buyers. </text:p>
            <text:p>Please note current property taxes reflect non-owner occupied rate; </text:p>
            <text:p>owner occupied taxes will be significantly lower. Why rent when you can </text:p>
            <text:p>build equity and own your own home for payments the same as rent. LIVE </text:p>
            <text:p>LIFE...#livelifeuptown... walk to work, restaurants, galleries, and THE </text:p>
            <text:p>CITY MARKET. Call today to view our fully furnished model 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1 - 215 KING Street East, SAINT JOHN, New Brunswick E2L1H2</text:p>
          </table:table-cell>
          <table:table-cell office:value-type="float" office:value="94900" calcext:value-type="float">
            <text:p>94900</text:p>
          </table:table-cell>
          <table:table-cell office:value-type="string" calcext:value-type="string">
            <text:p>SJ16032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96 SYDNEY Street, SAINT JOHN, New Brunswick E2L2L9</text:p>
          </table:table-cell>
          <table:table-cell office:value-type="float" office:value="94900" calcext:value-type="float">
            <text:p>94900</text:p>
          </table:table-cell>
          <table:table-cell office:value-type="string" calcext:value-type="string">
            <text:p>SJ16096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1528" calcext:value-type="float">
            <text:p>1528</text:p>
          </table:table-cell>
          <table:table-cell office:value-type="float" office:value="1700" calcext:value-type="float">
            <text:p>1700</text:p>
          </table:table-cell>
          <table:table-cell table:number-columns-repeated="3"/>
          <table:table-cell office:value-type="string" calcext:value-type="string">
            <text:p>KINGS</text:p>
            <text:p> COURT CONDOMINIUM is located on a tree lined street in UPTOWN Saint </text:p>
            <text:p>John. Unit 207-03 is a second floor, 2 bedroom, 729 square foot </text:p>
            <text:p>apartment with one bath, 4 appliances and one assigned off street </text:p>
            <text:p>parking spot. The monthly fee of $298 includes heat, electricity, </text:p>
            <text:p>parking, all common area maintenance, and reserve fund contribution. The</text:p>
            <text:p> property has been extensively renovated top to bottom and detailed </text:p>
            <text:p>inspection reports are available to interested buyers. Please note </text:p>
            <text:p>current property taxes reflect non-owner occupied rate; owner occupied </text:p>
            <text:p>taxes will be significantly lower. Why rent when you can build equity </text:p>
            <text:p>and own your own home for payments the same as rent. LIVE </text:p>
            <text:p>LIFE...#livelifeuptown... walk to work, The Historic Shops, Pubs, </text:p>
            <text:p>Restaurants, and Galleries of Trinity Royal , and THE CITY MARKET, </text:p>
            <text:p>Brunswick Square, and Market Square . Call today to view our fully </text:p>
            <text:p>furnished model suite. 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24 MECKLENBURG Street, SAINT JOHN, New Brunswick E2L1K3</text:p>
          </table:table-cell>
          <table:table-cell office:value-type="float" office:value="94900" calcext:value-type="float">
            <text:p>94900</text:p>
          </table:table-cell>
          <table:table-cell office:value-type="string" calcext:value-type="string">
            <text:p>SJ16180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297" calcext:value-type="float">
            <text:p>297</text:p>
          </table:table-cell>
          <table:table-cell office:value-type="float" office:value="1444" calcext:value-type="float">
            <text:p>1444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177 KING Street East, SAINT JOHN, New Brunswick E2E3L3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SJ16014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380" calcext:value-type="float">
            <text:p>4380</text:p>
          </table:table-cell>
          <table:table-cell office:value-type="float" office:value="3536" calcext:value-type="float">
            <text:p>3536</text:p>
          </table:table-cell>
          <table:table-cell table:number-columns-repeated="3"/>
          <table:table-cell office:value-type="string" calcext:value-type="string">
            <text:p>KINGS</text:p>
            <text:p> COURT CONDOMINIUM is located on a tree lined street in UPTOWN Saint </text:p>
            <text:p>John. Unit 215-01 is a half basement, 2 bedroom, 1153 square foot </text:p>
            <text:p>apartment with one bath, 4 appliances and one assigned off street </text:p>
            <text:p>parking spot.The monthly fee of $440 includes all heat, lights, hot </text:p>
            <text:p>water, parking, all common area maintenance, and reserve fund </text:p>
            <text:p>contribution. The property has been extensively renovated top to bottom </text:p>
            <text:p>and detailed inspection reports are available to interested buyers. </text:p>
            <text:p>Please note current property taxes reflect non-owner occupied rate; </text:p>
            <text:p>owner occupied taxes will be significantly lower. Why rent when you can </text:p>
            <text:p>build equity and own your own home for payments the same as rent. LIVE </text:p>
            <text:p>LIFE...#livelifeuptown... walk to work, The Historic Shops, Pubs, </text:p>
            <text:p>Restaurants, and Galleries of Trinity Royal , and THE CITY MARKET, </text:p>
            <text:p>Brunswick Square, and Market Square. Call today to view our fully </text:p>
            <text:p>furnished model suite. 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06 QUEEN Street, SAINT JOHN, New Brunswick E2L1S4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SJ16477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3896" calcext:value-type="float">
            <text:p>3896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8">
          <table:table-cell office:value-type="float" office:value="18" calcext:value-type="float">
            <text:p>18</text:p>
          </table:table-cell>
          <table:table-cell office:value-type="string" calcext:value-type="string">
            <text:p>5 DORCHESTER, SAINT JOHN, New Brunswick E2L3H7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SJ16268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893" calcext:value-type="float">
            <text:p>893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office:value-type="string" calcext:value-type="string">
            <text:p>This</text:p>
            <text:p> is a nice cozy 3-family that previously had some commercial space. </text:p>
            <text:p>Located on corner of Orange &amp; Sydney, this building has electric </text:p>
            <text:p>heat, on bus route, has long-term tenants (rents are low due to this), </text:p>
            <text:p>priced well below assessed value ($142,700), has off-street parking for </text:p>
            <text:p>one car and is walking distance to everything uptown. Rental Income - </text:p>
            <text:p>$21,060, Taxes - $4552, Electricity - $5992, Insurance - $1375 and </text:p>
            <text:p>Water/Sewer - $1709. Approx. Expenses - $13, 628, Approx. Net Income - </text:p>
            <text:p>$7432 </text:p>
          </table:table-cell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02 - 207 KING Street East, SAINT JOHN, New Brunswick E2L1H2</text:p>
          </table:table-cell>
          <table:table-cell office:value-type="float" office:value="99900" calcext:value-type="float">
            <text:p>99900</text:p>
          </table:table-cell>
          <table:table-cell office:value-type="string" calcext:value-type="string">
            <text:p>SJ16032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table:number-columns-repeated="3"/>
          <table:table-cell office:value-type="string" calcext:value-type="string">
            <text:p>KINGS</text:p>
            <text:p> COURT CONDOMINIUM is located on a tree lined street in UPTOWN Saint </text:p>
            <text:p>John.This MODEL SUITE Unit 207-02 is a ground floor, 2 bedroom, 744 </text:p>
            <text:p>square foot apartment with one bath, 4 appliances &amp; one assigned off</text:p>
            <text:p> street parking spot &amp; direct access to the parking lot. The monthly</text:p>
            <text:p> fee of $303 includes heat, electricity, parking, all common area </text:p>
            <text:p>maintenance, &amp; reserve fund contribution. Unit 207-02 has several </text:p>
            <text:p>upgrade features. The property has been extensively renovated top to </text:p>
            <text:p>bottom &amp; detailed inspection reports are available to interested </text:p>
            <text:p>buyers. Current property taxes reflect non-owner occupied rate; owner </text:p>
            <text:p>occupied taxes will be significantly lower. Why rent when you can build </text:p>
            <text:p>equity &amp; own your own home for payments the same as rent? </text:p>
            <text:p>#livelifeuptown... walk to work, The Historic Shops, Pubs, Restaurants, </text:p>
            <text:p>&amp; Galleries of Trinity Royal, THE CITY MARKET, Brunswick Sq, &amp; </text:p>
            <text:p>Market Sq. Call today to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5 - 207 KING Street East, SAINT JOHN, New Brunswick E2L1H2</text:p>
          </table:table-cell>
          <table:table-cell office:value-type="float" office:value="99900" calcext:value-type="float">
            <text:p>99900</text:p>
          </table:table-cell>
          <table:table-cell office:value-type="string" calcext:value-type="string">
            <text:p>SJ16141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9">
          <table:table-cell office:value-type="float" office:value="21" calcext:value-type="float">
            <text:p>21</text:p>
          </table:table-cell>
          <table:table-cell office:value-type="string" calcext:value-type="string">
            <text:p>205 CARMARTHEN Street, SAINT JOHN, New Brunswick E2L2P8</text:p>
          </table:table-cell>
          <table:table-cell office:value-type="float" office:value="104900" calcext:value-type="float">
            <text:p>104900</text:p>
          </table:table-cell>
          <table:table-cell office:value-type="string" calcext:value-type="string">
            <text:p>SJ16430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1978" calcext:value-type="float">
            <text:p>1978</text:p>
          </table:table-cell>
          <table:table-cell office:value-type="float" office:value="1311" calcext:value-type="float">
            <text:p>1311</text:p>
          </table:table-cell>
          <table:table-cell table:number-columns-repeated="3"/>
          <table:table-cell office:value-type="string" calcext:value-type="string">
            <text:p>Welcome</text:p>
            <text:p> to 207 King Street East, condo #5. This lovely 2 bedroom condo is on </text:p>
            <text:p>the top floor of the building and looks out to one of the beautiful old </text:p>
            <text:p>trees that lines the city street. A condo fee of just $297/month allows </text:p>
            <text:p>you to relax and enjoy your living space with minimal stress. This fee </text:p>
            <text:p>includes: heat, lights, private parking, snow removal, garbage removal, </text:p>
            <text:p>and all common area maintenance. Location is the key selling feature </text:p>
            <text:p>here, as the property is just a few minutes walk to your favourite </text:p>
            <text:p>restaurant, bar, shop, Kings Square and even the Saint John City Market.</text:p>
            <text:p> Enjoy the perks of living uptown at an extremely affordable price. 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607 BRUNSWICK Drive, SAINT JOHN, New Brunswick E2L3S9</text:p>
          </table:table-cell>
          <table:table-cell office:value-type="float" office:value="107900" calcext:value-type="float">
            <text:p>107900</text:p>
          </table:table-cell>
          <table:table-cell office:value-type="string" calcext:value-type="string">
            <text:p>SJ16162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1647" calcext:value-type="float">
            <text:p>1647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259 DUKE Street, SAINT JOHN, New Brunswick E2L1P2</text:p>
          </table:table-cell>
          <table:table-cell office:value-type="float" office:value="116900" calcext:value-type="float">
            <text:p>116900</text:p>
          </table:table-cell>
          <table:table-cell office:value-type="string" calcext:value-type="string">
            <text:p>SJ16120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4112" calcext:value-type="float">
            <text:p>4112</text:p>
          </table:table-cell>
          <table:table-cell office:value-type="float" office:value="4200" calcext:value-type="float">
            <text:p>4200</text:p>
          </table:table-cell>
          <table:table-cell table:number-columns-repeated="3"/>
          <table:table-cell office:value-type="string" calcext:value-type="string">
            <text:p>'Live</text:p>
            <text:p> life Uptown!' A rare find. Complete makeover for this 2 storey, three </text:p>
            <text:p>bedroom with walk-in closets, 2 baths, plus den. New appliances, off </text:p>
            <text:p>street parking for 2 vehicles, fenced backyard. Walking distance to the </text:p>
            <text:p>Queen Square Market , Rainbow Water Park, Multiple Restaurants and so </text:p>
            <text:p>much more. The wall you see is being painted with a beautiful mural to </text:p>
            <text:p>add colour and character to this growing community. This is a must see! </text:p>
            <text:p>All info to be confirmed by purchaser prior to closing. 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15 MONTGOMERY Crescent, SAINT JOHN, New Brunswick E2K2T1</text:p>
          </table:table-cell>
          <table:table-cell office:value-type="float" office:value="119000" calcext:value-type="float">
            <text:p>119000</text:p>
          </table:table-cell>
          <table:table-cell office:value-type="string" calcext:value-type="string">
            <text:p>SJ16314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617" calcext:value-type="float">
            <text:p>4617</text:p>
          </table:table-cell>
          <table:table-cell office:value-type="float" office:value="960" calcext:value-type="float">
            <text:p>96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2-104 LANSDOWNE AVE, SAINT JOHN, New Brunswick E2K2L8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SJ16407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3574" calcext:value-type="float">
            <text:p>3574</text:p>
          </table:table-cell>
          <table:table-cell office:value-type="float" office:value="1415" calcext:value-type="float">
            <text:p>1415</text:p>
          </table:table-cell>
          <table:table-cell table:number-columns-repeated="3"/>
          <table:table-cell office:value-type="string" calcext:value-type="string">
            <text:p>$107900</text:p>
            <text:p> for this 3 bedroom, 2 bath, semi detached, with single car garage. This</text:p>
            <text:p> modern layout offers an open concept kitchen/dining area. You will love</text:p>
            <text:p> the size of the master bedroom. This home also offers in floor heating </text:p>
            <text:p>with natural gas. Updated fixtures throughout. A real gem at this price.</text:p>
            <text:p> Exceptional long term tenant, so they will require 24 hour notice to </text:p>
            <text:p>view. 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102-104 LANSDOWNE AVE, SAINT JOHN, New Brunswick E2K2L8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SJ16408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3574" calcext:value-type="float">
            <text:p>3574</text:p>
          </table:table-cell>
          <table:table-cell office:value-type="float" office:value="1415" calcext:value-type="float">
            <text:p>1415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6 MONTGOMERY Crescent, SAINT JOHN, New Brunswick E2K2S9</text:p>
          </table:table-cell>
          <table:table-cell office:value-type="float" office:value="121900" calcext:value-type="float">
            <text:p>121900</text:p>
          </table:table-cell>
          <table:table-cell office:value-type="string" calcext:value-type="string">
            <text:p>SJ16425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4596" calcext:value-type="float">
            <text:p>4596</text:p>
          </table:table-cell>
          <table:table-cell office:value-type="float" office:value="842" calcext:value-type="float">
            <text:p>842</text:p>
          </table:table-cell>
          <table:table-cell table:number-columns-repeated="3"/>
          <table:table-cell office:value-type="string" calcext:value-type="string">
            <text:p>This</text:p>
            <text:p> is a spacious 3 family with 3 bedrooms in each unit, electric baseboard</text:p>
            <text:p> heat, nice owner's unit, some off-street parking and is priced well </text:p>
            <text:p>below assessed value ($166,300). Laundry hook-ups in all units, nice oak</text:p>
            <text:p> kitchen in main floor unit, on bus route, big units and is currently </text:p>
            <text:p>owner occupied. No rental income due to family living in the building. </text:p>
            <text:p>Could be a good money maker! Ideal for owner-occupied. Worth a look!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 - 247 GERMAIN Street, SAINT JOHN, New Brunswick E2L2G5</text:p>
          </table:table-cell>
          <table:table-cell office:value-type="float" office:value="122500" calcext:value-type="float">
            <text:p>122500</text:p>
          </table:table-cell>
          <table:table-cell office:value-type="string" calcext:value-type="string">
            <text:p>SJ16457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string" calcext:value-type="string">
            <text:p>Welcome</text:p>
            <text:p> to 247 Germain Street. Come and view this well updated 2 bedroom condo </text:p>
            <text:p>with so many great features. Some include top level unit with a view of </text:p>
            <text:p>the harbour, updated unit, great location and most important minutes to </text:p>
            <text:p>all great shopping, restaurants and entertainment. Don't miss out on </text:p>
            <text:p>this great condo at an amazing price. Condo fees = $175 per month. </text:p>
            <text:p>Fridge, stove, washer and dryer are all included. 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72 DUKE Street, SAINT JOHN, New Brunswick E2L1P3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SJ16487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3024" calcext:value-type="float">
            <text:p>3024</text:p>
          </table:table-cell>
          <table:table-cell office:value-type="float" office:value="1672" calcext:value-type="float">
            <text:p>1672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0">
          <table:table-cell office:value-type="float" office:value="30" calcext:value-type="float">
            <text:p>30</text:p>
          </table:table-cell>
          <table:table-cell office:value-type="string" calcext:value-type="string">
            <text:p>2 - 247 GERMAIN Street, SAINT JOHN, New Brunswick E2L2G5</text:p>
          </table:table-cell>
          <table:table-cell office:value-type="float" office:value="129900" calcext:value-type="float">
            <text:p>129900</text:p>
          </table:table-cell>
          <table:table-cell office:value-type="string" calcext:value-type="string">
            <text:p>SJ16008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table:number-columns-repeated="3"/>
          <table:table-cell office:value-type="string" calcext:value-type="string">
            <text:p>Large</text:p>
            <text:p> and spacious 2 storey home located in convenient area of Saint Johns </text:p>
            <text:p>uptown.  House features includes 3 good size bedrooms, 2 ½ baths, </text:p>
            <text:p>bamboo, laminate and ceramic floors throughout, modern cabinets with </text:p>
            <text:p>eat-in kitchen, large bright living room, completely finished basement </text:p>
            <text:p>with rec room and 2 storage areas. Exterior features include a good size</text:p>
            <text:p> back deck that exits to a lower level sitting area that is completely </text:p>
            <text:p>fenced perfect for pet owners. Many updates and renovations such as new </text:p>
            <text:p>modified roof 2009, new installed fencing 2012, all baths tastefully </text:p>
            <text:p>redone, new floors 2007 and new owned hot water tank 2012 with 8 year </text:p>
            <text:p>warranty. In the past the home was a 2 family. All measurements and </text:p>
            <text:p>information to be confirmed by purchaser. 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119-121 BROAD ST, SAINT JOHN, New Brunswick E2L1Y7</text:p>
          </table:table-cell>
          <table:table-cell office:value-type="float" office:value="129900" calcext:value-type="float">
            <text:p>129900</text:p>
          </table:table-cell>
          <table:table-cell office:value-type="string" calcext:value-type="string">
            <text:p>SJ16035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office:value-type="float" office:value="4327" calcext:value-type="float">
            <text:p>4327</text:p>
          </table:table-cell>
          <table:table-cell office:value-type="float" office:value="1920" calcext:value-type="float">
            <text:p>192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1">
          <table:table-cell office:value-type="float" office:value="32" calcext:value-type="float">
            <text:p>32</text:p>
          </table:table-cell>
          <table:table-cell office:value-type="string" calcext:value-type="string">
            <text:p>203 - 29 ST. PAUL Street, SAINT JOHN, New Brunswick E2K3X3</text:p>
          </table:table-cell>
          <table:table-cell office:value-type="float" office:value="129900" calcext:value-type="float">
            <text:p>129900</text:p>
          </table:table-cell>
          <table:table-cell office:value-type="string" calcext:value-type="string">
            <text:p>SJ16414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  <table:table-cell table:number-columns-repeated="3"/>
          <table:table-cell office:value-type="string" calcext:value-type="string">
            <text:p>Enjoy</text:p>
            <text:p> the amenities of living in the uptown area that this condo offers its </text:p>
            <text:p>owners. Two bedrooms and an open living, dining area, and kitchen </text:p>
            <text:p>concept. The kitchen has all the attributes of a gourmet kitchen, </text:p>
            <text:p>complete with a centre work island. The unit is complimented with </text:p>
            <text:p>historic charm of yesteryear, yet has been modernized in order to </text:p>
            <text:p>provide you with all the comforts of a new home. Check out the original </text:p>
            <text:p>hardwood floors, the electric fireplace and French doors. This condo </text:p>
            <text:p>suite has an off street parking space that goes with it. The condo fees </text:p>
            <text:p>per month include the maintenance of the common area, the exterior </text:p>
            <text:p>upkeep, and the garbage and snow removal. A fridge, stove, washer, </text:p>
            <text:p>dryer, and dishwasher are included in the sale. You should treat </text:p>
            <text:p>yourself to the conveniences of uptown living. Property taxes based on </text:p>
            <text:p>non-owner occupancy. If owner occupied, then property taxes will be much</text:p>
            <text:p> less. All Measurements are approximate and verification of sizes need </text:p>
            <text:p>to be verified at time of showing 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3 - 215 KING Street East, SAINT JOHN, New Brunswick E2L1H2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SJ16006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131 WENTWORTH Street, SAINT JOHN, New Brunswick E2L2S7</text:p>
          </table:table-cell>
          <table:table-cell office:value-type="float" office:value="138000" calcext:value-type="float">
            <text:p>138000</text:p>
          </table:table-cell>
          <table:table-cell office:value-type="string" calcext:value-type="string">
            <text:p>SJ16320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2185" calcext:value-type="float">
            <text:p>2185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office:value-type="string" calcext:value-type="string">
            <text:p>Two</text:p>
            <text:p> storey, two unit, extensively renovated 2 family home with off-street </text:p>
            <text:p>parking. Upstairs offers two bedrooms, updated bathroom, bright dinning </text:p>
            <text:p>room, and kitchen with a breakfast nook, and yes, a pantry. The </text:p>
            <text:p>downstairs features two bedrooms, very nice living room with French </text:p>
            <text:p>doors, updated bathroom with ceramic tiles, bright dining room, and a </text:p>
            <text:p>lovely kitchen. The basement area is great for storage, dry, and has </text:p>
            <text:p>laundry facilities. The fenced-in backyard offers a patio, grass area, </text:p>
            <text:p>and a shed for the gardening tools, etc. Recent upgrades to the home </text:p>
            <text:p>include plumbing upgrades in 2014, all new windows and exterior doors in</text:p>
            <text:p> 2010, new 7x7 shed 2011, tar and gravel roof in 2008, refinished </text:p>
            <text:p>hardwood floors, updated kitchen and baths, and electrical. Move-in </text:p>
            <text:p>condition. All sizes and measurements are to be confirmed by the </text:p>
            <text:p>purchaser prior to closing. 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131 WENTWORTH Street, SAINT JOHN, New Brunswick E2L2S7</text:p>
          </table:table-cell>
          <table:table-cell office:value-type="float" office:value="138000" calcext:value-type="float">
            <text:p>138000</text:p>
          </table:table-cell>
          <table:table-cell office:value-type="string" calcext:value-type="string">
            <text:p>SJ16320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2185" calcext:value-type="float">
            <text:p>2185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05 GERMAIN Street, SAINT JOHN, New Brunswick E2L2H2</text:p>
          </table:table-cell>
          <table:table-cell office:value-type="float" office:value="139900" calcext:value-type="float">
            <text:p>139900</text:p>
          </table:table-cell>
          <table:table-cell office:value-type="string" calcext:value-type="string">
            <text:p>SJ16377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<text:s/></text:p>
          </table:table-cell>
          <table:table-cell office:value-type="float" office:value="2098" calcext:value-type="float">
            <text:p>2098</text:p>
          </table:table-cell>
          <table:table-cell office:value-type="float" office:value="1750" calcext:value-type="float">
            <text:p>1750</text:p>
          </table:table-cell>
          <table:table-cell table:number-columns-repeated="3"/>
          <table:table-cell office:value-type="string" calcext:value-type="string">
            <text:p>Welcome</text:p>
            <text:p> to 29 St. Paul Street! Affordable condo living, close to everything! </text:p>
            <text:p>Priced near assessed value, this 2 bdrm condo comes with beautiful </text:p>
            <text:p>appliances, is a 2 storey condo with ceramic and laminate floors, has </text:p>
            <text:p>been completely renovated and offers sound proof insulation, open </text:p>
            <text:p>concept, beautiful kitchen and is in move in condition. Condo fee is </text:p>
            <text:p>$234/mth. Low maintenance living and is well worth a look! </text:p>
          </table:table-cell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188 QUEEN Street, SAINT JOHN, New Brunswick E2L1S8</text:p>
          </table:table-cell>
          <table:table-cell office:value-type="float" office:value="139900" calcext:value-type="float">
            <text:p>139900</text:p>
          </table:table-cell>
          <table:table-cell office:value-type="string" calcext:value-type="string">
            <text:p>SJ16502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3895" calcext:value-type="float">
            <text:p>3895</text:p>
          </table:table-cell>
          <table:table-cell office:value-type="float" office:value="2746" calcext:value-type="float">
            <text:p>2746</text:p>
          </table:table-cell>
          <table:table-cell table:number-columns-repeated="3"/>
          <table:table-cell office:value-type="string" calcext:value-type="string">
            <text:p>Well</text:p>
            <text:p> maintained 2 unit with many upgrades including a new modified roof in </text:p>
            <text:p>2012, exterior painted in 2014, new floors, light fixtures, etc. Both </text:p>
            <text:p>units have separate meters. Bottom unit has long term tenants @ $1050 </text:p>
            <text:p>per month, heat and lights inc. Upper unit receives $950, heat &amp; </text:p>
            <text:p>lights inc. Both units have laundry hook ups. This property is in a </text:p>
            <text:p>great location, close to schools and walking distance to the city </text:p>
            <text:p>centre. Parking for one small vehicle. Vendor to pay $2000.00 towards </text:p>
            <text:p>closing costs. 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133 MECKLENBURG Street, SAINT JOHN, New Brunswick E2L1R4</text:p>
          </table:table-cell>
          <table:table-cell office:value-type="float" office:value="139900" calcext:value-type="float">
            <text:p>139900</text:p>
          </table:table-cell>
          <table:table-cell office:value-type="string" calcext:value-type="string">
            <text:p>SJ16257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7567" calcext:value-type="float">
            <text:p>7567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2">
          <table:table-cell office:value-type="float" office:value="39" calcext:value-type="float">
            <text:p>39</text:p>
          </table:table-cell>
          <table:table-cell office:value-type="string" calcext:value-type="string">
            <text:p>70 ELLIOTT ROW, SAINT JOHN, New Brunswick E2L1C6</text:p>
          </table:table-cell>
          <table:table-cell office:value-type="float" office:value="139900" calcext:value-type="float">
            <text:p>139900</text:p>
          </table:table-cell>
          <table:table-cell office:value-type="string" calcext:value-type="string">
            <text:p>SJ16366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5253" calcext:value-type="float">
            <text:p>5253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office:value-type="string" calcext:value-type="string">
            <text:p>Welcome</text:p>
            <text:p> to 133 Mecklenburg street.  Located in heart of uptown Saint John and </text:p>
            <text:p>only moments from the city market, art galleries, shops, restaurants and</text:p>
            <text:p> beautiful waterfront. A single family home with private deck, water </text:p>
            <text:p>views and off street parking is a rare find in uptown Saint John.  </text:p>
            <text:p>Inside you will find a large eat in kitchen.  Loads of white cabinetry </text:p>
            <text:p>fill the space and convenient centre island completes it. Off the </text:p>
            <text:p>kitchen is a generous size living area and great entertainment spot.  3 </text:p>
            <text:p>bedrooms and full bathroom round out the main level. Down stairs has a </text:p>
            <text:p>large family room, laundry, office/den area and extra storage.  There </text:p>
            <text:p>has been many renovations completed since ownership.  Move in ready, </text:p>
            <text:p>this home is waiting for its new owner to appreciate all it has to </text:p>
            <text:p>offer!! Call today to book a showing!! </text:p>
          </table:table-cell>
        </table:table-row>
        <table:table-row table:style-name="ro9">
          <table:table-cell office:value-type="float" office:value="40" calcext:value-type="float">
            <text:p>40</text:p>
          </table:table-cell>
          <table:table-cell office:value-type="string" calcext:value-type="string">
            <text:p>261-267 CROWN ST, SAINT JOHN, New Brunswick E2L2Y2</text:p>
          </table:table-cell>
          <table:table-cell office:value-type="float" office:value="139900" calcext:value-type="float">
            <text:p>139900</text:p>
          </table:table-cell>
          <table:table-cell office:value-type="string" calcext:value-type="string">
            <text:p>SJ16239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Fourplex</text:p>
          </table:table-cell>
          <table:table-cell office:value-type="float" office:value="3025" calcext:value-type="float">
            <text:p>3025</text:p>
          </table:table-cell>
          <table:table-cell office:value-type="float" office:value="3200" calcext:value-type="float">
            <text:p>3200</text:p>
          </table:table-cell>
          <table:table-cell table:number-columns-repeated="3"/>
          <table:table-cell office:value-type="string" calcext:value-type="string">
            <text:p>Beautiful</text:p>
            <text:p> character in this 2 family home in Uptown Saint John. Both units </text:p>
            <text:p>feature 3 bedrooms, hardwood floors and tile in entry ways/bathrooms. </text:p>
            <text:p>Spacious units, each with their own laundry rooms. Plenty of updates in </text:p>
            <text:p>the past, including all new electrical in the last 10 years, new furnace</text:p>
            <text:p> and fiberglass tank, and a new front door in February 2010. New roof in</text:p>
            <text:p> 2015.Rent upstairs is $900/month, and when it was rented, vendor was </text:p>
            <text:p>getting $850 downstairs, with tenants paying their own utilities. </text:p>
            <text:p>Attached garage. Please allow 24 hours for all showings. Taxes reflect </text:p>
            <text:p>non owner occupied status. 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7-9 RITCHIE ST, SAINT JOHN, New Brunswick E2L3C2</text:p>
          </table:table-cell>
          <table:table-cell office:value-type="float" office:value="142000" calcext:value-type="float">
            <text:p>142000</text:p>
          </table:table-cell>
          <table:table-cell office:value-type="string" calcext:value-type="string">
            <text:p>SJ16315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Fourplex</text:p>
          </table:table-cell>
          <table:table-cell office:value-type="float" office:value="4004" calcext:value-type="float">
            <text:p>4004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3 - 100 PRINCE WILLIAM Street, SAINT JOHN, New Brunswick E2L2B3</text:p>
          </table:table-cell>
          <table:table-cell office:value-type="float" office:value="145900" calcext:value-type="float">
            <text:p>145900</text:p>
          </table:table-cell>
          <table:table-cell office:value-type="string" calcext:value-type="string">
            <text:p>SJ15305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1312" calcext:value-type="float">
            <text:p>1312</text:p>
          </table:table-cell>
          <table:table-cell table:number-columns-repeated="3"/>
          <table:table-cell office:value-type="string" calcext:value-type="string">
            <text:p>Are</text:p>
            <text:p> you looking for uptown living?  Would you like help paying the </text:p>
            <text:p>mortgage? Then this is the place for you!  This duplex is located on </text:p>
            <text:p>popular Germain Street and features a three bedroom unit upstairs as </text:p>
            <text:p>well as a three bedroom unit down.  Both units are currently rented.  </text:p>
            <text:p>Each unit has its own laundry. Home is in excellent condition and has </text:p>
            <text:p>had many upgrades.  It also has a driveway that will accommodate two </text:p>
            <text:p>vehicles! 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5 - 100 PRINCE WILLIAM, SAINT JOHN, New Brunswick E2L2B3</text:p>
          </table:table-cell>
          <table:table-cell office:value-type="float" office:value="147900" calcext:value-type="float">
            <text:p>147900</text:p>
          </table:table-cell>
          <table:table-cell office:value-type="string" calcext:value-type="string">
            <text:p>SJ16233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1312" calcext:value-type="float">
            <text:p>1312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9">
          <table:table-cell office:value-type="float" office:value="44" calcext:value-type="float">
            <text:p>44</text:p>
          </table:table-cell>
          <table:table-cell office:value-type="string" calcext:value-type="string">
            <text:p>66 MONTGOMERY Crescent, SAINT JOHN, New Brunswick E2K2T2</text:p>
          </table:table-cell>
          <table:table-cell office:value-type="float" office:value="149900" calcext:value-type="float">
            <text:p>149900</text:p>
          </table:table-cell>
          <table:table-cell office:value-type="string" calcext:value-type="string">
            <text:p>SJ16257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9600" calcext:value-type="float">
            <text:p>9600</text:p>
          </table:table-cell>
          <table:table-cell office:value-type="float" office:value="768" calcext:value-type="float">
            <text:p>768</text:p>
          </table:table-cell>
          <table:table-cell table:number-columns-repeated="3"/>
          <table:table-cell office:value-type="string" calcext:value-type="string">
            <text:p>Invest</text:p>
            <text:p> in Uptown Saint John. This 4 unit building is offered in a prime rental</text:p>
            <text:p> location. Owner says it's never hard to rent! Close to call centers, </text:p>
            <text:p>bus routes, grocery store, Rockwood Park and more. 2 off street parking </text:p>
            <text:p>spots, plus a garage for storage are a definite bonus. Roof shingles </text:p>
            <text:p>were done in 2001 and it has also had updates in siding, windows, </text:p>
            <text:p>electrical, furnace, plumbing and more. All units have their own </text:p>
            <text:p>washer-dryer hook ups too, which ensures easy renting. 2 - 3 bedroom </text:p>
            <text:p>units and 2 - 2 bedroom units. This is your chance to put your </text:p>
            <text:p>investment money to work! Rents are: $750, $850, $850, $650 mth. </text:p>
          </table:table-cell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170 BRITTAIN Street, SAINT JOHN, New Brunswick E2K5K2</text:p>
          </table:table-cell>
          <table:table-cell office:value-type="float" office:value="149900" calcext:value-type="float">
            <text:p>149900</text:p>
          </table:table-cell>
          <table:table-cell office:value-type="string" calcext:value-type="string">
            <text:p>SJ16149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4004" calcext:value-type="float">
            <text:p>4004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office:value-type="string" calcext:value-type="string">
            <text:p>This</text:p>
            <text:p> well maintained two family would be perfect for owner occupancy! Main </text:p>
            <text:p>floor has just had tens of thousands of dollars in upgrades. Custom </text:p>
            <text:p>kitchen cabinets with breakfast bar &amp; dishwasher. 2 Good size </text:p>
            <text:p>bedrooms, lots of character &amp; hardwood floors throughout. Large </text:p>
            <text:p>laundry room and access to deck &amp; backyard. This unit rents for 1100</text:p>
            <text:p> heat &amp; lights included. Upstairs offers 3bdr's, gleaming hardwood </text:p>
            <text:p>floors. Updated windows throughout!! 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314 PRINCESS Street, SAINT JOHN, New Brunswick E2L1L5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J16054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4004" calcext:value-type="float">
            <text:p>4004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30-32 CEDAR GROVE CRES, SAINT JOHN, New Brunswick E2K4G6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J16426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2884" calcext:value-type="float">
            <text:p>2884</text:p>
          </table:table-cell>
          <table:table-cell office:value-type="float" office:value="2150" calcext:value-type="float">
            <text:p>2150</text:p>
          </table:table-cell>
          <table:table-cell table:number-columns-repeated="3"/>
          <table:table-cell office:value-type="string" calcext:value-type="string">
            <text:p>This</text:p>
            <text:p> is a beautiful 3-family, nice backyard, some off street parking and has</text:p>
            <text:p> a nice newer deck! extensive updates, brandnew plumbing, electrical and</text:p>
            <text:p> insulation, electric heat, plenty of character, affordable and has nice</text:p>
            <text:p> rental units! High ceilings, French doors, ornate fireplaces, hardwood </text:p>
            <text:p>floors and is situated in a quiet neighborhood located close to Crown </text:p>
            <text:p>street, for easy access to everything. Plumbing, kitchen, baths, window </text:p>
            <text:p>&amp; more, have been renovated! Ideal for owner occupied! Rents are </text:p>
            <text:p>$495, $765, and $900. Total rental income - $25,920, water/sewer - </text:p>
            <text:p>$1100, electricity - $2630, insurance - $1953, taxes - $2568, approx. </text:p>
            <text:p>expenses - $8251, approx. net income - $17,669. Well worth a look! 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30-32 CEDAR GROVE CRES, SAINT JOHN, New Brunswick E2K4G6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J16426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2884" calcext:value-type="float">
            <text:p>2884</text:p>
          </table:table-cell>
          <table:table-cell office:value-type="float" office:value="2150" calcext:value-type="float">
            <text:p>215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3 SECOND Street, SAINT JOHN, New Brunswick E2K3L3</text:p>
          </table:table-cell>
          <table:table-cell office:value-type="float" office:value="159000" calcext:value-type="float">
            <text:p>159000</text:p>
          </table:table-cell>
          <table:table-cell office:value-type="string" calcext:value-type="string">
            <text:p>SJ16291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Fourplex</text:p>
          </table:table-cell>
          <table:table-cell office:value-type="float" office:value="4004" calcext:value-type="float">
            <text:p>4004</text:p>
          </table:table-cell>
          <table:table-cell office:value-type="float" office:value="3600" calcext:value-type="float">
            <text:p>3600</text:p>
          </table:table-cell>
          <table:table-cell table:number-columns-repeated="3"/>
          <table:table-cell office:value-type="string" calcext:value-type="string">
            <text:p>Welcome</text:p>
            <text:p> to Cedar Grove, great opportunity to own an income 2 family property in</text:p>
            <text:p> the heart of Saint John. Wonderful overall condition, each unit has 2 </text:p>
            <text:p>bedrooms, one bath, eat-in kitchen, and living room. Laundry hookups are</text:p>
            <text:p> available. Both units are currently occupied with rents at $700/month </text:p>
            <text:p>heat included. Each unit has a back entrance with a deck to BBQ and </text:p>
            <text:p>enjoy a relaxing afternoon/evening. The building is well cared for and a</text:p>
            <text:p> pleasure to show. 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77 CRANSTON Avenue, SAINT <text:s/>JOHN, New Brunswick E2K3M7</text:p>
          </table:table-cell>
          <table:table-cell office:value-type="float" office:value="159750" calcext:value-type="float">
            <text:p>159750</text:p>
          </table:table-cell>
          <table:table-cell office:value-type="string" calcext:value-type="string">
            <text:p>SJ16400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9117" calcext:value-type="float">
            <text:p>9117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104 - 20 KING GEORGE Court, SAINT JOHN, New Brunswick E2K1B2</text:p>
          </table:table-cell>
          <table:table-cell office:value-type="float" office:value="159900" calcext:value-type="float">
            <text:p>159900</text:p>
          </table:table-cell>
          <table:table-cell office:value-type="string" calcext:value-type="string">
            <text:p>SJ16502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table:number-columns-repeated="3"/>
          <table:table-cell office:value-type="string" calcext:value-type="string">
            <text:p>Welcome</text:p>
            <text:p> to Cedar Grove, great opportunity to own an income 2 family property in</text:p>
            <text:p> the heart of Saint John. Wonderful overall condition, each unit has 2 </text:p>
            <text:p>bedrooms, one bath, eat-in kitchen, and living room. Laundry hookups are</text:p>
            <text:p> available. Both units are currently occupied with rents at $700/month </text:p>
            <text:p>heat included. Each unit has a back entrance with a deck to BBQ and </text:p>
            <text:p>enjoy a relaxing afternoon/evening. The building is well cared for and a</text:p>
            <text:p> pleasure to show. 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142 DUKE Street, SAINT JOHN, New Brunswick E2L1N6</text:p>
          </table:table-cell>
          <table:table-cell office:value-type="float" office:value="159900" calcext:value-type="float">
            <text:p>159900</text:p>
          </table:table-cell>
          <table:table-cell office:value-type="string" calcext:value-type="string">
            <text:p>SJ15345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2604" calcext:value-type="float">
            <text:p>2604</text:p>
          </table:table-cell>
          <table:table-cell office:value-type="float" office:value="2392" calcext:value-type="float">
            <text:p>2392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8">
          <table:table-cell office:value-type="float" office:value="53" calcext:value-type="float">
            <text:p>53</text:p>
          </table:table-cell>
          <table:table-cell office:value-type="string" calcext:value-type="string">
            <text:p>142 DUKE Street, SAINT JOHN, New Brunswick E2L1N6</text:p>
          </table:table-cell>
          <table:table-cell office:value-type="float" office:value="159900" calcext:value-type="float">
            <text:p>159900</text:p>
          </table:table-cell>
          <table:table-cell office:value-type="string" calcext:value-type="string">
            <text:p>SJ15345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2604" calcext:value-type="float">
            <text:p>2604</text:p>
          </table:table-cell>
          <table:table-cell office:value-type="float" office:value="2392" calcext:value-type="float">
            <text:p>2392</text:p>
          </table:table-cell>
          <table:table-cell table:number-columns-repeated="3"/>
          <table:table-cell office:value-type="string" calcext:value-type="string">
            <text:p>This</text:p>
            <text:p> nicely updated 4 unit building is very well maintained and shows quite </text:p>
            <text:p>well. New fire escape at rear and each unit has two bedrooms, hardwood </text:p>
            <text:p>floors, washer and dryer hookups and off street parking. There are </text:p>
            <text:p>French doors, claw-foot tubs and the building is in a great location. </text:p>
            <text:p>The building offers all of the items that renters are looking for. The </text:p>
            <text:p>insulated basement is clean and has high ceilings, which makes for good </text:p>
            <text:p>storage (possible extra income) and workshop. This building ticks all of</text:p>
            <text:p> the boxes. </text:p>
          </table:table-cell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108 CARMARTHEN Street, SAINT JOHN, New Brunswick E2L2N8</text:p>
          </table:table-cell>
          <table:table-cell office:value-type="float" office:value="162500" calcext:value-type="float">
            <text:p>162500</text:p>
          </table:table-cell>
          <table:table-cell office:value-type="string" calcext:value-type="string">
            <text:p>SJ16345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Fourplex</text:p>
          </table:table-cell>
          <table:table-cell office:value-type="float" office:value="1873" calcext:value-type="float">
            <text:p>1873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office:value-type="string" calcext:value-type="string">
            <text:p>This</text:p>
            <text:p> is a great investment building located uptown and has plenty of </text:p>
            <text:p>character &amp; charm. Plenty of upgrades, this brick building has two 2</text:p>
            <text:p> bdrm apts and two 1 bdrm apts. Rents are $575, $650, $675, and $975. </text:p>
            <text:p>Total rental income - $34,500, Insurance - $1428, Taxes - $8768 (which </text:p>
            <text:p>reflect non-owner occupied), Water/Sewer - $972, Heat - $4068 and Energy</text:p>
            <text:p> - $1908. Approx. expenses - $14,590. Approx. net income - $19,910. This</text:p>
            <text:p> is a great building that is well worth a look! 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77 MECKLENBURG Street, SAINT JOHN, New Brunswick E2L1P9</text:p>
          </table:table-cell>
          <table:table-cell office:value-type="float" office:value="164900" calcext:value-type="float">
            <text:p>164900</text:p>
          </table:table-cell>
          <table:table-cell office:value-type="string" calcext:value-type="string">
            <text:p>SJ16240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4994" calcext:value-type="float">
            <text:p>4994</text:p>
          </table:table-cell>
          <table:table-cell office:value-type="float" office:value="1608" calcext:value-type="float">
            <text:p>1608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8">
          <table:table-cell office:value-type="float" office:value="56" calcext:value-type="float">
            <text:p>56</text:p>
          </table:table-cell>
          <table:table-cell office:value-type="string" calcext:value-type="string">
            <text:p>5 HOSPITAL, SAINT JOHN, New Brunswick E2L0E6</text:p>
          </table:table-cell>
          <table:table-cell office:value-type="float" office:value="164900" calcext:value-type="float">
            <text:p>164900</text:p>
          </table:table-cell>
          <table:table-cell office:value-type="string" calcext:value-type="string">
            <text:p>SJ16215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1" calcext:value-type="float">
            <text:p>1</text:p>
          </table:table-cell>
          <table:table-cell office:value-type="float" office:value="2190" calcext:value-type="float">
            <text:p>2190</text:p>
          </table:table-cell>
          <table:table-cell table:number-columns-repeated="3"/>
          <table:table-cell office:value-type="string" calcext:value-type="string">
            <text:p>GREAT</text:p>
            <text:p> DUPLEX UPTOWN! Prepare to be WOW'ed from the curb appeal to the </text:p>
            <text:p>beautiful entry way to the balcony with a bay view!  The owners unit </text:p>
            <text:p>features 2 bedrooms, a lovely oak kitchen, and spacious living room.  </text:p>
            <text:p>Rental units brings in $900/month (currently occupied by long term </text:p>
            <text:p>tenant) and also features a spacious living room and 2 bedrooms.  Don't </text:p>
            <text:p>worry about the winter, this property offers off-street parking!  Enjoy </text:p>
            <text:p>your summer in your private backyard or on your beautiful deck.  Call </text:p>
            <text:p>for your private viewing today! 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15 CEDAR GROVE Crescent, SAINT JOHN, New Brunswick E2K4G5</text:p>
          </table:table-cell>
          <table:table-cell office:value-type="float" office:value="165000" calcext:value-type="float">
            <text:p>165000</text:p>
          </table:table-cell>
          <table:table-cell office:value-type="string" calcext:value-type="string">
            <text:p>SJ16331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4895" calcext:value-type="float">
            <text:p>4895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65 ELLIOTT ROW, SAINT JOHN, New Brunswick E2L1C5</text:p>
          </table:table-cell>
          <table:table-cell office:value-type="float" office:value="169000" calcext:value-type="float">
            <text:p>169000</text:p>
          </table:table-cell>
          <table:table-cell office:value-type="string" calcext:value-type="string">
            <text:p>SJ16289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5005" calcext:value-type="float">
            <text:p>5005</text:p>
          </table:table-cell>
          <table:table-cell office:value-type="float" office:value="4400" calcext:value-type="float">
            <text:p>4400</text:p>
          </table:table-cell>
          <table:table-cell table:number-columns-repeated="3"/>
          <table:table-cell office:value-type="string" calcext:value-type="string">
            <text:p>Almost new, contemporary design, 3 level condo townhouse. Over 2,100 sq ft. Walking distance to everything. 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57 ST. JAMES Street, SAINT JOHN, New Brunswick E2L1V5</text:p>
          </table:table-cell>
          <table:table-cell office:value-type="float" office:value="169000" calcext:value-type="float">
            <text:p>169000</text:p>
          </table:table-cell>
          <table:table-cell office:value-type="string" calcext:value-type="string">
            <text:p>SJ16501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3153" calcext:value-type="float">
            <text:p>3153</text:p>
          </table:table-cell>
          <table:table-cell office:value-type="float" office:value="848" calcext:value-type="float">
            <text:p>848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14 CURRIE Avenue, SAINT JOHN, New Brunswick E2K3A6</text:p>
          </table:table-cell>
          <table:table-cell office:value-type="float" office:value="169900" calcext:value-type="float">
            <text:p>169900</text:p>
          </table:table-cell>
          <table:table-cell office:value-type="string" calcext:value-type="string">
            <text:p>SJ16465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5005" calcext:value-type="float">
            <text:p>5005</text:p>
          </table:table-cell>
          <table:table-cell office:value-type="float" office:value="1710" calcext:value-type="float">
            <text:p>1710</text:p>
          </table:table-cell>
          <table:table-cell table:number-columns-repeated="3"/>
          <table:table-cell office:value-type="string" calcext:value-type="string">
            <text:p>Welcome</text:p>
            <text:p> to 15 Cedar Grove,what a great 3 unit.Many updates and low maintenance </text:p>
            <text:p>building.Roof covering,windows,doors and siding all done in fall of </text:p>
            <text:p>2015.Unit # 1 - $700,unit # 2 - $725,unit # 3 - $585 with heat included </text:p>
            <text:p>only.New fiberglass oil tank in 2015. Great location and very well </text:p>
            <text:p>looked after,don't miss out. 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114 LEINSTER Street, SAINT JOHN, New Brunswick E2L1J3</text:p>
          </table:table-cell>
          <table:table-cell office:value-type="float" office:value="171900" calcext:value-type="float">
            <text:p>171900</text:p>
          </table:table-cell>
          <table:table-cell office:value-type="string" calcext:value-type="string">
            <text:p>SJ16152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5038" calcext:value-type="float">
            <text:p>5038</text:p>
          </table:table-cell>
          <table:table-cell office:value-type="float" office:value="1555" calcext:value-type="float">
            <text:p>1555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8">
          <table:table-cell office:value-type="float" office:value="62" calcext:value-type="float">
            <text:p>62</text:p>
          </table:table-cell>
          <table:table-cell office:value-type="string" calcext:value-type="string">
            <text:p>7 HOSPITAL Lane, SAINT JOHN, New Brunswick E2L0E6</text:p>
          </table:table-cell>
          <table:table-cell office:value-type="float" office:value="179900" calcext:value-type="float">
            <text:p>179900</text:p>
          </table:table-cell>
          <table:table-cell office:value-type="string" calcext:value-type="string">
            <text:p>SJ16151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1460" calcext:value-type="float">
            <text:p>1460</text:p>
          </table:table-cell>
          <table:table-cell table:number-columns-repeated="3"/>
          <table:table-cell office:value-type="string" calcext:value-type="string">
            <text:p>Excellent</text:p>
            <text:p> investment opportunity in uptown Saint John. This triplex has had </text:p>
            <text:p>extensive renovations and offers large, spacious units with laundry, 3 </text:p>
            <text:p>off-street parking spaces and incredible views. The apartments have </text:p>
            <text:p>character galore with hardwood floors, crown moulding, and ornate fire </text:p>
            <text:p>places of yesteryear, but with today's modern touches. This property </text:p>
            <text:p>would be ideal for owner occupied or as a solid investment opportunity. </text:p>
            <text:p>All of the major work has been done. Located within walking distance of </text:p>
            <text:p>all the city's finest amenities. </text:p>
          </table:table-cell>
        </table:table-row>
        <table:table-row table:style-name="ro13">
          <table:table-cell office:value-type="float" office:value="63" calcext:value-type="float">
            <text:p>63</text:p>
          </table:table-cell>
          <table:table-cell office:value-type="string" calcext:value-type="string">
            <text:p>183-185 QUEEN ST, SAINT JOHN, New Brunswick E2L1M6</text:p>
          </table:table-cell>
          <table:table-cell office:value-type="float" office:value="199900" calcext:value-type="float">
            <text:p>199900</text:p>
          </table:table-cell>
          <table:table-cell office:value-type="string" calcext:value-type="string">
            <text:p>SJ16361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Duplex</text:p>
          </table:table-cell>
          <table:table-cell office:value-type="float" office:value="4076" calcext:value-type="float">
            <text:p>4076</text:p>
          </table:table-cell>
          <table:table-cell office:value-type="float" office:value="3100" calcext:value-type="float">
            <text:p>3100</text:p>
          </table:table-cell>
          <table:table-cell table:number-columns-repeated="3"/>
          <table:table-cell office:value-type="string" calcext:value-type="string">
            <text:p>This</text:p>
            <text:p> property is a solid investment. The 2 unit apartment building has a </text:p>
            <text:p>strong cap rate with numbers that would indicate a strong monthly </text:p>
            <text:p>surplus. Over the past few years there have been many updates completed </text:p>
            <text:p>including 2 mini split heat pumps with 3 heads, insulation blown in the </text:p>
            <text:p>attic, spray foam insulation done in all exterior walls, spray </text:p>
            <text:p>insulation basement, both bathrooms renovated, new front door, new </text:p>
            <text:p>kitchen flooring. Fully furnished up, with kitchen laundry, 4 bedrooms </text:p>
            <text:p>and some with updated kitchen. Laundry hookups on both floors. Off </text:p>
            <text:p>street parking.  NOTE - Taxes reflect non owner occupied.  All </text:p>
            <text:p>information to be confirmed by purchaser prior to closing. 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94 QUEEN Street, SAINT JOHN, New Brunswick E2L1S4</text:p>
          </table:table-cell>
          <table:table-cell office:value-type="float" office:value="199900" calcext:value-type="float">
            <text:p>199900</text:p>
          </table:table-cell>
          <table:table-cell office:value-type="string" calcext:value-type="string">
            <text:p>SJ16281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2530" calcext:value-type="float">
            <text:p>2530</text:p>
          </table:table-cell>
          <table:table-cell office:value-type="float" office:value="1700" calcext:value-type="float">
            <text:p>17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1">
          <table:table-cell office:value-type="float" office:value="65" calcext:value-type="float">
            <text:p>65</text:p>
          </table:table-cell>
          <table:table-cell office:value-type="string" calcext:value-type="string">
            <text:p>130 PRINCESS Street, SAINT JOHN, New Brunswick E2L1K7</text:p>
          </table:table-cell>
          <table:table-cell office:value-type="float" office:value="209000" calcext:value-type="float">
            <text:p>209000</text:p>
          </table:table-cell>
          <table:table-cell office:value-type="string" calcext:value-type="string">
            <text:p>SJ16283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3121" calcext:value-type="float">
            <text:p>3121</text:p>
          </table:table-cell>
          <table:table-cell office:value-type="float" office:value="3200" calcext:value-type="float">
            <text:p>3200</text:p>
          </table:table-cell>
          <table:table-cell table:number-columns-repeated="3"/>
          <table:table-cell office:value-type="string" calcext:value-type="string">
            <text:p>Contemporary</text:p>
            <text:p> 3 level end unit townhouse with garage, garden, and decks. Views of Bay</text:p>
            <text:p> of Fundy and very near Queen Square.This bright and spacious UPTOWN </text:p>
            <text:p>home has a woodstove in the living room and very easy to heat.A large </text:p>
            <text:p>family room with adjacent 2 pce bath on the lower level has walk-out to a</text:p>
            <text:p> nice south facing patio overlooking beautiful lawn and mature greenery.</text:p>
            <text:p> This family room easily converts to a bedroom, guest room, or </text:p>
            <text:p>supplemental income space. Upstairs, the master room is over-sized, with</text:p>
            <text:p> a reading nook, walk-in closet and its own entry to the main bath. The </text:p>
            <text:p>second bedroom is large with double closet and plenty of sun. The </text:p>
            <text:p>laundry in this home is located just where it should be, on the top </text:p>
            <text:p>floor between the bedrooms.The roof shingles replaced in 2015; fresh </text:p>
            <text:p>flooring in the lower level, hardwood floors in the open concept </text:p>
            <text:p>living/dining room. Surrounded by parklike gardens.Extra off street </text:p>
            <text:p>parking in the side driveway. Hard to beat this one for location, </text:p>
            <text:p>convenience and price. 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35 SAINT PETERS Court, SAINT JOHN, New Brunswick E2K5N4</text:p>
          </table:table-cell>
          <table:table-cell office:value-type="float" office:value="209000" calcext:value-type="float">
            <text:p>209000</text:p>
          </table:table-cell>
          <table:table-cell office:value-type="string" calcext:value-type="string">
            <text:p>SJ163360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7007" calcext:value-type="float">
            <text:p>7007</text:p>
          </table:table-cell>
          <table:table-cell office:value-type="float" office:value="1104" calcext:value-type="float">
            <text:p>1104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2">
          <table:table-cell office:value-type="float" office:value="67" calcext:value-type="float">
            <text:p>67</text:p>
          </table:table-cell>
          <table:table-cell office:value-type="string" calcext:value-type="string">
            <text:p>107-109 BROAD ST, SAINT JOHN, New Brunswick E2L1Y7</text:p>
          </table:table-cell>
          <table:table-cell office:value-type="float" office:value="214900" calcext:value-type="float">
            <text:p>214900</text:p>
          </table:table-cell>
          <table:table-cell office:value-type="string" calcext:value-type="string">
            <text:p>SJ16105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6781" calcext:value-type="float">
            <text:p>6781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string" calcext:value-type="string">
            <text:p>Uptown</text:p>
            <text:p> living at its finest! Welcome to this spectacular and stunning circa </text:p>
            <text:p>1900 Queen Anne Revival home. The street façade has original </text:p>
            <text:p>architectural detail, including ornate cornice, decorative frieze band, </text:p>
            <text:p>dentils, brackets, and wood shingles. This uptown home ha an incredible 4</text:p>
            <text:p> bedrooms and 2 baths owner's unit, garage, off-street parking, and 2 </text:p>
            <text:p>additional apartments. The home embraces you with its elegance, fabulous</text:p>
            <text:p> fireplaces, stained glass windows, beautifully maintained trim, </text:p>
            <text:p>hardwood floors, staircase, ornate ceilings, and raised panel walls. The</text:p>
            <text:p> front foyer is like a gallery, showcasing magnificent period </text:p>
            <text:p>craftsmanship. Your friends or clients won't have any problem being left</text:p>
            <text:p> in this foyer waiting. In fact, they may request to be left there. This</text:p>
            <text:p> is an ideal home/business location. 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12 CATHEDRAL Lane, SAINT JOHN, New Brunswick E2L0E7</text:p>
          </table:table-cell>
          <table:table-cell office:value-type="float" office:value="215000" calcext:value-type="float">
            <text:p>215000</text:p>
          </table:table-cell>
          <table:table-cell office:value-type="string" calcext:value-type="string">
            <text:p>SJ15436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238-242 PRINCESS ST, SAINT JOHN, New Brunswick E2L1L1</text:p>
          </table:table-cell>
          <table:table-cell office:value-type="float" office:value="220200" calcext:value-type="float">
            <text:p>220200</text:p>
          </table:table-cell>
          <table:table-cell office:value-type="string" calcext:value-type="string">
            <text:p>SJ164444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Fourplex</text:p>
          </table:table-cell>
          <table:table-cell office:value-type="float" office:value="4801" calcext:value-type="float">
            <text:p>4801</text:p>
          </table:table-cell>
          <table:table-cell office:value-type="float" office:value="3600" calcext:value-type="float">
            <text:p>3600</text:p>
          </table:table-cell>
          <table:table-cell table:number-columns-repeated="3"/>
          <table:table-cell office:value-type="string" calcext:value-type="string">
            <text:p>Three</text:p>
            <text:p> bedroom garden home, with deck, on extra large lot. Privacy and a nice </text:p>
            <text:p>view. Basement is finished with bedroom, family room, full bathroom, and</text:p>
            <text:p> large storage area. Lots of windows allows plenty of light in all day </text:p>
            <text:p>long. 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11 CAMERON Court, SAINT JOHN, New Brunswick E2K5M4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SJ16187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Garden Home</text:p>
          </table:table-cell>
          <table:table-cell office:value-type="float" office:value="4639" calcext:value-type="float">
            <text:p>4639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8">
          <table:table-cell office:value-type="float" office:value="71" calcext:value-type="float">
            <text:p>71</text:p>
          </table:table-cell>
          <table:table-cell office:value-type="string" calcext:value-type="string">
            <text:p>201 - 243 PRINCE WILLIAM Street, SAINT JOHN, New Brunswick E2L0C6</text:p>
          </table:table-cell>
          <table:table-cell office:value-type="float" office:value="229000" calcext:value-type="float">
            <text:p>229000</text:p>
          </table:table-cell>
          <table:table-cell office:value-type="string" calcext:value-type="string">
            <text:p>SJ15175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his</text:p>
            <text:p> is a spacious 3-family that has many updates! Beautiful large units </text:p>
            <text:p>that rent for $850, $850 and $1050. Additional $3600 income from renting</text:p>
            <text:p> storage space. Total income - $36,600. Each unit is 3 bdrms, hardwood </text:p>
            <text:p>&amp; ceramic floors, off street parking, on bus route, and shows very </text:p>
            <text:p>well! Plenty of character &amp; charm, laundry hook-ups in each unit and</text:p>
            <text:p> is ideal for owner occupied! Insurance - $2760, Heat - $10,000, Taxes -</text:p>
            <text:p> $6592 (non-owner occupied), Electricity - $1500, and Water/Sewer - </text:p>
            <text:p>$3672. Approx. expenses - $24,524, Approx. net income - $12,076.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09 - 243 PRINCE WILLIAM Street, SAINT JOHN, New Brunswick E2L0C6</text:p>
          </table:table-cell>
          <table:table-cell office:value-type="float" office:value="234000" calcext:value-type="float">
            <text:p>234000</text:p>
          </table:table-cell>
          <table:table-cell office:value-type="string" calcext:value-type="string">
            <text:p>SJ15175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table:number-columns-repeated="3"/>
          <table:table-cell office:value-type="string" calcext:value-type="string">
            <text:p>Better</text:p>
            <text:p> than new, no HST, and all brand new appliances. Large wrap around deck </text:p>
            <text:p>on this corner unit with beautiful harbour view. Looking to downsize or </text:p>
            <text:p>high-end living without the maintenance? This is the perfect property </text:p>
            <text:p>for you. Enjoy the fitness centre, heated underground parking, community</text:p>
            <text:p> room, and guest suite. Walking distance to all uptown restaurants, </text:p>
            <text:p>boardwalk, and City Market. 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5 CAMERON Court, SAINT JOHN, New Brunswick E2K5M4</text:p>
          </table:table-cell>
          <table:table-cell office:value-type="float" office:value="249000" calcext:value-type="float">
            <text:p>249000</text:p>
          </table:table-cell>
          <table:table-cell office:value-type="string" calcext:value-type="string">
            <text:p>SJ16202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4467" calcext:value-type="float">
            <text:p>4467</text:p>
          </table:table-cell>
          <table:table-cell office:value-type="float" office:value="1595" calcext:value-type="float">
            <text:p>1595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9">
          <table:table-cell office:value-type="float" office:value="74" calcext:value-type="float">
            <text:p>74</text:p>
          </table:table-cell>
          <table:table-cell office:value-type="string" calcext:value-type="string">
            <text:p>166 OSBORNE Avenue, SAINT JOHN, New Brunswick E2K3J9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SJ16197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2874" calcext:value-type="float">
            <text:p>2874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office:value-type="string" calcext:value-type="string">
            <text:p>UPSCALE</text:p>
            <text:p> 2-STOREY TOWNHOUSE WITH SAINT JOHN HARBOUR AND CITY VIEWS. Main floor </text:p>
            <text:p>features large foyer, 2pcs bathroom, open concept kitchen, living and </text:p>
            <text:p>dining room with access to a large balcony overlooking Saint John city </text:p>
            <text:p>and Harbour. Upper level 3 spacious bedroom, 3 pcs bath and laundry </text:p>
            <text:p>room. Lower level is fully finished. A huge family room with walkout </text:p>
            <text:p>door access to a backyard with harbour and city skyline views, plus a </text:p>
            <text:p>full bath and storage. Attached heated garage &amp; paved driveway. </text:p>
            <text:p>Walking distance to city centre and very close to University, hospital </text:p>
            <text:p>and YMCA. 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98 WENTWORTH Street, SAINT JOHN, New Brunswick E2L2S4</text:p>
          </table:table-cell>
          <table:table-cell office:value-type="float" office:value="259000" calcext:value-type="float">
            <text:p>259000</text:p>
          </table:table-cell>
          <table:table-cell office:value-type="string" calcext:value-type="string">
            <text:p>SJ16280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4004" calcext:value-type="float">
            <text:p>4004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3">
          <table:table-cell office:value-type="float" office:value="76" calcext:value-type="float">
            <text:p>76</text:p>
          </table:table-cell>
          <table:table-cell office:value-type="string" calcext:value-type="string">
            <text:p>507 - 243 PRINCE WILLIAM Street, SAINT JOHN, New Brunswick E2L0C6</text:p>
          </table:table-cell>
          <table:table-cell office:value-type="float" office:value="269900" calcext:value-type="float">
            <text:p>269900</text:p>
          </table:table-cell>
          <table:table-cell office:value-type="string" calcext:value-type="string">
            <text:p>SJ16339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835" calcext:value-type="float">
            <text:p>835</text:p>
          </table:table-cell>
          <table:table-cell table:number-columns-repeated="3"/>
          <table:table-cell office:value-type="string" calcext:value-type="string">
            <text:p>You</text:p>
            <text:p> will be proud to call this conveniently located town house your home. </text:p>
            <text:p>The main floor has an open concept great room and kitchen with granite </text:p>
            <text:p>counter tops. A bedroom, full bath and laundry complete this level. The </text:p>
            <text:p>top level boasts a master bedroom suite with a walk in closet and </text:p>
            <text:p>awesome full bath with a jet tub and separate ceramic shower. Gorgeous </text:p>
            <text:p>cherry wood floors and ceramic tile are on the main and master levels. </text:p>
            <text:p>The lower level is bright and fully finished and has a huge media / </text:p>
            <text:p>family room with a walk out to a 16 x 16 deck. This room could easily be</text:p>
            <text:p> divided to add a third bedroom . A full bath and storage room complete </text:p>
            <text:p>the lower level.   NO CONDO FEES. Taxes reflect non owner occupied. 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02 - 65 SMYTHE Street, SAINT JOHN, New Brunswick E2L0A1</text:p>
          </table:table-cell>
          <table:table-cell office:value-type="float" office:value="275000" calcext:value-type="float">
            <text:p>275000</text:p>
          </table:table-cell>
          <table:table-cell office:value-type="string" calcext:value-type="string">
            <text:p>SJ16443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1081" calcext:value-type="float">
            <text:p>1081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9 HARBOUR Terrace, SAINT JOHN, New Brunswick E2K5S8</text:p>
          </table:table-cell>
          <table:table-cell office:value-type="float" office:value="279900" calcext:value-type="float">
            <text:p>279900</text:p>
          </table:table-cell>
          <table:table-cell office:value-type="string" calcext:value-type="string">
            <text:p>SJ161358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3164" calcext:value-type="float">
            <text:p>3164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office:value-type="string" calcext:value-type="string">
            <text:p>Handsome</text:p>
            <text:p> Victorian red brick, three unit. Ideal for owner occupancy; beautiful 2</text:p>
            <text:p> bedrooms on main floor with great kitchen and spectacular Victorian </text:p>
            <text:p>architectural details. Off street parking, deck, garage. Additional 2 </text:p>
            <text:p>income units on 2nd and 3rd floors make this a very affordable home. </text:p>
            <text:p>Full basement with tall ceilings has plenty of potential for additional </text:p>
            <text:p>loving, hobby, or storage. 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54 PRINCE WILLIAM Street, SAINT JOHN, New Brunswick E2L2C1</text:p>
          </table:table-cell>
          <table:table-cell office:value-type="float" office:value="284900" calcext:value-type="float">
            <text:p>284900</text:p>
          </table:table-cell>
          <table:table-cell office:value-type="string" calcext:value-type="string">
            <text:p>SJ16063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1668" calcext:value-type="float">
            <text:p>1668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3">
          <table:table-cell office:value-type="float" office:value="80" calcext:value-type="float">
            <text:p>80</text:p>
          </table:table-cell>
          <table:table-cell office:value-type="string" calcext:value-type="string">
            <text:p>302 - 2 UNION Street, SAINT JOHN, New Brunswick E2L5A7</text:p>
          </table:table-cell>
          <table:table-cell office:value-type="float" office:value="295000" calcext:value-type="float">
            <text:p>295000</text:p>
          </table:table-cell>
          <table:table-cell office:value-type="string" calcext:value-type="string">
            <text:p>SJ16354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table:number-columns-repeated="3"/>
          <table:table-cell office:value-type="string" calcext:value-type="string">
            <text:p>Need</text:p>
            <text:p> a lifestyle change? Enjoy this 2 bedroom condo, located in the </text:p>
            <text:p>Harbourfront building, part of Saint John's newest landscape. Enjoy all </text:p>
            <text:p>the convenience of uptown living. This unit has a custom floor plan, all</text:p>
            <text:p> wood flooring, customised lighting, tasteful paint colours, crown </text:p>
            <text:p>molding, granite counter top with backsplash and extra large balcony </text:p>
            <text:p>with composite decking. Great place for coffee with the morning sun and </text:p>
            <text:p>view of the Harbour. Unit includes stainless steel appliances, </text:p>
            <text:p>underground heated parking space, storage and storage unit. Condo </text:p>
            <text:p>building offers in-house gym, community room and a guest suite. Condo </text:p>
            <text:p>fees are $417.50/month. </text:p>
          </table:table-cell>
        </table:table-row>
        <table:table-row table:style-name="ro13">
          <table:table-cell office:value-type="float" office:value="81" calcext:value-type="float">
            <text:p>81</text:p>
          </table:table-cell>
          <table:table-cell office:value-type="string" calcext:value-type="string">
            <text:p>293 PRINCESS Street, SAINT JOHN, New Brunswick E2E5H9</text:p>
          </table:table-cell>
          <table:table-cell office:value-type="float" office:value="299500" calcext:value-type="float">
            <text:p>299500</text:p>
          </table:table-cell>
          <table:table-cell office:value-type="string" calcext:value-type="string">
            <text:p>SJ16356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Fourplex</text:p>
          </table:table-cell>
          <table:table-cell office:value-type="float" office:value="4714" calcext:value-type="float">
            <text:p>4714</text:p>
          </table:table-cell>
          <table:table-cell office:value-type="float" office:value="3500" calcext:value-type="float">
            <text:p>3500</text:p>
          </table:table-cell>
          <table:table-cell table:number-columns-repeated="3"/>
          <table:table-cell office:value-type="string" calcext:value-type="string">
            <text:p>You</text:p>
            <text:p> will not be disappointed when you enter through the front foyer doors </text:p>
            <text:p>to view this exceptional investment property!! Extensive upgrades </text:p>
            <text:p>throughout, including windows, electrical, dual heating system (propane </text:p>
            <text:p>or natural gas), exterior facade just completed. All units show very </text:p>
            <text:p>well. This well maintained property has an annual income of $44,690, </text:p>
            <text:p>expenses $24,516. Character galore &amp; tens of thousands spent on </text:p>
            <text:p>upgrades. Gorgeous private courtyard. Some off street parking, single </text:p>
            <text:p>car garage, laundry room with coin operated washer &amp; dryer. Minimum </text:p>
            <text:p>24 hours required to view. Make your investment decision today, call for</text:p>
            <text:p> more details. 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194 PRINCESS Street, SAINT JOHN, New Brunswick E2L1K9</text:p>
          </table:table-cell>
          <table:table-cell office:value-type="float" office:value="309900" calcext:value-type="float">
            <text:p>309900</text:p>
          </table:table-cell>
          <table:table-cell office:value-type="string" calcext:value-type="string">
            <text:p>SJ164475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4080" calcext:value-type="float">
            <text:p>4080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4">
          <table:table-cell office:value-type="float" office:value="83" calcext:value-type="float">
            <text:p>83</text:p>
          </table:table-cell>
          <table:table-cell office:value-type="string" calcext:value-type="string">
            <text:p>212 GERMAIN Street, SAINT JOHN, New Brunswick E2L2G4</text:p>
          </table:table-cell>
          <table:table-cell office:value-type="float" office:value="325000" calcext:value-type="float">
            <text:p>325000</text:p>
          </table:table-cell>
          <table:table-cell office:value-type="string" calcext:value-type="string">
            <text:p>SJ161129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Row / Townhouse</text:p>
          </table:table-cell>
          <table:table-cell office:value-type="float" office:value="5005" calcext:value-type="float">
            <text:p>5005</text:p>
          </table:table-cell>
          <table:table-cell office:value-type="float" office:value="3066" calcext:value-type="float">
            <text:p>3066</text:p>
          </table:table-cell>
          <table:table-cell table:number-columns-repeated="3"/>
          <table:table-cell office:value-type="string" calcext:value-type="string">
            <text:p>End</text:p>
            <text:p> unit row house. Three units, one unit is 2 storey. Off street parking. </text:p>
            <text:p>Great rental area, walk to new Irving Oil HQ.Rents are $1400, $1100, and</text:p>
            <text:p> $750. 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9 QUEEN Street, SAINT JOHN, New Brunswick E2L1S9</text:p>
          </table:table-cell>
          <table:table-cell office:value-type="float" office:value="349000" calcext:value-type="float">
            <text:p>349000</text:p>
          </table:table-cell>
          <table:table-cell office:value-type="string" calcext:value-type="string">
            <text:p>SJ164241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8008" calcext:value-type="float">
            <text:p>8008</text:p>
          </table:table-cell>
          <table:table-cell office:value-type="float" office:value="3700" calcext:value-type="float">
            <text:p>370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2">
          <table:table-cell office:value-type="float" office:value="85" calcext:value-type="float">
            <text:p>85</text:p>
          </table:table-cell>
          <table:table-cell office:value-type="string" calcext:value-type="string">
            <text:p>103 - 2 UNIION Street, SAINT JOHN, New Brunswick E2L5A7</text:p>
          </table:table-cell>
          <table:table-cell office:value-type="float" office:value="369000" calcext:value-type="float">
            <text:p>369000</text:p>
          </table:table-cell>
          <table:table-cell office:value-type="string" calcext:value-type="string">
            <text:p>SJ163952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1252" calcext:value-type="float">
            <text:p>1252</text:p>
          </table:table-cell>
          <table:table-cell table:number-columns-repeated="3"/>
          <table:table-cell office:value-type="string" calcext:value-type="string">
            <text:p>Residential</text:p>
            <text:p> historic Victorian home in uptown Saint John. This turn of the century </text:p>
            <text:p>home is brimming with character, elegance and charm. The interior </text:p>
            <text:p>decorative intricate woodwork and mantles are original to the home. </text:p>
            <text:p>There are five fireplaces and cut glass panel doors throughout. The </text:p>
            <text:p>modern kitchen with new island &amp; cabinets, blending new, with old </text:p>
            <text:p>charm. The home boast double parlors, spectacular dining room, 2 large </text:p>
            <text:p>bedrooms &amp; newly upgraded bath. The second floor north wing of the </text:p>
            <text:p>house has been designed for in family living with separate kitchen, </text:p>
            <text:p>bathroom, bedroom and sitting space. Beautiful perennial gardens and </text:p>
            <text:p>green space is a great gathering place for family &amp; friends.  Owner </text:p>
            <text:p>has done many upgrades including roof, bath and kitchen. This home is a </text:p>
            <text:p>jewel in the crown on tree lined, historic Germain Street. 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54 ORANGE Street, SAINT JOHN, New Brunswick E2L1M3</text:p>
          </table:table-cell>
          <table:table-cell office:value-type="float" office:value="369900" calcext:value-type="float">
            <text:p>369900</text:p>
          </table:table-cell>
          <table:table-cell office:value-type="string" calcext:value-type="string">
            <text:p>SJ16473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Triplex</text:p>
          </table:table-cell>
          <table:table-cell office:value-type="float" office:value="5274" calcext:value-type="float">
            <text:p>5274</text:p>
          </table:table-cell>
          <table:table-cell office:value-type="float" office:value="4090" calcext:value-type="float">
            <text:p>409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6">
          <table:table-cell office:value-type="float" office:value="87" calcext:value-type="float">
            <text:p>87</text:p>
          </table:table-cell>
          <table:table-cell office:value-type="string" calcext:value-type="string">
            <text:p>504 - 243 PRINCE WILLIAM Street, SAINT JOHN, New Brunswick E2L0E6</text:p>
          </table:table-cell>
          <table:table-cell office:value-type="float" office:value="369900" calcext:value-type="float">
            <text:p>369900</text:p>
          </table:table-cell>
          <table:table-cell office:value-type="string" calcext:value-type="string">
            <text:p>SJ163273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table:number-columns-repeated="2" office:value-type="float" office:value="1199" calcext:value-type="float">
            <text:p>1199</text:p>
          </table:table-cell>
          <table:table-cell table:number-columns-repeated="3"/>
          <table:table-cell office:value-type="string" calcext:value-type="string">
            <text:p>One</text:p>
            <text:p> of a kind Queen Anne home on a double lot in Uptown Saint John. Garage </text:p>
            <text:p>and off-street parking. Immaculate condition.Many believe this is a </text:p>
            <text:p>'Sears Catalog Home' from the early 20th century. Spic and span, top to </text:p>
            <text:p>bottom, gracious living, an entrance hall right out of a magazine with </text:p>
            <text:p>an outstanding staircase and fireplace. 2nd floor has master suite, plus</text:p>
            <text:p> 2 extra bedrooms and an office. Third floor has an ensuite bedroom and </text:p>
            <text:p>loft/studio space an artist would simply die for. Loads of storage </text:p>
            <text:p>everywhere.  Finished basement with a fantastic bar that Sinatra and the</text:p>
            <text:p> guys, or Zsa Zsa and the girls would feel right at home in. Private </text:p>
            <text:p>outdoor garden/patio. Beautiful landscaped grounds. Efficient heating </text:p>
            <text:p>costs, new roof, and other upgrades; this home has been loving tended to</text:p>
            <text:p> for decades.Take the video tour for the full picture. Sellers are very </text:p>
            <text:p>motivated, call to view today. 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105 CARMARTHEN Street, SAINT JOHN, New Brunswick E2L2N7</text:p>
          </table:table-cell>
          <table:table-cell office:value-type="float" office:value="389000" calcext:value-type="float">
            <text:p>389000</text:p>
          </table:table-cell>
          <table:table-cell office:value-type="string" calcext:value-type="string">
            <text:p>SJ163586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House</text:p>
          </table:table-cell>
          <table:table-cell office:value-type="float" office:value="6307" calcext:value-type="float">
            <text:p>6307</text:p>
          </table:table-cell>
          <table:table-cell office:value-type="float" office:value="2560" calcext:value-type="float">
            <text:p>2560</text:p>
          </table:table-cell>
          <table:table-cell table:number-columns-repeated="3"/>
          <table:table-cell office:value-type="string" calcext:value-type="string">
            <text:p>More</text:p>
          </table:table-cell>
        </table:table-row>
        <table:table-row table:style-name="ro10">
          <table:table-cell office:value-type="float" office:value="89" calcext:value-type="float">
            <text:p>89</text:p>
          </table:table-cell>
          <table:table-cell office:value-type="string" calcext:value-type="string">
            <text:p>202 - 115 PRINCE WILLIAM Street, SAINT JOHN, New Brunswick E2L2B4</text:p>
          </table:table-cell>
          <table:table-cell office:value-type="float" office:value="399000" calcext:value-type="float">
            <text:p>399000</text:p>
          </table:table-cell>
          <table:table-cell office:value-type="string" calcext:value-type="string">
            <text:p>SJ155557</text:p>
          </table:table-cell>
          <table:table-cell table:number-columns-repeated="2"/>
          <table:table-cell office:value-type="string" calcext:value-type="string">
            <text:p>Single Family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1507" calcext:value-type="float">
            <text:p>1507</text:p>
          </table:table-cell>
          <table:table-cell table:number-columns-repeated="3"/>
          <table:table-cell office:value-type="string" calcext:value-type="string">
            <text:p>Welcome</text:p>
            <text:p> to York Point condo living at its finest. This 2 bedroom 2 bath end </text:p>
            <text:p>unit is fully furnished and completely renovated throughout. Main floor </text:p>
            <text:p>living, open concept, living room with patio doors to the deck </text:p>
            <text:p>overlooking the Saint John waterfront , dining room, kitchen , master </text:p>
            <text:p>bedroom with ensuite, main bathroom, 2nd bedroom and laundry. Condo fee </text:p>
            <text:p>$370/month there is a storage locker with this unit and parking is </text:p>
            <text:p>available in the heated underground garage. Access to uptown Saint John </text:p>
            <text:p>from your condo through the pedway system to , Brunswick Square- Market </text:p>
            <text:p>Square- Harbour Station-SJ City market and much more. This condo is a </text:p>
            <text:p>pleasure to show book your private viewing today. Property taxes reflect</text:p>
            <text:p> non owner occupied status. 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305 GERMAIN Street, SAINT JOHN, New Brunswick E2L2H2</text:p>
          </table:table-cell>
          <table:table-cell office:value-type="float" office:value="139900" calcext:value-type="float">
            <text:p>139900</text:p>
          </table:table-cell>
          <table:table-cell office:value-type="string" calcext:value-type="string">
            <text:p>SJ163776</text:p>
          </table:table-cell>
          <table:table-cell office:value-type="string" calcext:value-type="string">
            <text:p><text:s/></text:p>
          </table:table-cell>
          <table:table-cell office:value-type="float" office:value="2098" calcext:value-type="float">
            <text:p>2098</text:p>
          </table:table-cell>
          <table:table-cell office:value-type="float" office:value="1750" calcext:value-type="float">
            <text:p>175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1 - 207 KING Street East, SAINT JOHN, New Brunswick E2L1H2</text:p>
          </table:table-cell>
          <table:table-cell office:value-type="float" office:value="94900" calcext:value-type="float">
            <text:p>94900</text:p>
          </table:table-cell>
          <table:table-cell office:value-type="string" calcext:value-type="string">
            <text:p>SJ160323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3 - 207 KING Street East, SAINT JOHN, New Brunswick E2L1H2</text:p>
          </table:table-cell>
          <table:table-cell office:value-type="float" office:value="94900" calcext:value-type="float">
            <text:p>94900</text:p>
          </table:table-cell>
          <table:table-cell office:value-type="string" calcext:value-type="string">
            <text:p>SJ160326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1 - 215 KING Street East, SAINT JOHN, New Brunswick E2L1H2</text:p>
          </table:table-cell>
          <table:table-cell office:value-type="float" office:value="94900" calcext:value-type="float">
            <text:p>94900</text:p>
          </table:table-cell>
          <table:table-cell office:value-type="string" calcext:value-type="string">
            <text:p>SJ160327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2 - 207 KING Street East, SAINT JOHN, New Brunswick E2L1H2</text:p>
          </table:table-cell>
          <table:table-cell office:value-type="float" office:value="99900" calcext:value-type="float">
            <text:p>99900</text:p>
          </table:table-cell>
          <table:table-cell office:value-type="string" calcext:value-type="string">
            <text:p>SJ160325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5 - 207 KING Street East, SAINT JOHN, New Brunswick E2L1H2</text:p>
          </table:table-cell>
          <table:table-cell office:value-type="float" office:value="99900" calcext:value-type="float">
            <text:p>99900</text:p>
          </table:table-cell>
          <table:table-cell office:value-type="string" calcext:value-type="string">
            <text:p>SJ161417</text:p>
          </table:table-cell>
          <table:table-cell office:value-type="string" calcext:value-type="string">
            <text:p>Apartment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6 - 247 GERMAIN Street, SAINT JOHN, New Brunswick E2L2G5</text:p>
          </table:table-cell>
          <table:table-cell office:value-type="float" office:value="122500" calcext:value-type="float">
            <text:p>122500</text:p>
          </table:table-cell>
          <table:table-cell office:value-type="string" calcext:value-type="string">
            <text:p>SJ164578</text:p>
          </table:table-cell>
          <table:table-cell office:value-type="string" calcext:value-type="string">
            <text:p>Apartment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119-121 BROAD ST, SAINT JOHN, New Brunswick E2L1Y7</text:p>
          </table:table-cell>
          <table:table-cell office:value-type="float" office:value="129900" calcext:value-type="float">
            <text:p>129900</text:p>
          </table:table-cell>
          <table:table-cell office:value-type="string" calcext:value-type="string">
            <text:p>SJ160352</text:p>
          </table:table-cell>
          <table:table-cell office:value-type="string" calcext:value-type="string">
            <text:p>Apartment</text:p>
          </table:table-cell>
          <table:table-cell office:value-type="float" office:value="4327" calcext:value-type="float">
            <text:p>4327</text:p>
          </table:table-cell>
          <table:table-cell office:value-type="float" office:value="1920" calcext:value-type="float">
            <text:p>192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3 - 29 ST. PAUL Street, SAINT JOHN, New Brunswick E2K3X3</text:p>
          </table:table-cell>
          <table:table-cell office:value-type="float" office:value="129900" calcext:value-type="float">
            <text:p>129900</text:p>
          </table:table-cell>
          <table:table-cell office:value-type="string" calcext:value-type="string">
            <text:p>SJ164144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3 - 100 PRINCE WILLIAM Street, SAINT JOHN, New Brunswick E2L2B3</text:p>
          </table:table-cell>
          <table:table-cell office:value-type="float" office:value="145900" calcext:value-type="float">
            <text:p>145900</text:p>
          </table:table-cell>
          <table:table-cell office:value-type="string" calcext:value-type="string">
            <text:p>SJ153056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1312" calcext:value-type="float">
            <text:p>131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5 - 100 PRINCE WILLIAM, SAINT JOHN, New Brunswick E2L2B3</text:p>
          </table:table-cell>
          <table:table-cell office:value-type="float" office:value="147900" calcext:value-type="float">
            <text:p>147900</text:p>
          </table:table-cell>
          <table:table-cell office:value-type="string" calcext:value-type="string">
            <text:p>SJ162339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1312" calcext:value-type="float">
            <text:p>131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104 - 20 KING GEORGE Court, SAINT JOHN, New Brunswick E2K1B2</text:p>
          </table:table-cell>
          <table:table-cell office:value-type="float" office:value="159900" calcext:value-type="float">
            <text:p>159900</text:p>
          </table:table-cell>
          <table:table-cell office:value-type="string" calcext:value-type="string">
            <text:p>SJ165029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7 HOSPITAL Lane, SAINT JOHN, New Brunswick E2L0E6</text:p>
          </table:table-cell>
          <table:table-cell office:value-type="float" office:value="179900" calcext:value-type="float">
            <text:p>179900</text:p>
          </table:table-cell>
          <table:table-cell office:value-type="string" calcext:value-type="string">
            <text:p>SJ161519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12 CATHEDRAL Lane, SAINT JOHN, New Brunswick E2L0E7</text:p>
          </table:table-cell>
          <table:table-cell office:value-type="float" office:value="215000" calcext:value-type="float">
            <text:p>215000</text:p>
          </table:table-cell>
          <table:table-cell office:value-type="string" calcext:value-type="string">
            <text:p>SJ154364</text:p>
          </table:table-cell>
          <table:table-cell office:value-type="string" calcext:value-type="string">
            <text:p>Apartment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201 - 243 PRINCE WILLIAM Street, SAINT JOHN, New Brunswick E2L0C6</text:p>
          </table:table-cell>
          <table:table-cell office:value-type="float" office:value="229000" calcext:value-type="float">
            <text:p>229000</text:p>
          </table:table-cell>
          <table:table-cell office:value-type="string" calcext:value-type="string">
            <text:p>SJ151759</text:p>
          </table:table-cell>
          <table:table-cell office:value-type="string" calcext:value-type="string">
            <text:p>Apart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609 - 243 PRINCE WILLIAM Street, SAINT JOHN, New Brunswick E2L0C6</text:p>
          </table:table-cell>
          <table:table-cell office:value-type="float" office:value="234000" calcext:value-type="float">
            <text:p>234000</text:p>
          </table:table-cell>
          <table:table-cell office:value-type="string" calcext:value-type="string">
            <text:p>SJ151757</text:p>
          </table:table-cell>
          <table:table-cell office:value-type="string" calcext:value-type="string">
            <text:p>Apartment</text:p>
          </table:table-cell>
          <table:table-cell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507 - 243 PRINCE WILLIAM Street, SAINT JOHN, New Brunswick E2L0C6</text:p>
          </table:table-cell>
          <table:table-cell office:value-type="float" office:value="269900" calcext:value-type="float">
            <text:p>269900</text:p>
          </table:table-cell>
          <table:table-cell office:value-type="string" calcext:value-type="string">
            <text:p>SJ163398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835" calcext:value-type="float">
            <text:p>83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02 - 65 SMYTHE Street, SAINT JOHN, New Brunswick E2L0A1</text:p>
          </table:table-cell>
          <table:table-cell office:value-type="float" office:value="275000" calcext:value-type="float">
            <text:p>275000</text:p>
          </table:table-cell>
          <table:table-cell office:value-type="string" calcext:value-type="string">
            <text:p>SJ164435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1081" calcext:value-type="float">
            <text:p>108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302 - 2 UNION Street, SAINT JOHN, New Brunswick E2L5A7</text:p>
          </table:table-cell>
          <table:table-cell office:value-type="float" office:value="295000" calcext:value-type="float">
            <text:p>295000</text:p>
          </table:table-cell>
          <table:table-cell office:value-type="string" calcext:value-type="string">
            <text:p>SJ163541</text:p>
          </table:table-cell>
          <table:table-cell office:value-type="string" calcext:value-type="string">
            <text:p>Apartment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103 - 2 UNIION Street, SAINT JOHN, New Brunswick E2L5A7</text:p>
          </table:table-cell>
          <table:table-cell office:value-type="float" office:value="369000" calcext:value-type="float">
            <text:p>369000</text:p>
          </table:table-cell>
          <table:table-cell office:value-type="string" calcext:value-type="string">
            <text:p>SJ163952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1252" calcext:value-type="float">
            <text:p>1252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202 - 115 PRINCE WILLIAM Street, SAINT JOHN, New Brunswick E2L2B4</text:p>
          </table:table-cell>
          <table:table-cell office:value-type="float" office:value="399000" calcext:value-type="float">
            <text:p>399000</text:p>
          </table:table-cell>
          <table:table-cell office:value-type="string" calcext:value-type="string">
            <text:p>SJ155557</text:p>
          </table:table-cell>
          <table:table-cell office:value-type="string" calcext:value-type="string">
            <text:p>Apartment</text:p>
          </table:table-cell>
          <table:table-cell office:value-type="float" office:value="1" calcext:value-type="float">
            <text:p>1</text:p>
          </table:table-cell>
          <table:table-cell office:value-type="float" office:value="1507" calcext:value-type="float">
            <text:p>150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73 DUKE Street, SAINT JOHN, New Brunswick E2M1T5</text:p>
          </table:table-cell>
          <table:table-cell office:value-type="float" office:value="54900" calcext:value-type="float">
            <text:p>54900</text:p>
          </table:table-cell>
          <table:table-cell office:value-type="string" calcext:value-type="string">
            <text:p>SJ164637</text:p>
          </table:table-cell>
          <table:table-cell office:value-type="string" calcext:value-type="string">
            <text:p>Duplex</text:p>
          </table:table-cell>
          <table:table-cell office:value-type="float" office:value="5005" calcext:value-type="float">
            <text:p>5005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75 WENTWORTH, SAINT JOHN, New Brunswick E2L2T2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SJ164297</text:p>
          </table:table-cell>
          <table:table-cell office:value-type="string" calcext:value-type="string">
            <text:p>Duplex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58 MECKLENBURG Street, SAINT JOHN, New Brunswick E2L1R5</text:p>
          </table:table-cell>
          <table:table-cell office:value-type="float" office:value="89900" calcext:value-type="float">
            <text:p>89900</text:p>
          </table:table-cell>
          <table:table-cell office:value-type="string" calcext:value-type="string">
            <text:p>SJ161654</text:p>
          </table:table-cell>
          <table:table-cell office:value-type="string" calcext:value-type="string">
            <text:p>Duplex</text:p>
          </table:table-cell>
          <table:table-cell office:value-type="float" office:value="3713" calcext:value-type="float">
            <text:p>3713</text:p>
          </table:table-cell>
          <table:table-cell office:value-type="float" office:value="3750" calcext:value-type="float">
            <text:p>37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24 MECKLENBURG Street, SAINT JOHN, New Brunswick E2L1K3</text:p>
          </table:table-cell>
          <table:table-cell office:value-type="float" office:value="94900" calcext:value-type="float">
            <text:p>94900</text:p>
          </table:table-cell>
          <table:table-cell office:value-type="string" calcext:value-type="string">
            <text:p>SJ161809</text:p>
          </table:table-cell>
          <table:table-cell office:value-type="string" calcext:value-type="string">
            <text:p>Duplex</text:p>
          </table:table-cell>
          <table:table-cell office:value-type="float" office:value="297" calcext:value-type="float">
            <text:p>297</text:p>
          </table:table-cell>
          <table:table-cell office:value-type="float" office:value="1444" calcext:value-type="float">
            <text:p>144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102-104 LANSDOWNE AVE, SAINT JOHN, New Brunswick E2K2L8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SJ164080</text:p>
          </table:table-cell>
          <table:table-cell office:value-type="string" calcext:value-type="string">
            <text:p>Duplex</text:p>
          </table:table-cell>
          <table:table-cell office:value-type="float" office:value="3574" calcext:value-type="float">
            <text:p>3574</text:p>
          </table:table-cell>
          <table:table-cell office:value-type="float" office:value="1415" calcext:value-type="float">
            <text:p>141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 - 247 GERMAIN Street, SAINT JOHN, New Brunswick E2L2G5</text:p>
          </table:table-cell>
          <table:table-cell office:value-type="float" office:value="129900" calcext:value-type="float">
            <text:p>129900</text:p>
          </table:table-cell>
          <table:table-cell office:value-type="string" calcext:value-type="string">
            <text:p>SJ160084</text:p>
          </table:table-cell>
          <table:table-cell office:value-type="string" calcext:value-type="string">
            <text:p>Duplex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3 - 215 KING Street East, SAINT JOHN, New Brunswick E2L1H2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SJ160067</text:p>
          </table:table-cell>
          <table:table-cell office:value-type="string" calcext:value-type="string">
            <text:p>Duplex</text:p>
          </table:table-cell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131 WENTWORTH Street, SAINT JOHN, New Brunswick E2L2S7</text:p>
          </table:table-cell>
          <table:table-cell office:value-type="float" office:value="138000" calcext:value-type="float">
            <text:p>138000</text:p>
          </table:table-cell>
          <table:table-cell office:value-type="string" calcext:value-type="string">
            <text:p>SJ163208</text:p>
          </table:table-cell>
          <table:table-cell office:value-type="string" calcext:value-type="string">
            <text:p>Duplex</text:p>
          </table:table-cell>
          <table:table-cell office:value-type="float" office:value="2185" calcext:value-type="float">
            <text:p>2185</text:p>
          </table:table-cell>
          <table:table-cell office:value-type="float" office:value="1600" calcext:value-type="float">
            <text:p>160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131 WENTWORTH Street, SAINT JOHN, New Brunswick E2L2S7</text:p>
          </table:table-cell>
          <table:table-cell office:value-type="float" office:value="138000" calcext:value-type="float">
            <text:p>138000</text:p>
          </table:table-cell>
          <table:table-cell office:value-type="string" calcext:value-type="string">
            <text:p>SJ163207</text:p>
          </table:table-cell>
          <table:table-cell office:value-type="string" calcext:value-type="string">
            <text:p>Duplex</text:p>
          </table:table-cell>
          <table:table-cell office:value-type="float" office:value="2185" calcext:value-type="float">
            <text:p>2185</text:p>
          </table:table-cell>
          <table:table-cell office:value-type="float" office:value="1600" calcext:value-type="float">
            <text:p>160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88 QUEEN Street, SAINT JOHN, New Brunswick E2L1S8</text:p>
          </table:table-cell>
          <table:table-cell office:value-type="float" office:value="139900" calcext:value-type="float">
            <text:p>139900</text:p>
          </table:table-cell>
          <table:table-cell office:value-type="string" calcext:value-type="string">
            <text:p>SJ165026</text:p>
          </table:table-cell>
          <table:table-cell office:value-type="string" calcext:value-type="string">
            <text:p>Duplex</text:p>
          </table:table-cell>
          <table:table-cell office:value-type="float" office:value="3895" calcext:value-type="float">
            <text:p>3895</text:p>
          </table:table-cell>
          <table:table-cell office:value-type="float" office:value="2746" calcext:value-type="float">
            <text:p>274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70 ELLIOTT ROW, SAINT JOHN, New Brunswick E2L1C6</text:p>
          </table:table-cell>
          <table:table-cell office:value-type="float" office:value="139900" calcext:value-type="float">
            <text:p>139900</text:p>
          </table:table-cell>
          <table:table-cell office:value-type="string" calcext:value-type="string">
            <text:p>SJ163660</text:p>
          </table:table-cell>
          <table:table-cell office:value-type="string" calcext:value-type="string">
            <text:p>Duplex</text:p>
          </table:table-cell>
          <table:table-cell office:value-type="float" office:value="5253" calcext:value-type="float">
            <text:p>5253</text:p>
          </table:table-cell>
          <table:table-cell office:value-type="float" office:value="2500" calcext:value-type="float">
            <text:p>250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170 BRITTAIN Street, SAINT JOHN, New Brunswick E2K5K2</text:p>
          </table:table-cell>
          <table:table-cell office:value-type="float" office:value="149900" calcext:value-type="float">
            <text:p>149900</text:p>
          </table:table-cell>
          <table:table-cell office:value-type="string" calcext:value-type="string">
            <text:p>SJ161491</text:p>
          </table:table-cell>
          <table:table-cell office:value-type="string" calcext:value-type="string">
            <text:p>Duplex</text:p>
          </table:table-cell>
          <table:table-cell office:value-type="float" office:value="4004" calcext:value-type="float">
            <text:p>4004</text:p>
          </table:table-cell>
          <table:table-cell office:value-type="float" office:value="2200" calcext:value-type="float">
            <text:p>220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30-32 CEDAR GROVE CRES, SAINT JOHN, New Brunswick E2K4G6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J164265</text:p>
          </table:table-cell>
          <table:table-cell office:value-type="string" calcext:value-type="string">
            <text:p>Duplex</text:p>
          </table:table-cell>
          <table:table-cell office:value-type="float" office:value="2884" calcext:value-type="float">
            <text:p>2884</text:p>
          </table:table-cell>
          <table:table-cell office:value-type="float" office:value="2150" calcext:value-type="float">
            <text:p>215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30-32 CEDAR GROVE CRES, SAINT JOHN, New Brunswick E2K4G6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J164266</text:p>
          </table:table-cell>
          <table:table-cell office:value-type="string" calcext:value-type="string">
            <text:p>Duplex</text:p>
          </table:table-cell>
          <table:table-cell office:value-type="float" office:value="2884" calcext:value-type="float">
            <text:p>2884</text:p>
          </table:table-cell>
          <table:table-cell office:value-type="float" office:value="2150" calcext:value-type="float">
            <text:p>215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142 DUKE Street, SAINT JOHN, New Brunswick E2L1N6</text:p>
          </table:table-cell>
          <table:table-cell office:value-type="float" office:value="159900" calcext:value-type="float">
            <text:p>159900</text:p>
          </table:table-cell>
          <table:table-cell office:value-type="string" calcext:value-type="string">
            <text:p>SJ153451</text:p>
          </table:table-cell>
          <table:table-cell office:value-type="string" calcext:value-type="string">
            <text:p>Duplex</text:p>
          </table:table-cell>
          <table:table-cell office:value-type="float" office:value="2604" calcext:value-type="float">
            <text:p>2604</text:p>
          </table:table-cell>
          <table:table-cell office:value-type="float" office:value="2392" calcext:value-type="float">
            <text:p>239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142 DUKE Street, SAINT JOHN, New Brunswick E2L1N6</text:p>
          </table:table-cell>
          <table:table-cell office:value-type="float" office:value="159900" calcext:value-type="float">
            <text:p>159900</text:p>
          </table:table-cell>
          <table:table-cell office:value-type="string" calcext:value-type="string">
            <text:p>SJ153452</text:p>
          </table:table-cell>
          <table:table-cell office:value-type="string" calcext:value-type="string">
            <text:p>Duplex</text:p>
          </table:table-cell>
          <table:table-cell office:value-type="float" office:value="2604" calcext:value-type="float">
            <text:p>2604</text:p>
          </table:table-cell>
          <table:table-cell office:value-type="float" office:value="2392" calcext:value-type="float">
            <text:p>239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77 MECKLENBURG Street, SAINT JOHN, New Brunswick E2L1P9</text:p>
          </table:table-cell>
          <table:table-cell office:value-type="float" office:value="164900" calcext:value-type="float">
            <text:p>164900</text:p>
          </table:table-cell>
          <table:table-cell office:value-type="string" calcext:value-type="string">
            <text:p>SJ162406</text:p>
          </table:table-cell>
          <table:table-cell office:value-type="string" calcext:value-type="string">
            <text:p>Duplex</text:p>
          </table:table-cell>
          <table:table-cell office:value-type="float" office:value="4994" calcext:value-type="float">
            <text:p>4994</text:p>
          </table:table-cell>
          <table:table-cell office:value-type="float" office:value="1608" calcext:value-type="float">
            <text:p>1608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114 LEINSTER Street, SAINT JOHN, New Brunswick E2L1J3</text:p>
          </table:table-cell>
          <table:table-cell office:value-type="float" office:value="171900" calcext:value-type="float">
            <text:p>171900</text:p>
          </table:table-cell>
          <table:table-cell office:value-type="string" calcext:value-type="string">
            <text:p>SJ161526</text:p>
          </table:table-cell>
          <table:table-cell office:value-type="string" calcext:value-type="string">
            <text:p>Duplex</text:p>
          </table:table-cell>
          <table:table-cell office:value-type="float" office:value="5038" calcext:value-type="float">
            <text:p>5038</text:p>
          </table:table-cell>
          <table:table-cell office:value-type="float" office:value="1555" calcext:value-type="float">
            <text:p>155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183-185 QUEEN ST, SAINT JOHN, New Brunswick E2L1M6</text:p>
          </table:table-cell>
          <table:table-cell office:value-type="float" office:value="199900" calcext:value-type="float">
            <text:p>199900</text:p>
          </table:table-cell>
          <table:table-cell office:value-type="string" calcext:value-type="string">
            <text:p>SJ163617</text:p>
          </table:table-cell>
          <table:table-cell office:value-type="string" calcext:value-type="string">
            <text:p>Duplex</text:p>
          </table:table-cell>
          <table:table-cell office:value-type="float" office:value="4076" calcext:value-type="float">
            <text:p>4076</text:p>
          </table:table-cell>
          <table:table-cell office:value-type="float" office:value="3100" calcext:value-type="float">
            <text:p>310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61-267 CROWN ST, SAINT JOHN, New Brunswick E2L2Y2</text:p>
          </table:table-cell>
          <table:table-cell office:value-type="float" office:value="139900" calcext:value-type="float">
            <text:p>139900</text:p>
          </table:table-cell>
          <table:table-cell office:value-type="string" calcext:value-type="string">
            <text:p>SJ162390</text:p>
          </table:table-cell>
          <table:table-cell office:value-type="string" calcext:value-type="string">
            <text:p>Fourplex</text:p>
          </table:table-cell>
          <table:table-cell office:value-type="float" office:value="3025" calcext:value-type="float">
            <text:p>3025</text:p>
          </table:table-cell>
          <table:table-cell office:value-type="float" office:value="3200" calcext:value-type="float">
            <text:p>320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7-9 RITCHIE ST, SAINT JOHN, New Brunswick E2L3C2</text:p>
          </table:table-cell>
          <table:table-cell office:value-type="float" office:value="142000" calcext:value-type="float">
            <text:p>142000</text:p>
          </table:table-cell>
          <table:table-cell office:value-type="string" calcext:value-type="string">
            <text:p>SJ163159</text:p>
          </table:table-cell>
          <table:table-cell office:value-type="string" calcext:value-type="string">
            <text:p>Fourplex</text:p>
          </table:table-cell>
          <table:table-cell office:value-type="float" office:value="4004" calcext:value-type="float">
            <text:p>4004</text:p>
          </table:table-cell>
          <table:table-cell office:value-type="float" office:value="2400" calcext:value-type="float">
            <text:p>240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3 SECOND Street, SAINT JOHN, New Brunswick E2K3L3</text:p>
          </table:table-cell>
          <table:table-cell office:value-type="float" office:value="159000" calcext:value-type="float">
            <text:p>159000</text:p>
          </table:table-cell>
          <table:table-cell office:value-type="string" calcext:value-type="string">
            <text:p>SJ162918</text:p>
          </table:table-cell>
          <table:table-cell office:value-type="string" calcext:value-type="string">
            <text:p>Fourplex</text:p>
          </table:table-cell>
          <table:table-cell office:value-type="float" office:value="4004" calcext:value-type="float">
            <text:p>4004</text:p>
          </table:table-cell>
          <table:table-cell office:value-type="float" office:value="3600" calcext:value-type="float">
            <text:p>360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108 CARMARTHEN Street, SAINT JOHN, New Brunswick E2L2N8</text:p>
          </table:table-cell>
          <table:table-cell office:value-type="float" office:value="162500" calcext:value-type="float">
            <text:p>162500</text:p>
          </table:table-cell>
          <table:table-cell office:value-type="string" calcext:value-type="string">
            <text:p>SJ163453</text:p>
          </table:table-cell>
          <table:table-cell office:value-type="string" calcext:value-type="string">
            <text:p>Fourplex</text:p>
          </table:table-cell>
          <table:table-cell office:value-type="float" office:value="1873" calcext:value-type="float">
            <text:p>1873</text:p>
          </table:table-cell>
          <table:table-cell office:value-type="float" office:value="2700" calcext:value-type="float">
            <text:p>270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38-242 PRINCESS ST, SAINT JOHN, New Brunswick E2L1L1</text:p>
          </table:table-cell>
          <table:table-cell office:value-type="float" office:value="220200" calcext:value-type="float">
            <text:p>220200</text:p>
          </table:table-cell>
          <table:table-cell office:value-type="string" calcext:value-type="string">
            <text:p>SJ164444</text:p>
          </table:table-cell>
          <table:table-cell office:value-type="string" calcext:value-type="string">
            <text:p>Fourplex</text:p>
          </table:table-cell>
          <table:table-cell office:value-type="float" office:value="4801" calcext:value-type="float">
            <text:p>4801</text:p>
          </table:table-cell>
          <table:table-cell office:value-type="float" office:value="3600" calcext:value-type="float">
            <text:p>360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93 PRINCESS Street, SAINT JOHN, New Brunswick E2E5H9</text:p>
          </table:table-cell>
          <table:table-cell office:value-type="float" office:value="299500" calcext:value-type="float">
            <text:p>299500</text:p>
          </table:table-cell>
          <table:table-cell office:value-type="string" calcext:value-type="string">
            <text:p>SJ163567</text:p>
          </table:table-cell>
          <table:table-cell office:value-type="string" calcext:value-type="string">
            <text:p>Fourplex</text:p>
          </table:table-cell>
          <table:table-cell office:value-type="float" office:value="4714" calcext:value-type="float">
            <text:p>4714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11 CAMERON Court, SAINT JOHN, New Brunswick E2K5M4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SJ161875</text:p>
          </table:table-cell>
          <table:table-cell office:value-type="string" calcext:value-type="string">
            <text:p>Garden Home</text:p>
          </table:table-cell>
          <table:table-cell office:value-type="float" office:value="4639" calcext:value-type="float">
            <text:p>4639</text:p>
          </table:table-cell>
          <table:table-cell office:value-type="float" office:value="1600" calcext:value-type="float">
            <text:p>16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3 WENTWORTH Street, SAINT JOHN, New Brunswick E2L2T8</text:p>
          </table:table-cell>
          <table:table-cell office:value-type="float" office:value="37500" calcext:value-type="float">
            <text:p>37500</text:p>
          </table:table-cell>
          <table:table-cell office:value-type="string" calcext:value-type="string">
            <text:p>SJ160968</text:p>
          </table:table-cell>
          <table:table-cell office:value-type="string" calcext:value-type="string">
            <text:p>House</text:p>
          </table:table-cell>
          <table:table-cell office:value-type="float" office:value="4015" calcext:value-type="float">
            <text:p>4015</text:p>
          </table:table-cell>
          <table:table-cell office:value-type="float" office:value="1500" calcext:value-type="float">
            <text:p>15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19 DUKE, SAINT JOHN, New Brunswick E2L1N9</text:p>
          </table:table-cell>
          <table:table-cell office:value-type="float" office:value="45500" calcext:value-type="float">
            <text:p>45500</text:p>
          </table:table-cell>
          <table:table-cell office:value-type="string" calcext:value-type="string">
            <text:p>SJ163339</text:p>
          </table:table-cell>
          <table:table-cell office:value-type="string" calcext:value-type="string">
            <text:p>House</text:p>
          </table:table-cell>
          <table:table-cell office:value-type="float" office:value="3896" calcext:value-type="float">
            <text:p>3896</text:p>
          </table:table-cell>
          <table:table-cell office:value-type="float" office:value="1362" calcext:value-type="float">
            <text:p>136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52 DORCHESTER Street, SAINT JOHN, New Brunswick E2L3H9</text:p>
          </table:table-cell>
          <table:table-cell office:value-type="float" office:value="49900" calcext:value-type="float">
            <text:p>49900</text:p>
          </table:table-cell>
          <table:table-cell office:value-type="string" calcext:value-type="string">
            <text:p>SJ164895</text:p>
          </table:table-cell>
          <table:table-cell office:value-type="string" calcext:value-type="string">
            <text:p>House</text:p>
          </table:table-cell>
          <table:table-cell office:value-type="float" office:value="1625" calcext:value-type="float">
            <text:p>1625</text:p>
          </table:table-cell>
          <table:table-cell office:value-type="float" office:value="2898" calcext:value-type="float">
            <text:p>289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50 BROAD, SAINT JOHN, New Brunswick E2L1Y8</text:p>
          </table:table-cell>
          <table:table-cell office:value-type="float" office:value="64900" calcext:value-type="float">
            <text:p>64900</text:p>
          </table:table-cell>
          <table:table-cell office:value-type="string" calcext:value-type="string">
            <text:p>SJ164208</text:p>
          </table:table-cell>
          <table:table-cell office:value-type="string" calcext:value-type="string">
            <text:p>House</text:p>
          </table:table-cell>
          <table:table-cell office:value-type="float" office:value="4080" calcext:value-type="float">
            <text:p>4080</text:p>
          </table:table-cell>
          <table:table-cell office:value-type="float" office:value="1960" calcext:value-type="float">
            <text:p>196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1 GARDEN Street, SAINT JOHN, New Brunswick E2L3K2</text:p>
          </table:table-cell>
          <table:table-cell office:value-type="float" office:value="69900" calcext:value-type="float">
            <text:p>69900</text:p>
          </table:table-cell>
          <table:table-cell office:value-type="string" calcext:value-type="string">
            <text:p>SJ161649</text:p>
          </table:table-cell>
          <table:table-cell office:value-type="string" calcext:value-type="string">
            <text:p>House</text:p>
          </table:table-cell>
          <table:table-cell office:value-type="float" office:value="6802" calcext:value-type="float">
            <text:p>6802</text:p>
          </table:table-cell>
          <table:table-cell office:value-type="float" office:value="1123" calcext:value-type="float">
            <text:p>112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77 KING Street East, SAINT JOHN, New Brunswick E2E3L3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SJ160143</text:p>
          </table:table-cell>
          <table:table-cell office:value-type="string" calcext:value-type="string">
            <text:p>House</text:p>
          </table:table-cell>
          <table:table-cell office:value-type="float" office:value="4380" calcext:value-type="float">
            <text:p>4380</text:p>
          </table:table-cell>
          <table:table-cell office:value-type="float" office:value="3536" calcext:value-type="float">
            <text:p>353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5 CARMARTHEN Street, SAINT JOHN, New Brunswick E2L2P8</text:p>
          </table:table-cell>
          <table:table-cell office:value-type="float" office:value="104900" calcext:value-type="float">
            <text:p>104900</text:p>
          </table:table-cell>
          <table:table-cell office:value-type="string" calcext:value-type="string">
            <text:p>SJ164302</text:p>
          </table:table-cell>
          <table:table-cell office:value-type="string" calcext:value-type="string">
            <text:p>House</text:p>
          </table:table-cell>
          <table:table-cell office:value-type="float" office:value="1978" calcext:value-type="float">
            <text:p>1978</text:p>
          </table:table-cell>
          <table:table-cell office:value-type="float" office:value="1311" calcext:value-type="float">
            <text:p>131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15 MONTGOMERY Crescent, SAINT JOHN, New Brunswick E2K2T1</text:p>
          </table:table-cell>
          <table:table-cell office:value-type="float" office:value="119000" calcext:value-type="float">
            <text:p>119000</text:p>
          </table:table-cell>
          <table:table-cell office:value-type="string" calcext:value-type="string">
            <text:p>SJ163148</text:p>
          </table:table-cell>
          <table:table-cell office:value-type="string" calcext:value-type="string">
            <text:p>House</text:p>
          </table:table-cell>
          <table:table-cell office:value-type="float" office:value="4617" calcext:value-type="float">
            <text:p>4617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102-104 LANSDOWNE AVE, SAINT JOHN, New Brunswick E2K2L8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SJ164079</text:p>
          </table:table-cell>
          <table:table-cell office:value-type="string" calcext:value-type="string">
            <text:p>House</text:p>
          </table:table-cell>
          <table:table-cell office:value-type="float" office:value="3574" calcext:value-type="float">
            <text:p>3574</text:p>
          </table:table-cell>
          <table:table-cell office:value-type="float" office:value="1415" calcext:value-type="float">
            <text:p>141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6 MONTGOMERY Crescent, SAINT JOHN, New Brunswick E2K2S9</text:p>
          </table:table-cell>
          <table:table-cell office:value-type="float" office:value="121900" calcext:value-type="float">
            <text:p>121900</text:p>
          </table:table-cell>
          <table:table-cell office:value-type="string" calcext:value-type="string">
            <text:p>SJ164257</text:p>
          </table:table-cell>
          <table:table-cell office:value-type="string" calcext:value-type="string">
            <text:p>House</text:p>
          </table:table-cell>
          <table:table-cell office:value-type="float" office:value="4596" calcext:value-type="float">
            <text:p>4596</text:p>
          </table:table-cell>
          <table:table-cell office:value-type="float" office:value="842" calcext:value-type="float">
            <text:p>84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72 DUKE Street, SAINT JOHN, New Brunswick E2L1P3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SJ164874</text:p>
          </table:table-cell>
          <table:table-cell office:value-type="string" calcext:value-type="string">
            <text:p>House</text:p>
          </table:table-cell>
          <table:table-cell office:value-type="float" office:value="3024" calcext:value-type="float">
            <text:p>3024</text:p>
          </table:table-cell>
          <table:table-cell office:value-type="float" office:value="1672" calcext:value-type="float">
            <text:p>167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133 MECKLENBURG Street, SAINT JOHN, New Brunswick E2L1R4</text:p>
          </table:table-cell>
          <table:table-cell office:value-type="float" office:value="139900" calcext:value-type="float">
            <text:p>139900</text:p>
          </table:table-cell>
          <table:table-cell office:value-type="string" calcext:value-type="string">
            <text:p>SJ162572</text:p>
          </table:table-cell>
          <table:table-cell office:value-type="string" calcext:value-type="string">
            <text:p>House</text:p>
          </table:table-cell>
          <table:table-cell office:value-type="float" office:value="7567" calcext:value-type="float">
            <text:p>7567</text:p>
          </table:table-cell>
          <table:table-cell office:value-type="float" office:value="1020" calcext:value-type="float">
            <text:p>102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66 MONTGOMERY Crescent, SAINT JOHN, New Brunswick E2K2T2</text:p>
          </table:table-cell>
          <table:table-cell office:value-type="float" office:value="149900" calcext:value-type="float">
            <text:p>149900</text:p>
          </table:table-cell>
          <table:table-cell office:value-type="string" calcext:value-type="string">
            <text:p>SJ162570</text:p>
          </table:table-cell>
          <table:table-cell office:value-type="string" calcext:value-type="string">
            <text:p>House</text:p>
          </table:table-cell>
          <table:table-cell office:value-type="float" office:value="9600" calcext:value-type="float">
            <text:p>9600</text:p>
          </table:table-cell>
          <table:table-cell office:value-type="float" office:value="768" calcext:value-type="float">
            <text:p>76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77 CRANSTON Avenue, SAINT <text:s/>JOHN, New Brunswick E2K3M7</text:p>
          </table:table-cell>
          <table:table-cell office:value-type="float" office:value="159750" calcext:value-type="float">
            <text:p>159750</text:p>
          </table:table-cell>
          <table:table-cell office:value-type="string" calcext:value-type="string">
            <text:p>SJ164003</text:p>
          </table:table-cell>
          <table:table-cell office:value-type="string" calcext:value-type="string">
            <text:p>House</text:p>
          </table:table-cell>
          <table:table-cell office:value-type="float" office:value="9117" calcext:value-type="float">
            <text:p>9117</text:p>
          </table:table-cell>
          <table:table-cell office:value-type="float" office:value="1600" calcext:value-type="float">
            <text:p>160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57 ST. JAMES Street, SAINT JOHN, New Brunswick E2L1V5</text:p>
          </table:table-cell>
          <table:table-cell office:value-type="float" office:value="169000" calcext:value-type="float">
            <text:p>169000</text:p>
          </table:table-cell>
          <table:table-cell office:value-type="string" calcext:value-type="string">
            <text:p>SJ165011</text:p>
          </table:table-cell>
          <table:table-cell office:value-type="string" calcext:value-type="string">
            <text:p>House</text:p>
          </table:table-cell>
          <table:table-cell office:value-type="float" office:value="3153" calcext:value-type="float">
            <text:p>3153</text:p>
          </table:table-cell>
          <table:table-cell office:value-type="float" office:value="848" calcext:value-type="float">
            <text:p>84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14 CURRIE Avenue, SAINT JOHN, New Brunswick E2K3A6</text:p>
          </table:table-cell>
          <table:table-cell office:value-type="float" office:value="169900" calcext:value-type="float">
            <text:p>169900</text:p>
          </table:table-cell>
          <table:table-cell office:value-type="string" calcext:value-type="string">
            <text:p>SJ164652</text:p>
          </table:table-cell>
          <table:table-cell office:value-type="string" calcext:value-type="string">
            <text:p>House</text:p>
          </table:table-cell>
          <table:table-cell office:value-type="float" office:value="5005" calcext:value-type="float">
            <text:p>5005</text:p>
          </table:table-cell>
          <table:table-cell office:value-type="float" office:value="1710" calcext:value-type="float">
            <text:p>171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35 SAINT PETERS Court, SAINT JOHN, New Brunswick E2K5N4</text:p>
          </table:table-cell>
          <table:table-cell office:value-type="float" office:value="209000" calcext:value-type="float">
            <text:p>209000</text:p>
          </table:table-cell>
          <table:table-cell office:value-type="string" calcext:value-type="string">
            <text:p>SJ163360</text:p>
          </table:table-cell>
          <table:table-cell office:value-type="string" calcext:value-type="string">
            <text:p>House</text:p>
          </table:table-cell>
          <table:table-cell office:value-type="float" office:value="7007" calcext:value-type="float">
            <text:p>7007</text:p>
          </table:table-cell>
          <table:table-cell office:value-type="float" office:value="1104" calcext:value-type="float">
            <text:p>1104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9 QUEEN Street, SAINT JOHN, New Brunswick E2L1S9</text:p>
          </table:table-cell>
          <table:table-cell office:value-type="float" office:value="349000" calcext:value-type="float">
            <text:p>349000</text:p>
          </table:table-cell>
          <table:table-cell office:value-type="string" calcext:value-type="string">
            <text:p>SJ164241</text:p>
          </table:table-cell>
          <table:table-cell office:value-type="string" calcext:value-type="string">
            <text:p>House</text:p>
          </table:table-cell>
          <table:table-cell office:value-type="float" office:value="8008" calcext:value-type="float">
            <text:p>8008</text:p>
          </table:table-cell>
          <table:table-cell office:value-type="float" office:value="3700" calcext:value-type="float">
            <text:p>370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504 - 243 PRINCE WILLIAM Street, SAINT JOHN, New Brunswick E2L0E6</text:p>
          </table:table-cell>
          <table:table-cell office:value-type="float" office:value="369900" calcext:value-type="float">
            <text:p>369900</text:p>
          </table:table-cell>
          <table:table-cell office:value-type="string" calcext:value-type="string">
            <text:p>SJ163273</text:p>
          </table:table-cell>
          <table:table-cell office:value-type="string" calcext:value-type="string">
            <text:p>House</text:p>
          </table:table-cell>
          <table:table-cell table:number-columns-repeated="2" office:value-type="float" office:value="1199" calcext:value-type="float">
            <text:p>119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105 CARMARTHEN Street, SAINT JOHN, New Brunswick E2L2N7</text:p>
          </table:table-cell>
          <table:table-cell office:value-type="float" office:value="389000" calcext:value-type="float">
            <text:p>389000</text:p>
          </table:table-cell>
          <table:table-cell office:value-type="string" calcext:value-type="string">
            <text:p>SJ163586</text:p>
          </table:table-cell>
          <table:table-cell office:value-type="string" calcext:value-type="string">
            <text:p>House</text:p>
          </table:table-cell>
          <table:table-cell office:value-type="float" office:value="6307" calcext:value-type="float">
            <text:p>6307</text:p>
          </table:table-cell>
          <table:table-cell office:value-type="float" office:value="2560" calcext:value-type="float">
            <text:p>256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607 BRUNSWICK Drive, SAINT JOHN, New Brunswick E2L3S9</text:p>
          </table:table-cell>
          <table:table-cell office:value-type="float" office:value="107900" calcext:value-type="float">
            <text:p>107900</text:p>
          </table:table-cell>
          <table:table-cell office:value-type="string" calcext:value-type="string">
            <text:p>SJ161626</text:p>
          </table:table-cell>
          <table:table-cell office:value-type="string" calcext:value-type="string">
            <text:p>Row / Townhouse</text:p>
          </table:table-cell>
          <table:table-cell office:value-type="float" office:value="1647" calcext:value-type="float">
            <text:p>1647</text:p>
          </table:table-cell>
          <table:table-cell office:value-type="float" office:value="1400" calcext:value-type="float">
            <text:p>140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5 HOSPITAL, SAINT JOHN, New Brunswick E2L0E6</text:p>
          </table:table-cell>
          <table:table-cell office:value-type="float" office:value="164900" calcext:value-type="float">
            <text:p>164900</text:p>
          </table:table-cell>
          <table:table-cell office:value-type="string" calcext:value-type="string">
            <text:p>SJ162156</text:p>
          </table:table-cell>
          <table:table-cell office:value-type="string" calcext:value-type="string">
            <text:p>Row / Townhouse</text:p>
          </table:table-cell>
          <table:table-cell office:value-type="float" office:value="1" calcext:value-type="float">
            <text:p>1</text:p>
          </table:table-cell>
          <table:table-cell office:value-type="float" office:value="2190" calcext:value-type="float">
            <text:p>219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94 QUEEN Street, SAINT JOHN, New Brunswick E2L1S4</text:p>
          </table:table-cell>
          <table:table-cell office:value-type="float" office:value="199900" calcext:value-type="float">
            <text:p>199900</text:p>
          </table:table-cell>
          <table:table-cell office:value-type="string" calcext:value-type="string">
            <text:p>SJ162817</text:p>
          </table:table-cell>
          <table:table-cell office:value-type="string" calcext:value-type="string">
            <text:p>Row / Townhouse</text:p>
          </table:table-cell>
          <table:table-cell office:value-type="float" office:value="2530" calcext:value-type="float">
            <text:p>2530</text:p>
          </table:table-cell>
          <table:table-cell office:value-type="float" office:value="1700" calcext:value-type="float">
            <text:p>170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5 CAMERON Court, SAINT JOHN, New Brunswick E2K5M4</text:p>
          </table:table-cell>
          <table:table-cell office:value-type="float" office:value="249000" calcext:value-type="float">
            <text:p>249000</text:p>
          </table:table-cell>
          <table:table-cell office:value-type="string" calcext:value-type="string">
            <text:p>SJ162023</text:p>
          </table:table-cell>
          <table:table-cell office:value-type="string" calcext:value-type="string">
            <text:p>Row / Townhouse</text:p>
          </table:table-cell>
          <table:table-cell office:value-type="float" office:value="4467" calcext:value-type="float">
            <text:p>4467</text:p>
          </table:table-cell>
          <table:table-cell office:value-type="float" office:value="1595" calcext:value-type="float">
            <text:p>159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166 OSBORNE Avenue, SAINT JOHN, New Brunswick E2K3J9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SJ161977</text:p>
          </table:table-cell>
          <table:table-cell office:value-type="string" calcext:value-type="string">
            <text:p>Row / Townhouse</text:p>
          </table:table-cell>
          <table:table-cell office:value-type="float" office:value="2874" calcext:value-type="float">
            <text:p>2874</text:p>
          </table:table-cell>
          <table:table-cell office:value-type="float" office:value="1600" calcext:value-type="float">
            <text:p>160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9 HARBOUR Terrace, SAINT JOHN, New Brunswick E2K5S8</text:p>
          </table:table-cell>
          <table:table-cell office:value-type="float" office:value="279900" calcext:value-type="float">
            <text:p>279900</text:p>
          </table:table-cell>
          <table:table-cell office:value-type="string" calcext:value-type="string">
            <text:p>SJ161358</text:p>
          </table:table-cell>
          <table:table-cell office:value-type="string" calcext:value-type="string">
            <text:p>Row / Townhouse</text:p>
          </table:table-cell>
          <table:table-cell office:value-type="float" office:value="3164" calcext:value-type="float">
            <text:p>3164</text:p>
          </table:table-cell>
          <table:table-cell office:value-type="float" office:value="2600" calcext:value-type="float">
            <text:p>260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54 PRINCE WILLIAM Street, SAINT JOHN, New Brunswick E2L2C1</text:p>
          </table:table-cell>
          <table:table-cell office:value-type="float" office:value="284900" calcext:value-type="float">
            <text:p>284900</text:p>
          </table:table-cell>
          <table:table-cell office:value-type="string" calcext:value-type="string">
            <text:p>SJ160637</text:p>
          </table:table-cell>
          <table:table-cell office:value-type="string" calcext:value-type="string">
            <text:p>Row / Townhouse</text:p>
          </table:table-cell>
          <table:table-cell office:value-type="float" office:value="1668" calcext:value-type="float">
            <text:p>1668</text:p>
          </table:table-cell>
          <table:table-cell office:value-type="float" office:value="1600" calcext:value-type="float">
            <text:p>160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12 GERMAIN Street, SAINT JOHN, New Brunswick E2L2G4</text:p>
          </table:table-cell>
          <table:table-cell office:value-type="float" office:value="325000" calcext:value-type="float">
            <text:p>325000</text:p>
          </table:table-cell>
          <table:table-cell office:value-type="string" calcext:value-type="string">
            <text:p>SJ161129</text:p>
          </table:table-cell>
          <table:table-cell office:value-type="string" calcext:value-type="string">
            <text:p>Row / Townhouse</text:p>
          </table:table-cell>
          <table:table-cell office:value-type="float" office:value="5005" calcext:value-type="float">
            <text:p>5005</text:p>
          </table:table-cell>
          <table:table-cell office:value-type="float" office:value="3066" calcext:value-type="float">
            <text:p>306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3 MECKLENBURG Street, SAINT JOHN, New Brunswick E2L1R2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J164913</text:p>
          </table:table-cell>
          <table:table-cell office:value-type="string" calcext:value-type="string">
            <text:p>Triplex</text:p>
          </table:table-cell>
          <table:table-cell office:value-type="float" office:value="3153" calcext:value-type="float">
            <text:p>3153</text:p>
          </table:table-cell>
          <table:table-cell office:value-type="float" office:value="3300" calcext:value-type="float">
            <text:p>33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77 EXMOUTH Street, SAINT JOHN, New Brunswick E2L3R8</text:p>
          </table:table-cell>
          <table:table-cell office:value-type="float" office:value="42900" calcext:value-type="float">
            <text:p>42900</text:p>
          </table:table-cell>
          <table:table-cell office:value-type="string" calcext:value-type="string">
            <text:p>SJ161972</text:p>
          </table:table-cell>
          <table:table-cell office:value-type="string" calcext:value-type="string">
            <text:p>Triplex</text:p>
          </table:table-cell>
          <table:table-cell office:value-type="float" office:value="3466" calcext:value-type="float">
            <text:p>34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96 SYDNEY Street, SAINT JOHN, New Brunswick E2L2L9</text:p>
          </table:table-cell>
          <table:table-cell office:value-type="float" office:value="94900" calcext:value-type="float">
            <text:p>94900</text:p>
          </table:table-cell>
          <table:table-cell office:value-type="string" calcext:value-type="string">
            <text:p>SJ160962</text:p>
          </table:table-cell>
          <table:table-cell office:value-type="string" calcext:value-type="string">
            <text:p>Triplex</text:p>
          </table:table-cell>
          <table:table-cell office:value-type="float" office:value="1528" calcext:value-type="float">
            <text:p>1528</text:p>
          </table:table-cell>
          <table:table-cell office:value-type="float" office:value="1700" calcext:value-type="float">
            <text:p>170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06 QUEEN Street, SAINT JOHN, New Brunswick E2L1S4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SJ164778</text:p>
          </table:table-cell>
          <table:table-cell office:value-type="string" calcext:value-type="string">
            <text:p>Triplex</text:p>
          </table:table-cell>
          <table:table-cell office:value-type="float" office:value="3896" calcext:value-type="float">
            <text:p>3896</text:p>
          </table:table-cell>
          <table:table-cell office:value-type="float" office:value="2700" calcext:value-type="float">
            <text:p>270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5 DORCHESTER, SAINT JOHN, New Brunswick E2L3H7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SJ162683</text:p>
          </table:table-cell>
          <table:table-cell office:value-type="string" calcext:value-type="string">
            <text:p>Triplex</text:p>
          </table:table-cell>
          <table:table-cell office:value-type="float" office:value="893" calcext:value-type="float">
            <text:p>893</text:p>
          </table:table-cell>
          <table:table-cell office:value-type="float" office:value="2400" calcext:value-type="float">
            <text:p>240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59 DUKE Street, SAINT JOHN, New Brunswick E2L1P2</text:p>
          </table:table-cell>
          <table:table-cell office:value-type="float" office:value="116900" calcext:value-type="float">
            <text:p>116900</text:p>
          </table:table-cell>
          <table:table-cell office:value-type="string" calcext:value-type="string">
            <text:p>SJ161201</text:p>
          </table:table-cell>
          <table:table-cell office:value-type="string" calcext:value-type="string">
            <text:p>Triplex</text:p>
          </table:table-cell>
          <table:table-cell office:value-type="float" office:value="4112" calcext:value-type="float">
            <text:p>4112</text:p>
          </table:table-cell>
          <table:table-cell office:value-type="float" office:value="4200" calcext:value-type="float">
            <text:p>420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314 PRINCESS Street, SAINT JOHN, New Brunswick E2L1L5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J160547</text:p>
          </table:table-cell>
          <table:table-cell office:value-type="string" calcext:value-type="string">
            <text:p>Triplex</text:p>
          </table:table-cell>
          <table:table-cell office:value-type="float" office:value="4004" calcext:value-type="float">
            <text:p>4004</text:p>
          </table:table-cell>
          <table:table-cell office:value-type="float" office:value="2500" calcext:value-type="float">
            <text:p>250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15 CEDAR GROVE Crescent, SAINT JOHN, New Brunswick E2K4G5</text:p>
          </table:table-cell>
          <table:table-cell office:value-type="float" office:value="165000" calcext:value-type="float">
            <text:p>165000</text:p>
          </table:table-cell>
          <table:table-cell office:value-type="string" calcext:value-type="string">
            <text:p>SJ163318</text:p>
          </table:table-cell>
          <table:table-cell office:value-type="string" calcext:value-type="string">
            <text:p>Triplex</text:p>
          </table:table-cell>
          <table:table-cell office:value-type="float" office:value="4895" calcext:value-type="float">
            <text:p>4895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65 ELLIOTT ROW, SAINT JOHN, New Brunswick E2L1C5</text:p>
          </table:table-cell>
          <table:table-cell office:value-type="float" office:value="169000" calcext:value-type="float">
            <text:p>169000</text:p>
          </table:table-cell>
          <table:table-cell office:value-type="string" calcext:value-type="string">
            <text:p>SJ162897</text:p>
          </table:table-cell>
          <table:table-cell office:value-type="string" calcext:value-type="string">
            <text:p>Triplex</text:p>
          </table:table-cell>
          <table:table-cell office:value-type="float" office:value="5005" calcext:value-type="float">
            <text:p>5005</text:p>
          </table:table-cell>
          <table:table-cell office:value-type="float" office:value="4400" calcext:value-type="float">
            <text:p>440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130 PRINCESS Street, SAINT JOHN, New Brunswick E2L1K7</text:p>
          </table:table-cell>
          <table:table-cell office:value-type="float" office:value="209000" calcext:value-type="float">
            <text:p>209000</text:p>
          </table:table-cell>
          <table:table-cell office:value-type="string" calcext:value-type="string">
            <text:p>SJ162836</text:p>
          </table:table-cell>
          <table:table-cell office:value-type="string" calcext:value-type="string">
            <text:p>Triplex</text:p>
          </table:table-cell>
          <table:table-cell office:value-type="float" office:value="3121" calcext:value-type="float">
            <text:p>3121</text:p>
          </table:table-cell>
          <table:table-cell office:value-type="float" office:value="3200" calcext:value-type="float">
            <text:p>320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107-109 BROAD ST, SAINT JOHN, New Brunswick E2L1Y7</text:p>
          </table:table-cell>
          <table:table-cell office:value-type="float" office:value="214900" calcext:value-type="float">
            <text:p>214900</text:p>
          </table:table-cell>
          <table:table-cell office:value-type="string" calcext:value-type="string">
            <text:p>SJ161056</text:p>
          </table:table-cell>
          <table:table-cell office:value-type="string" calcext:value-type="string">
            <text:p>Triplex</text:p>
          </table:table-cell>
          <table:table-cell office:value-type="float" office:value="6781" calcext:value-type="float">
            <text:p>67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98 WENTWORTH Street, SAINT JOHN, New Brunswick E2L2S4</text:p>
          </table:table-cell>
          <table:table-cell office:value-type="float" office:value="259000" calcext:value-type="float">
            <text:p>259000</text:p>
          </table:table-cell>
          <table:table-cell office:value-type="string" calcext:value-type="string">
            <text:p>SJ162807</text:p>
          </table:table-cell>
          <table:table-cell office:value-type="string" calcext:value-type="string">
            <text:p>Triplex</text:p>
          </table:table-cell>
          <table:table-cell office:value-type="float" office:value="4004" calcext:value-type="float">
            <text:p>4004</text:p>
          </table:table-cell>
          <table:table-cell office:value-type="float" office:value="3000" calcext:value-type="float">
            <text:p>300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194 PRINCESS Street, SAINT JOHN, New Brunswick E2L1K9</text:p>
          </table:table-cell>
          <table:table-cell office:value-type="float" office:value="309900" calcext:value-type="float">
            <text:p>309900</text:p>
          </table:table-cell>
          <table:table-cell office:value-type="string" calcext:value-type="string">
            <text:p>SJ164475</text:p>
          </table:table-cell>
          <table:table-cell office:value-type="string" calcext:value-type="string">
            <text:p>Triplex</text:p>
          </table:table-cell>
          <table:table-cell office:value-type="float" office:value="4080" calcext:value-type="float">
            <text:p>4080</text:p>
          </table:table-cell>
          <table:table-cell office:value-type="float" office:value="3000" calcext:value-type="float">
            <text:p>300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54 ORANGE Street, SAINT JOHN, New Brunswick E2L1M3</text:p>
          </table:table-cell>
          <table:table-cell office:value-type="float" office:value="369900" calcext:value-type="float">
            <text:p>369900</text:p>
          </table:table-cell>
          <table:table-cell office:value-type="string" calcext:value-type="string">
            <text:p>SJ164736</text:p>
          </table:table-cell>
          <table:table-cell office:value-type="string" calcext:value-type="string">
            <text:p>Triplex</text:p>
          </table:table-cell>
          <table:table-cell office:value-type="float" office:value="5274" calcext:value-type="float">
            <text:p>5274</text:p>
          </table:table-cell>
          <table:table-cell office:value-type="float" office:value="4090" calcext:value-type="float">
            <text:p>4090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ce1"/>
        <table:table-column table:style-name="co5" table:number-columns-repeated="2" table:default-cell-style-name="Default"/>
        <table:table-row table:style-name="ro2">
          <table:table-cell table:number-columns-repeated="7"/>
          <table:table-cell office:value-type="string" calcext:value-type="string">
            <text:p>per unit</text:p>
          </table:table-cell>
          <table:table-cell office:value-type="string" calcext:value-type="string">
            <text:p>per land</text:p>
          </table:table-cell>
          <table:table-cell office:value-type="string" calcext:value-type="string">
            <text:p>per int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305 GERMAIN Street, SAINT JOHN, New Brunswick E2L2H2</text:p>
          </table:table-cell>
          <table:table-cell office:value-type="float" office:value="139900" calcext:value-type="float">
            <text:p>139900</text:p>
          </table:table-cell>
          <table:table-cell office:value-type="string" calcext:value-type="string">
            <text:p>SJ163776</text:p>
          </table:table-cell>
          <table:table-cell office:value-type="string" calcext:value-type="string">
            <text:p><text:s/></text:p>
          </table:table-cell>
          <table:table-cell office:value-type="float" office:value="2098" calcext:value-type="float">
            <text:p>2098</text:p>
          </table:table-cell>
          <table:table-cell office:value-type="float" office:value="1750" calcext:value-type="float">
            <text:p>1750</text:p>
          </table:table-cell>
          <table:table-cell table:formula="of:=[.C2]" office:value-type="currency" office:currency="USD" office:value="139900" calcext:value-type="currency">
            <text:p>$139,900</text:p>
          </table:table-cell>
          <table:table-cell table:style-name="ce1" table:formula="of:=[.C2]/[.F2]" office:value-type="currency" office:currency="USD" office:value="66.6825548141087" calcext:value-type="currency">
            <text:p>$67</text:p>
          </table:table-cell>
          <table:table-cell table:style-name="ce1" table:formula="of:=[.C2]/[.G2]" office:value-type="currency" office:currency="USD" office:value="79.9428571428571" calcext:value-type="currency">
            <text:p>$8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73 DUKE Street, SAINT JOHN, New Brunswick E2M1T5</text:p>
          </table:table-cell>
          <table:table-cell office:value-type="float" office:value="54900" calcext:value-type="float">
            <text:p>54900</text:p>
          </table:table-cell>
          <table:table-cell office:value-type="string" calcext:value-type="string">
            <text:p>SJ164637</text:p>
          </table:table-cell>
          <table:table-cell office:value-type="string" calcext:value-type="string">
            <text:p>Duplex</text:p>
          </table:table-cell>
          <table:table-cell office:value-type="float" office:value="5005" calcext:value-type="float">
            <text:p>5005</text:p>
          </table:table-cell>
          <table:table-cell office:value-type="float" office:value="2000" calcext:value-type="float">
            <text:p>2000</text:p>
          </table:table-cell>
          <table:table-cell table:formula="of:=[.C3]/2" office:value-type="currency" office:currency="USD" office:value="27450" calcext:value-type="currency">
            <text:p>$27,450</text:p>
          </table:table-cell>
          <table:table-cell table:style-name="ce1" table:formula="of:=[.C3]/[.F3]" office:value-type="currency" office:currency="USD" office:value="10.969030969031" calcext:value-type="currency">
            <text:p>$11</text:p>
          </table:table-cell>
          <table:table-cell table:style-name="ce1" table:formula="of:=[.C3]/[.G3]" office:value-type="currency" office:currency="USD" office:value="27.45" calcext:value-type="currency">
            <text:p>$2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75 WENTWORTH, SAINT JOHN, New Brunswick E2L2T2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SJ164297</text:p>
          </table:table-cell>
          <table:table-cell office:value-type="string" calcext:value-type="string">
            <text:p>Duplex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table:formula="of:=[.C4]/2" office:value-type="currency" office:currency="USD" office:value="37500" calcext:value-type="currency">
            <text:p>$37,500</text:p>
          </table:table-cell>
          <table:table-cell table:style-name="ce1" table:formula="of:=[.C4]/[.F4]" office:value-type="currency" office:currency="USD" office:value="37.5" calcext:value-type="currency">
            <text:p>$38</text:p>
          </table:table-cell>
          <table:table-cell table:style-name="ce1" table:formula="of:=[.C4]/[.G4]" office:value-type="currency" office:currency="USD" office:value="39.4736842105263" calcext:value-type="currency">
            <text:p>$3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58 MECKLENBURG Street, SAINT JOHN, New Brunswick E2L1R5</text:p>
          </table:table-cell>
          <table:table-cell office:value-type="float" office:value="89900" calcext:value-type="float">
            <text:p>89900</text:p>
          </table:table-cell>
          <table:table-cell office:value-type="string" calcext:value-type="string">
            <text:p>SJ161654</text:p>
          </table:table-cell>
          <table:table-cell office:value-type="string" calcext:value-type="string">
            <text:p>Duplex</text:p>
          </table:table-cell>
          <table:table-cell office:value-type="float" office:value="3713" calcext:value-type="float">
            <text:p>3713</text:p>
          </table:table-cell>
          <table:table-cell office:value-type="float" office:value="3750" calcext:value-type="float">
            <text:p>3750</text:p>
          </table:table-cell>
          <table:table-cell table:formula="of:=[.C5]/2" office:value-type="currency" office:currency="USD" office:value="44950" calcext:value-type="currency">
            <text:p>$44,950</text:p>
          </table:table-cell>
          <table:table-cell table:style-name="ce1" table:formula="of:=[.C5]/[.F5]" office:value-type="currency" office:currency="USD" office:value="24.2122273094533" calcext:value-type="currency">
            <text:p>$24</text:p>
          </table:table-cell>
          <table:table-cell table:style-name="ce1" table:formula="of:=[.C5]/[.G5]" office:value-type="currency" office:currency="USD" office:value="23.9733333333333" calcext:value-type="currency">
            <text:p>$2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24 MECKLENBURG Street, SAINT JOHN, New Brunswick E2L1K3</text:p>
          </table:table-cell>
          <table:table-cell office:value-type="float" office:value="94900" calcext:value-type="float">
            <text:p>94900</text:p>
          </table:table-cell>
          <table:table-cell office:value-type="string" calcext:value-type="string">
            <text:p>SJ161809</text:p>
          </table:table-cell>
          <table:table-cell office:value-type="string" calcext:value-type="string">
            <text:p>Duplex</text:p>
          </table:table-cell>
          <table:table-cell office:value-type="float" office:value="297" calcext:value-type="float">
            <text:p>297</text:p>
          </table:table-cell>
          <table:table-cell office:value-type="float" office:value="1444" calcext:value-type="float">
            <text:p>1444</text:p>
          </table:table-cell>
          <table:table-cell table:formula="of:=[.C6]/2" office:value-type="currency" office:currency="USD" office:value="47450" calcext:value-type="currency">
            <text:p>$47,450</text:p>
          </table:table-cell>
          <table:table-cell table:style-name="ce1" table:formula="of:=[.C6]/[.F6]" office:value-type="currency" office:currency="USD" office:value="319.528619528619" calcext:value-type="currency">
            <text:p>$320</text:p>
          </table:table-cell>
          <table:table-cell table:style-name="ce1" table:formula="of:=[.C6]/[.G6]" office:value-type="currency" office:currency="USD" office:value="65.7202216066482" calcext:value-type="currency">
            <text:p>$6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102-104 LANSDOWNE AVE, SAINT JOHN, New Brunswick E2K2L8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SJ164080</text:p>
          </table:table-cell>
          <table:table-cell office:value-type="string" calcext:value-type="string">
            <text:p>Duplex</text:p>
          </table:table-cell>
          <table:table-cell office:value-type="float" office:value="3574" calcext:value-type="float">
            <text:p>3574</text:p>
          </table:table-cell>
          <table:table-cell office:value-type="float" office:value="1415" calcext:value-type="float">
            <text:p>1415</text:p>
          </table:table-cell>
          <table:table-cell table:formula="of:=[.C7]/2" office:value-type="currency" office:currency="USD" office:value="60000" calcext:value-type="currency">
            <text:p>$60,000</text:p>
          </table:table-cell>
          <table:table-cell table:style-name="ce1" table:formula="of:=[.C7]/[.F7]" office:value-type="currency" office:currency="USD" office:value="33.5758254057079" calcext:value-type="currency">
            <text:p>$34</text:p>
          </table:table-cell>
          <table:table-cell table:style-name="ce1" table:formula="of:=[.C7]/[.G7]" office:value-type="currency" office:currency="USD" office:value="84.8056537102474" calcext:value-type="currency">
            <text:p>$8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 - 247 GERMAIN Street, SAINT JOHN, New Brunswick E2L2G5</text:p>
          </table:table-cell>
          <table:table-cell office:value-type="float" office:value="129900" calcext:value-type="float">
            <text:p>129900</text:p>
          </table:table-cell>
          <table:table-cell office:value-type="string" calcext:value-type="string">
            <text:p>SJ160084</text:p>
          </table:table-cell>
          <table:table-cell office:value-type="string" calcext:value-type="string">
            <text:p>Duplex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table:formula="of:=[.C8]/2" office:value-type="currency" office:currency="USD" office:value="64950" calcext:value-type="currency">
            <text:p>$64,950</text:p>
          </table:table-cell>
          <table:table-cell table:style-name="ce1" table:formula="of:=[.C8]/[.F8]" office:value-type="currency" office:currency="USD" office:value="129900" calcext:value-type="currency">
            <text:p>$129,900</text:p>
          </table:table-cell>
          <table:table-cell table:style-name="ce1" table:formula="of:=[.C8]/[.G8]" office:value-type="currency" office:currency="USD" office:value="136.736842105263" calcext:value-type="currency">
            <text:p>$13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3 - 215 KING Street East, SAINT JOHN, New Brunswick E2L1H2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SJ160067</text:p>
          </table:table-cell>
          <table:table-cell office:value-type="string" calcext:value-type="string">
            <text:p>Duplex</text:p>
          </table:table-cell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table:formula="of:=[.C9]/2" office:value-type="currency" office:currency="USD" office:value="67500" calcext:value-type="currency">
            <text:p>$67,500</text:p>
          </table:table-cell>
          <table:table-cell table:style-name="ce1" table:formula="of:=[.C9]/[.F9]" office:value-type="currency" office:currency="USD" office:value="135000" calcext:value-type="currency">
            <text:p>$135,000</text:p>
          </table:table-cell>
          <table:table-cell table:style-name="ce1" table:formula="of:=[.C9]/[.G9]" office:value-type="currency" office:currency="USD" office:value="125.698324022346" calcext:value-type="currency">
            <text:p>$12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131 WENTWORTH Street, SAINT JOHN, New Brunswick E2L2S7</text:p>
          </table:table-cell>
          <table:table-cell office:value-type="float" office:value="138000" calcext:value-type="float">
            <text:p>138000</text:p>
          </table:table-cell>
          <table:table-cell office:value-type="string" calcext:value-type="string">
            <text:p>SJ163208</text:p>
          </table:table-cell>
          <table:table-cell office:value-type="string" calcext:value-type="string">
            <text:p>Duplex</text:p>
          </table:table-cell>
          <table:table-cell office:value-type="float" office:value="2185" calcext:value-type="float">
            <text:p>2185</text:p>
          </table:table-cell>
          <table:table-cell office:value-type="float" office:value="1600" calcext:value-type="float">
            <text:p>1600</text:p>
          </table:table-cell>
          <table:table-cell table:formula="of:=[.C10]/2" office:value-type="currency" office:currency="USD" office:value="69000" calcext:value-type="currency">
            <text:p>$69,000</text:p>
          </table:table-cell>
          <table:table-cell table:style-name="ce1" table:formula="of:=[.C10]/[.F10]" office:value-type="currency" office:currency="USD" office:value="63.1578947368421" calcext:value-type="currency">
            <text:p>$63</text:p>
          </table:table-cell>
          <table:table-cell table:style-name="ce1" table:formula="of:=[.C10]/[.G10]" office:value-type="currency" office:currency="USD" office:value="86.25" calcext:value-type="currency">
            <text:p>$8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131 WENTWORTH Street, SAINT JOHN, New Brunswick E2L2S7</text:p>
          </table:table-cell>
          <table:table-cell office:value-type="float" office:value="138000" calcext:value-type="float">
            <text:p>138000</text:p>
          </table:table-cell>
          <table:table-cell office:value-type="string" calcext:value-type="string">
            <text:p>SJ163207</text:p>
          </table:table-cell>
          <table:table-cell office:value-type="string" calcext:value-type="string">
            <text:p>Duplex</text:p>
          </table:table-cell>
          <table:table-cell office:value-type="float" office:value="2185" calcext:value-type="float">
            <text:p>2185</text:p>
          </table:table-cell>
          <table:table-cell office:value-type="float" office:value="1600" calcext:value-type="float">
            <text:p>1600</text:p>
          </table:table-cell>
          <table:table-cell table:formula="of:=[.C11]/2" office:value-type="currency" office:currency="USD" office:value="69000" calcext:value-type="currency">
            <text:p>$69,000</text:p>
          </table:table-cell>
          <table:table-cell table:style-name="ce1" table:formula="of:=[.C11]/[.F11]" office:value-type="currency" office:currency="USD" office:value="63.1578947368421" calcext:value-type="currency">
            <text:p>$63</text:p>
          </table:table-cell>
          <table:table-cell table:style-name="ce1" table:formula="of:=[.C11]/[.G11]" office:value-type="currency" office:currency="USD" office:value="86.25" calcext:value-type="currency">
            <text:p>$8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88 QUEEN Street, SAINT JOHN, New Brunswick E2L1S8</text:p>
          </table:table-cell>
          <table:table-cell office:value-type="float" office:value="139900" calcext:value-type="float">
            <text:p>139900</text:p>
          </table:table-cell>
          <table:table-cell office:value-type="string" calcext:value-type="string">
            <text:p>SJ165026</text:p>
          </table:table-cell>
          <table:table-cell office:value-type="string" calcext:value-type="string">
            <text:p>Duplex</text:p>
          </table:table-cell>
          <table:table-cell office:value-type="float" office:value="3895" calcext:value-type="float">
            <text:p>3895</text:p>
          </table:table-cell>
          <table:table-cell office:value-type="float" office:value="2746" calcext:value-type="float">
            <text:p>2746</text:p>
          </table:table-cell>
          <table:table-cell table:formula="of:=[.C12]/2" office:value-type="currency" office:currency="USD" office:value="69950" calcext:value-type="currency">
            <text:p>$69,950</text:p>
          </table:table-cell>
          <table:table-cell table:style-name="ce1" table:formula="of:=[.C12]/[.F12]" office:value-type="currency" office:currency="USD" office:value="35.9178433889602" calcext:value-type="currency">
            <text:p>$36</text:p>
          </table:table-cell>
          <table:table-cell table:style-name="ce1" table:formula="of:=[.C12]/[.G12]" office:value-type="currency" office:currency="USD" office:value="50.9468317552804" calcext:value-type="currency">
            <text:p>$5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70 ELLIOTT ROW, SAINT JOHN, New Brunswick E2L1C6</text:p>
          </table:table-cell>
          <table:table-cell office:value-type="float" office:value="139900" calcext:value-type="float">
            <text:p>139900</text:p>
          </table:table-cell>
          <table:table-cell office:value-type="string" calcext:value-type="string">
            <text:p>SJ163660</text:p>
          </table:table-cell>
          <table:table-cell office:value-type="string" calcext:value-type="string">
            <text:p>Duplex</text:p>
          </table:table-cell>
          <table:table-cell office:value-type="float" office:value="5253" calcext:value-type="float">
            <text:p>5253</text:p>
          </table:table-cell>
          <table:table-cell office:value-type="float" office:value="2500" calcext:value-type="float">
            <text:p>2500</text:p>
          </table:table-cell>
          <table:table-cell table:formula="of:=[.C13]/2" office:value-type="currency" office:currency="USD" office:value="69950" calcext:value-type="currency">
            <text:p>$69,950</text:p>
          </table:table-cell>
          <table:table-cell table:style-name="ce1" table:formula="of:=[.C13]/[.F13]" office:value-type="currency" office:currency="USD" office:value="26.6324005330287" calcext:value-type="currency">
            <text:p>$27</text:p>
          </table:table-cell>
          <table:table-cell table:style-name="ce1" table:formula="of:=[.C13]/[.G13]" office:value-type="currency" office:currency="USD" office:value="55.96" calcext:value-type="currency">
            <text:p>$5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170 BRITTAIN Street, SAINT JOHN, New Brunswick E2K5K2</text:p>
          </table:table-cell>
          <table:table-cell office:value-type="float" office:value="149900" calcext:value-type="float">
            <text:p>149900</text:p>
          </table:table-cell>
          <table:table-cell office:value-type="string" calcext:value-type="string">
            <text:p>SJ161491</text:p>
          </table:table-cell>
          <table:table-cell office:value-type="string" calcext:value-type="string">
            <text:p>Duplex</text:p>
          </table:table-cell>
          <table:table-cell office:value-type="float" office:value="4004" calcext:value-type="float">
            <text:p>4004</text:p>
          </table:table-cell>
          <table:table-cell office:value-type="float" office:value="2200" calcext:value-type="float">
            <text:p>2200</text:p>
          </table:table-cell>
          <table:table-cell table:formula="of:=[.C14]/2" office:value-type="currency" office:currency="USD" office:value="74950" calcext:value-type="currency">
            <text:p>$74,950</text:p>
          </table:table-cell>
          <table:table-cell table:style-name="ce1" table:formula="of:=[.C14]/[.F14]" office:value-type="currency" office:currency="USD" office:value="37.4375624375624" calcext:value-type="currency">
            <text:p>$37</text:p>
          </table:table-cell>
          <table:table-cell table:style-name="ce1" table:formula="of:=[.C14]/[.G14]" office:value-type="currency" office:currency="USD" office:value="68.1363636363636" calcext:value-type="currency">
            <text:p>$6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30-32 CEDAR GROVE CRES, SAINT JOHN, New Brunswick E2K4G6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J164265</text:p>
          </table:table-cell>
          <table:table-cell office:value-type="string" calcext:value-type="string">
            <text:p>Duplex</text:p>
          </table:table-cell>
          <table:table-cell office:value-type="float" office:value="2884" calcext:value-type="float">
            <text:p>2884</text:p>
          </table:table-cell>
          <table:table-cell office:value-type="float" office:value="2150" calcext:value-type="float">
            <text:p>2150</text:p>
          </table:table-cell>
          <table:table-cell table:formula="of:=[.C15]/2" office:value-type="currency" office:currency="USD" office:value="75000" calcext:value-type="currency">
            <text:p>$75,000</text:p>
          </table:table-cell>
          <table:table-cell table:style-name="ce1" table:formula="of:=[.C15]/[.F15]" office:value-type="currency" office:currency="USD" office:value="52.0110957004161" calcext:value-type="currency">
            <text:p>$52</text:p>
          </table:table-cell>
          <table:table-cell table:style-name="ce1" table:formula="of:=[.C15]/[.G15]" office:value-type="currency" office:currency="USD" office:value="69.7674418604651" calcext:value-type="currency">
            <text:p>$7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30-32 CEDAR GROVE CRES, SAINT JOHN, New Brunswick E2K4G6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J164266</text:p>
          </table:table-cell>
          <table:table-cell office:value-type="string" calcext:value-type="string">
            <text:p>Duplex</text:p>
          </table:table-cell>
          <table:table-cell office:value-type="float" office:value="2884" calcext:value-type="float">
            <text:p>2884</text:p>
          </table:table-cell>
          <table:table-cell office:value-type="float" office:value="2150" calcext:value-type="float">
            <text:p>2150</text:p>
          </table:table-cell>
          <table:table-cell table:formula="of:=[.C16]/2" office:value-type="currency" office:currency="USD" office:value="75000" calcext:value-type="currency">
            <text:p>$75,000</text:p>
          </table:table-cell>
          <table:table-cell table:style-name="ce1" table:formula="of:=[.C16]/[.F16]" office:value-type="currency" office:currency="USD" office:value="52.0110957004161" calcext:value-type="currency">
            <text:p>$52</text:p>
          </table:table-cell>
          <table:table-cell table:style-name="ce1" table:formula="of:=[.C16]/[.G16]" office:value-type="currency" office:currency="USD" office:value="69.7674418604651" calcext:value-type="currency">
            <text:p>$7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142 DUKE Street, SAINT JOHN, New Brunswick E2L1N6</text:p>
          </table:table-cell>
          <table:table-cell office:value-type="float" office:value="159900" calcext:value-type="float">
            <text:p>159900</text:p>
          </table:table-cell>
          <table:table-cell office:value-type="string" calcext:value-type="string">
            <text:p>SJ153451</text:p>
          </table:table-cell>
          <table:table-cell office:value-type="string" calcext:value-type="string">
            <text:p>Duplex</text:p>
          </table:table-cell>
          <table:table-cell office:value-type="float" office:value="2604" calcext:value-type="float">
            <text:p>2604</text:p>
          </table:table-cell>
          <table:table-cell office:value-type="float" office:value="2392" calcext:value-type="float">
            <text:p>2392</text:p>
          </table:table-cell>
          <table:table-cell table:formula="of:=[.C17]/2" office:value-type="currency" office:currency="USD" office:value="79950" calcext:value-type="currency">
            <text:p>$79,950</text:p>
          </table:table-cell>
          <table:table-cell table:style-name="ce1" table:formula="of:=[.C17]/[.F17]" office:value-type="currency" office:currency="USD" office:value="61.4055299539171" calcext:value-type="currency">
            <text:p>$61</text:p>
          </table:table-cell>
          <table:table-cell table:style-name="ce1" table:formula="of:=[.C17]/[.G17]" office:value-type="currency" office:currency="USD" office:value="66.8478260869565" calcext:value-type="currency">
            <text:p>$6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142 DUKE Street, SAINT JOHN, New Brunswick E2L1N6</text:p>
          </table:table-cell>
          <table:table-cell office:value-type="float" office:value="159900" calcext:value-type="float">
            <text:p>159900</text:p>
          </table:table-cell>
          <table:table-cell office:value-type="string" calcext:value-type="string">
            <text:p>SJ153452</text:p>
          </table:table-cell>
          <table:table-cell office:value-type="string" calcext:value-type="string">
            <text:p>Duplex</text:p>
          </table:table-cell>
          <table:table-cell office:value-type="float" office:value="2604" calcext:value-type="float">
            <text:p>2604</text:p>
          </table:table-cell>
          <table:table-cell office:value-type="float" office:value="2392" calcext:value-type="float">
            <text:p>2392</text:p>
          </table:table-cell>
          <table:table-cell table:formula="of:=[.C18]/2" office:value-type="currency" office:currency="USD" office:value="79950" calcext:value-type="currency">
            <text:p>$79,950</text:p>
          </table:table-cell>
          <table:table-cell table:style-name="ce1" table:formula="of:=[.C18]/[.F18]" office:value-type="currency" office:currency="USD" office:value="61.4055299539171" calcext:value-type="currency">
            <text:p>$61</text:p>
          </table:table-cell>
          <table:table-cell table:style-name="ce1" table:formula="of:=[.C18]/[.G18]" office:value-type="currency" office:currency="USD" office:value="66.8478260869565" calcext:value-type="currency">
            <text:p>$6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77 MECKLENBURG Street, SAINT JOHN, New Brunswick E2L1P9</text:p>
          </table:table-cell>
          <table:table-cell office:value-type="float" office:value="164900" calcext:value-type="float">
            <text:p>164900</text:p>
          </table:table-cell>
          <table:table-cell office:value-type="string" calcext:value-type="string">
            <text:p>SJ162406</text:p>
          </table:table-cell>
          <table:table-cell office:value-type="string" calcext:value-type="string">
            <text:p>Duplex</text:p>
          </table:table-cell>
          <table:table-cell office:value-type="float" office:value="4994" calcext:value-type="float">
            <text:p>4994</text:p>
          </table:table-cell>
          <table:table-cell office:value-type="float" office:value="1608" calcext:value-type="float">
            <text:p>1608</text:p>
          </table:table-cell>
          <table:table-cell table:formula="of:=[.C19]/2" office:value-type="currency" office:currency="USD" office:value="82450" calcext:value-type="currency">
            <text:p>$82,450</text:p>
          </table:table-cell>
          <table:table-cell table:style-name="ce1" table:formula="of:=[.C19]/[.F19]" office:value-type="currency" office:currency="USD" office:value="33.0196235482579" calcext:value-type="currency">
            <text:p>$33</text:p>
          </table:table-cell>
          <table:table-cell table:style-name="ce1" table:formula="of:=[.C19]/[.G19]" office:value-type="currency" office:currency="USD" office:value="102.549751243781" calcext:value-type="currency">
            <text:p>$10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114 LEINSTER Street, SAINT JOHN, New Brunswick E2L1J3</text:p>
          </table:table-cell>
          <table:table-cell office:value-type="float" office:value="171900" calcext:value-type="float">
            <text:p>171900</text:p>
          </table:table-cell>
          <table:table-cell office:value-type="string" calcext:value-type="string">
            <text:p>SJ161526</text:p>
          </table:table-cell>
          <table:table-cell office:value-type="string" calcext:value-type="string">
            <text:p>Duplex</text:p>
          </table:table-cell>
          <table:table-cell office:value-type="float" office:value="5038" calcext:value-type="float">
            <text:p>5038</text:p>
          </table:table-cell>
          <table:table-cell office:value-type="float" office:value="1555" calcext:value-type="float">
            <text:p>1555</text:p>
          </table:table-cell>
          <table:table-cell table:formula="of:=[.C20]/2" office:value-type="currency" office:currency="USD" office:value="85950" calcext:value-type="currency">
            <text:p>$85,950</text:p>
          </table:table-cell>
          <table:table-cell table:style-name="ce1" table:formula="of:=[.C20]/[.F20]" office:value-type="currency" office:currency="USD" office:value="34.1206828106391" calcext:value-type="currency">
            <text:p>$34</text:p>
          </table:table-cell>
          <table:table-cell table:style-name="ce1" table:formula="of:=[.C20]/[.G20]" office:value-type="currency" office:currency="USD" office:value="110.546623794212" calcext:value-type="currency">
            <text:p>$11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183-185 QUEEN ST, SAINT JOHN, New Brunswick E2L1M6</text:p>
          </table:table-cell>
          <table:table-cell office:value-type="float" office:value="199900" calcext:value-type="float">
            <text:p>199900</text:p>
          </table:table-cell>
          <table:table-cell office:value-type="string" calcext:value-type="string">
            <text:p>SJ163617</text:p>
          </table:table-cell>
          <table:table-cell office:value-type="string" calcext:value-type="string">
            <text:p>Duplex</text:p>
          </table:table-cell>
          <table:table-cell office:value-type="float" office:value="4076" calcext:value-type="float">
            <text:p>4076</text:p>
          </table:table-cell>
          <table:table-cell office:value-type="float" office:value="3100" calcext:value-type="float">
            <text:p>3100</text:p>
          </table:table-cell>
          <table:table-cell table:formula="of:=[.C21]/2" office:value-type="currency" office:currency="USD" office:value="99950" calcext:value-type="currency">
            <text:p>$99,950</text:p>
          </table:table-cell>
          <table:table-cell table:style-name="ce1" table:formula="of:=[.C21]/[.F21]" office:value-type="currency" office:currency="USD" office:value="49.0431795878312" calcext:value-type="currency">
            <text:p>$49</text:p>
          </table:table-cell>
          <table:table-cell table:style-name="ce1" table:formula="of:=[.C21]/[.G21]" office:value-type="currency" office:currency="USD" office:value="64.4838709677419" calcext:value-type="currency">
            <text:p>$6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61-267 CROWN ST, SAINT JOHN, New Brunswick E2L2Y2</text:p>
          </table:table-cell>
          <table:table-cell office:value-type="float" office:value="139900" calcext:value-type="float">
            <text:p>139900</text:p>
          </table:table-cell>
          <table:table-cell office:value-type="string" calcext:value-type="string">
            <text:p>SJ162390</text:p>
          </table:table-cell>
          <table:table-cell office:value-type="string" calcext:value-type="string">
            <text:p>Fourplex</text:p>
          </table:table-cell>
          <table:table-cell office:value-type="float" office:value="3025" calcext:value-type="float">
            <text:p>3025</text:p>
          </table:table-cell>
          <table:table-cell office:value-type="float" office:value="3200" calcext:value-type="float">
            <text:p>3200</text:p>
          </table:table-cell>
          <table:table-cell table:formula="of:=[.C22]/4" office:value-type="currency" office:currency="USD" office:value="34975" calcext:value-type="currency">
            <text:p>$34,975</text:p>
          </table:table-cell>
          <table:table-cell table:style-name="ce1" table:formula="of:=[.C22]/[.F22]" office:value-type="currency" office:currency="USD" office:value="46.2479338842975" calcext:value-type="currency">
            <text:p>$46</text:p>
          </table:table-cell>
          <table:table-cell table:style-name="ce1" table:formula="of:=[.C22]/[.G22]" office:value-type="currency" office:currency="USD" office:value="43.71875" calcext:value-type="currency">
            <text:p>$4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7-9 RITCHIE ST, SAINT JOHN, New Brunswick E2L3C2</text:p>
          </table:table-cell>
          <table:table-cell office:value-type="float" office:value="142000" calcext:value-type="float">
            <text:p>142000</text:p>
          </table:table-cell>
          <table:table-cell office:value-type="string" calcext:value-type="string">
            <text:p>SJ163159</text:p>
          </table:table-cell>
          <table:table-cell office:value-type="string" calcext:value-type="string">
            <text:p>Fourplex</text:p>
          </table:table-cell>
          <table:table-cell office:value-type="float" office:value="4004" calcext:value-type="float">
            <text:p>4004</text:p>
          </table:table-cell>
          <table:table-cell office:value-type="float" office:value="2400" calcext:value-type="float">
            <text:p>2400</text:p>
          </table:table-cell>
          <table:table-cell table:formula="of:=[.C23]/4" office:value-type="currency" office:currency="USD" office:value="35500" calcext:value-type="currency">
            <text:p>$35,500</text:p>
          </table:table-cell>
          <table:table-cell table:style-name="ce1" table:formula="of:=[.C23]/[.F23]" office:value-type="currency" office:currency="USD" office:value="35.4645354645355" calcext:value-type="currency">
            <text:p>$35</text:p>
          </table:table-cell>
          <table:table-cell table:style-name="ce1" table:formula="of:=[.C23]/[.G23]" office:value-type="currency" office:currency="USD" office:value="59.1666666666667" calcext:value-type="currency">
            <text:p>$5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3 SECOND Street, SAINT JOHN, New Brunswick E2K3L3</text:p>
          </table:table-cell>
          <table:table-cell office:value-type="float" office:value="159000" calcext:value-type="float">
            <text:p>159000</text:p>
          </table:table-cell>
          <table:table-cell office:value-type="string" calcext:value-type="string">
            <text:p>SJ162918</text:p>
          </table:table-cell>
          <table:table-cell office:value-type="string" calcext:value-type="string">
            <text:p>Fourplex</text:p>
          </table:table-cell>
          <table:table-cell office:value-type="float" office:value="4004" calcext:value-type="float">
            <text:p>4004</text:p>
          </table:table-cell>
          <table:table-cell office:value-type="float" office:value="3600" calcext:value-type="float">
            <text:p>3600</text:p>
          </table:table-cell>
          <table:table-cell table:formula="of:=[.C24]/4" office:value-type="currency" office:currency="USD" office:value="39750" calcext:value-type="currency">
            <text:p>$39,750</text:p>
          </table:table-cell>
          <table:table-cell table:style-name="ce1" table:formula="of:=[.C24]/[.F24]" office:value-type="currency" office:currency="USD" office:value="39.7102897102897" calcext:value-type="currency">
            <text:p>$40</text:p>
          </table:table-cell>
          <table:table-cell table:style-name="ce1" table:formula="of:=[.C24]/[.G24]" office:value-type="currency" office:currency="USD" office:value="44.1666666666667" calcext:value-type="currency">
            <text:p>$4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108 CARMARTHEN Street, SAINT JOHN, New Brunswick E2L2N8</text:p>
          </table:table-cell>
          <table:table-cell office:value-type="float" office:value="162500" calcext:value-type="float">
            <text:p>162500</text:p>
          </table:table-cell>
          <table:table-cell office:value-type="string" calcext:value-type="string">
            <text:p>SJ163453</text:p>
          </table:table-cell>
          <table:table-cell office:value-type="string" calcext:value-type="string">
            <text:p>Fourplex</text:p>
          </table:table-cell>
          <table:table-cell office:value-type="float" office:value="1873" calcext:value-type="float">
            <text:p>1873</text:p>
          </table:table-cell>
          <table:table-cell office:value-type="float" office:value="2700" calcext:value-type="float">
            <text:p>2700</text:p>
          </table:table-cell>
          <table:table-cell table:formula="of:=[.C25]/4" office:value-type="currency" office:currency="USD" office:value="40625" calcext:value-type="currency">
            <text:p>$40,625</text:p>
          </table:table-cell>
          <table:table-cell table:style-name="ce1" table:formula="of:=[.C25]/[.F25]" office:value-type="currency" office:currency="USD" office:value="86.7592098238121" calcext:value-type="currency">
            <text:p>$87</text:p>
          </table:table-cell>
          <table:table-cell table:style-name="ce1" table:formula="of:=[.C25]/[.G25]" office:value-type="currency" office:currency="USD" office:value="60.1851851851852" calcext:value-type="currency">
            <text:p>$6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38-242 PRINCESS ST, SAINT JOHN, New Brunswick E2L1L1</text:p>
          </table:table-cell>
          <table:table-cell office:value-type="float" office:value="220200" calcext:value-type="float">
            <text:p>220200</text:p>
          </table:table-cell>
          <table:table-cell office:value-type="string" calcext:value-type="string">
            <text:p>SJ164444</text:p>
          </table:table-cell>
          <table:table-cell office:value-type="string" calcext:value-type="string">
            <text:p>Fourplex</text:p>
          </table:table-cell>
          <table:table-cell office:value-type="float" office:value="4801" calcext:value-type="float">
            <text:p>4801</text:p>
          </table:table-cell>
          <table:table-cell office:value-type="float" office:value="3600" calcext:value-type="float">
            <text:p>3600</text:p>
          </table:table-cell>
          <table:table-cell table:formula="of:=[.C26]/4" office:value-type="currency" office:currency="USD" office:value="55050" calcext:value-type="currency">
            <text:p>$55,050</text:p>
          </table:table-cell>
          <table:table-cell table:style-name="ce1" table:formula="of:=[.C26]/[.F26]" office:value-type="currency" office:currency="USD" office:value="45.865444699021" calcext:value-type="currency">
            <text:p>$46</text:p>
          </table:table-cell>
          <table:table-cell table:style-name="ce1" table:formula="of:=[.C26]/[.G26]" office:value-type="currency" office:currency="USD" office:value="61.1666666666667" calcext:value-type="currency">
            <text:p>$6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93 PRINCESS Street, SAINT JOHN, New Brunswick E2E5H9</text:p>
          </table:table-cell>
          <table:table-cell office:value-type="float" office:value="299500" calcext:value-type="float">
            <text:p>299500</text:p>
          </table:table-cell>
          <table:table-cell office:value-type="string" calcext:value-type="string">
            <text:p>SJ163567</text:p>
          </table:table-cell>
          <table:table-cell office:value-type="string" calcext:value-type="string">
            <text:p>Fourplex</text:p>
          </table:table-cell>
          <table:table-cell office:value-type="float" office:value="4714" calcext:value-type="float">
            <text:p>4714</text:p>
          </table:table-cell>
          <table:table-cell office:value-type="float" office:value="3500" calcext:value-type="float">
            <text:p>3500</text:p>
          </table:table-cell>
          <table:table-cell table:formula="of:=[.C27]/4" office:value-type="currency" office:currency="USD" office:value="74875" calcext:value-type="currency">
            <text:p>$74,875</text:p>
          </table:table-cell>
          <table:table-cell table:style-name="ce1" table:formula="of:=[.C27]/[.F27]" office:value-type="currency" office:currency="USD" office:value="63.5341535850658" calcext:value-type="currency">
            <text:p>$64</text:p>
          </table:table-cell>
          <table:table-cell table:style-name="ce1" table:formula="of:=[.C27]/[.G27]" office:value-type="currency" office:currency="USD" office:value="85.5714285714286" calcext:value-type="currency">
            <text:p>$8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11 CAMERON Court, SAINT JOHN, New Brunswick E2K5M4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SJ161875</text:p>
          </table:table-cell>
          <table:table-cell office:value-type="string" calcext:value-type="string">
            <text:p>Garden Home</text:p>
          </table:table-cell>
          <table:table-cell office:value-type="float" office:value="4639" calcext:value-type="float">
            <text:p>4639</text:p>
          </table:table-cell>
          <table:table-cell office:value-type="float" office:value="1600" calcext:value-type="float">
            <text:p>1600</text:p>
          </table:table-cell>
          <table:table-cell table:formula="of:=[.C28]" office:value-type="currency" office:currency="USD" office:value="225000" calcext:value-type="currency">
            <text:p>$225,000</text:p>
          </table:table-cell>
          <table:table-cell table:style-name="ce1" table:formula="of:=[.C28]/[.F28]" office:value-type="currency" office:currency="USD" office:value="48.5018322914421" calcext:value-type="currency">
            <text:p>$49</text:p>
          </table:table-cell>
          <table:table-cell table:style-name="ce1" table:formula="of:=[.C28]/[.G28]" office:value-type="currency" office:currency="USD" office:value="140.625" calcext:value-type="currency">
            <text:p>$1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3 WENTWORTH Street, SAINT JOHN, New Brunswick E2L2T8</text:p>
          </table:table-cell>
          <table:table-cell office:value-type="float" office:value="37500" calcext:value-type="float">
            <text:p>37500</text:p>
          </table:table-cell>
          <table:table-cell office:value-type="string" calcext:value-type="string">
            <text:p>SJ160968</text:p>
          </table:table-cell>
          <table:table-cell office:value-type="string" calcext:value-type="string">
            <text:p>House</text:p>
          </table:table-cell>
          <table:table-cell office:value-type="float" office:value="4015" calcext:value-type="float">
            <text:p>4015</text:p>
          </table:table-cell>
          <table:table-cell office:value-type="float" office:value="1500" calcext:value-type="float">
            <text:p>1500</text:p>
          </table:table-cell>
          <table:table-cell table:formula="of:=[.C29]" office:value-type="currency" office:currency="USD" office:value="37500" calcext:value-type="currency">
            <text:p>$37,500</text:p>
          </table:table-cell>
          <table:table-cell table:style-name="ce1" table:formula="of:=[.C29]/[.F29]" office:value-type="currency" office:currency="USD" office:value="9.33997509339975" calcext:value-type="currency">
            <text:p>$9</text:p>
          </table:table-cell>
          <table:table-cell table:style-name="ce1" table:formula="of:=[.C29]/[.G29]" office:value-type="currency" office:currency="USD" office:value="25" calcext:value-type="currency">
            <text:p>$2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19 DUKE, SAINT JOHN, New Brunswick E2L1N9</text:p>
          </table:table-cell>
          <table:table-cell office:value-type="float" office:value="45500" calcext:value-type="float">
            <text:p>45500</text:p>
          </table:table-cell>
          <table:table-cell office:value-type="string" calcext:value-type="string">
            <text:p>SJ163339</text:p>
          </table:table-cell>
          <table:table-cell office:value-type="string" calcext:value-type="string">
            <text:p>House</text:p>
          </table:table-cell>
          <table:table-cell office:value-type="float" office:value="3896" calcext:value-type="float">
            <text:p>3896</text:p>
          </table:table-cell>
          <table:table-cell office:value-type="float" office:value="1362" calcext:value-type="float">
            <text:p>1362</text:p>
          </table:table-cell>
          <table:table-cell table:formula="of:=[.C30]" office:value-type="currency" office:currency="USD" office:value="45500" calcext:value-type="currency">
            <text:p>$45,500</text:p>
          </table:table-cell>
          <table:table-cell table:style-name="ce1" table:formula="of:=[.C30]/[.F30]" office:value-type="currency" office:currency="USD" office:value="11.6786447638604" calcext:value-type="currency">
            <text:p>$12</text:p>
          </table:table-cell>
          <table:table-cell table:style-name="ce1" table:formula="of:=[.C30]/[.G30]" office:value-type="currency" office:currency="USD" office:value="33.4067547723935" calcext:value-type="currency">
            <text:p>$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52 DORCHESTER Street, SAINT JOHN, New Brunswick E2L3H9</text:p>
          </table:table-cell>
          <table:table-cell office:value-type="float" office:value="49900" calcext:value-type="float">
            <text:p>49900</text:p>
          </table:table-cell>
          <table:table-cell office:value-type="string" calcext:value-type="string">
            <text:p>SJ164895</text:p>
          </table:table-cell>
          <table:table-cell office:value-type="string" calcext:value-type="string">
            <text:p>House</text:p>
          </table:table-cell>
          <table:table-cell office:value-type="float" office:value="1625" calcext:value-type="float">
            <text:p>1625</text:p>
          </table:table-cell>
          <table:table-cell office:value-type="float" office:value="2898" calcext:value-type="float">
            <text:p>2898</text:p>
          </table:table-cell>
          <table:table-cell table:formula="of:=[.C31]" office:value-type="currency" office:currency="USD" office:value="49900" calcext:value-type="currency">
            <text:p>$49,900</text:p>
          </table:table-cell>
          <table:table-cell table:style-name="ce1" table:formula="of:=[.C31]/[.F31]" office:value-type="currency" office:currency="USD" office:value="30.7076923076923" calcext:value-type="currency">
            <text:p>$31</text:p>
          </table:table-cell>
          <table:table-cell table:style-name="ce1" table:formula="of:=[.C31]/[.G31]" office:value-type="currency" office:currency="USD" office:value="17.2187715665977" calcext:value-type="currency">
            <text:p>$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50 BROAD, SAINT JOHN, New Brunswick E2L1Y8</text:p>
          </table:table-cell>
          <table:table-cell office:value-type="float" office:value="64900" calcext:value-type="float">
            <text:p>64900</text:p>
          </table:table-cell>
          <table:table-cell office:value-type="string" calcext:value-type="string">
            <text:p>SJ164208</text:p>
          </table:table-cell>
          <table:table-cell office:value-type="string" calcext:value-type="string">
            <text:p>House</text:p>
          </table:table-cell>
          <table:table-cell office:value-type="float" office:value="4080" calcext:value-type="float">
            <text:p>4080</text:p>
          </table:table-cell>
          <table:table-cell office:value-type="float" office:value="1960" calcext:value-type="float">
            <text:p>1960</text:p>
          </table:table-cell>
          <table:table-cell table:formula="of:=[.C32]" office:value-type="currency" office:currency="USD" office:value="64900" calcext:value-type="currency">
            <text:p>$64,900</text:p>
          </table:table-cell>
          <table:table-cell table:style-name="ce1" table:formula="of:=[.C32]/[.F32]" office:value-type="currency" office:currency="USD" office:value="15.906862745098" calcext:value-type="currency">
            <text:p>$16</text:p>
          </table:table-cell>
          <table:table-cell table:style-name="ce1" table:formula="of:=[.C32]/[.G32]" office:value-type="currency" office:currency="USD" office:value="33.1122448979592" calcext:value-type="currency">
            <text:p>$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1 GARDEN Street, SAINT JOHN, New Brunswick E2L3K2</text:p>
          </table:table-cell>
          <table:table-cell office:value-type="float" office:value="69900" calcext:value-type="float">
            <text:p>69900</text:p>
          </table:table-cell>
          <table:table-cell office:value-type="string" calcext:value-type="string">
            <text:p>SJ161649</text:p>
          </table:table-cell>
          <table:table-cell office:value-type="string" calcext:value-type="string">
            <text:p>House</text:p>
          </table:table-cell>
          <table:table-cell office:value-type="float" office:value="6802" calcext:value-type="float">
            <text:p>6802</text:p>
          </table:table-cell>
          <table:table-cell office:value-type="float" office:value="1123" calcext:value-type="float">
            <text:p>1123</text:p>
          </table:table-cell>
          <table:table-cell table:formula="of:=[.C33]" office:value-type="currency" office:currency="USD" office:value="69900" calcext:value-type="currency">
            <text:p>$69,900</text:p>
          </table:table-cell>
          <table:table-cell table:style-name="ce1" table:formula="of:=[.C33]/[.F33]" office:value-type="currency" office:currency="USD" office:value="10.2763892972655" calcext:value-type="currency">
            <text:p>$10</text:p>
          </table:table-cell>
          <table:table-cell table:style-name="ce1" table:formula="of:=[.C33]/[.G33]" office:value-type="currency" office:currency="USD" office:value="62.2439893143366" calcext:value-type="currency">
            <text:p>$6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77 KING Street East, SAINT JOHN, New Brunswick E2E3L3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SJ160143</text:p>
          </table:table-cell>
          <table:table-cell office:value-type="string" calcext:value-type="string">
            <text:p>House</text:p>
          </table:table-cell>
          <table:table-cell office:value-type="float" office:value="4380" calcext:value-type="float">
            <text:p>4380</text:p>
          </table:table-cell>
          <table:table-cell office:value-type="float" office:value="3536" calcext:value-type="float">
            <text:p>3536</text:p>
          </table:table-cell>
          <table:table-cell table:formula="of:=[.C34]" office:value-type="currency" office:currency="USD" office:value="95000" calcext:value-type="currency">
            <text:p>$95,000</text:p>
          </table:table-cell>
          <table:table-cell table:style-name="ce1" table:formula="of:=[.C34]/[.F34]" office:value-type="currency" office:currency="USD" office:value="21.689497716895" calcext:value-type="currency">
            <text:p>$22</text:p>
          </table:table-cell>
          <table:table-cell table:style-name="ce1" table:formula="of:=[.C34]/[.G34]" office:value-type="currency" office:currency="USD" office:value="26.8665158371041" calcext:value-type="currency">
            <text:p>$2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5 CARMARTHEN Street, SAINT JOHN, New Brunswick E2L2P8</text:p>
          </table:table-cell>
          <table:table-cell office:value-type="float" office:value="104900" calcext:value-type="float">
            <text:p>104900</text:p>
          </table:table-cell>
          <table:table-cell office:value-type="string" calcext:value-type="string">
            <text:p>SJ164302</text:p>
          </table:table-cell>
          <table:table-cell office:value-type="string" calcext:value-type="string">
            <text:p>House</text:p>
          </table:table-cell>
          <table:table-cell office:value-type="float" office:value="1978" calcext:value-type="float">
            <text:p>1978</text:p>
          </table:table-cell>
          <table:table-cell office:value-type="float" office:value="1311" calcext:value-type="float">
            <text:p>1311</text:p>
          </table:table-cell>
          <table:table-cell table:formula="of:=[.C35]" office:value-type="currency" office:currency="USD" office:value="104900" calcext:value-type="currency">
            <text:p>$104,900</text:p>
          </table:table-cell>
          <table:table-cell table:style-name="ce1" table:formula="of:=[.C35]/[.F35]" office:value-type="currency" office:currency="USD" office:value="53.0333670374115" calcext:value-type="currency">
            <text:p>$53</text:p>
          </table:table-cell>
          <table:table-cell table:style-name="ce1" table:formula="of:=[.C35]/[.G35]" office:value-type="currency" office:currency="USD" office:value="80.0152555301297" calcext:value-type="currency">
            <text:p>$8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15 MONTGOMERY Crescent, SAINT JOHN, New Brunswick E2K2T1</text:p>
          </table:table-cell>
          <table:table-cell office:value-type="float" office:value="119000" calcext:value-type="float">
            <text:p>119000</text:p>
          </table:table-cell>
          <table:table-cell office:value-type="string" calcext:value-type="string">
            <text:p>SJ163148</text:p>
          </table:table-cell>
          <table:table-cell office:value-type="string" calcext:value-type="string">
            <text:p>House</text:p>
          </table:table-cell>
          <table:table-cell office:value-type="float" office:value="4617" calcext:value-type="float">
            <text:p>4617</text:p>
          </table:table-cell>
          <table:table-cell office:value-type="float" office:value="960" calcext:value-type="float">
            <text:p>960</text:p>
          </table:table-cell>
          <table:table-cell table:formula="of:=[.C36]" office:value-type="currency" office:currency="USD" office:value="119000" calcext:value-type="currency">
            <text:p>$119,000</text:p>
          </table:table-cell>
          <table:table-cell table:style-name="ce1" table:formula="of:=[.C36]/[.F36]" office:value-type="currency" office:currency="USD" office:value="25.7743123240199" calcext:value-type="currency">
            <text:p>$26</text:p>
          </table:table-cell>
          <table:table-cell table:style-name="ce1" table:formula="of:=[.C36]/[.G36]" office:value-type="currency" office:currency="USD" office:value="123.958333333333" calcext:value-type="currency">
            <text:p>$12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102-104 LANSDOWNE AVE, SAINT JOHN, New Brunswick E2K2L8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SJ164079</text:p>
          </table:table-cell>
          <table:table-cell office:value-type="string" calcext:value-type="string">
            <text:p>House</text:p>
          </table:table-cell>
          <table:table-cell office:value-type="float" office:value="3574" calcext:value-type="float">
            <text:p>3574</text:p>
          </table:table-cell>
          <table:table-cell office:value-type="float" office:value="1415" calcext:value-type="float">
            <text:p>1415</text:p>
          </table:table-cell>
          <table:table-cell table:formula="of:=[.C37]" office:value-type="currency" office:currency="USD" office:value="120000" calcext:value-type="currency">
            <text:p>$120,000</text:p>
          </table:table-cell>
          <table:table-cell table:style-name="ce1" table:formula="of:=[.C37]/[.F37]" office:value-type="currency" office:currency="USD" office:value="33.5758254057079" calcext:value-type="currency">
            <text:p>$34</text:p>
          </table:table-cell>
          <table:table-cell table:style-name="ce1" table:formula="of:=[.C37]/[.G37]" office:value-type="currency" office:currency="USD" office:value="84.8056537102474" calcext:value-type="currency">
            <text:p>$8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6 MONTGOMERY Crescent, SAINT JOHN, New Brunswick E2K2S9</text:p>
          </table:table-cell>
          <table:table-cell office:value-type="float" office:value="121900" calcext:value-type="float">
            <text:p>121900</text:p>
          </table:table-cell>
          <table:table-cell office:value-type="string" calcext:value-type="string">
            <text:p>SJ164257</text:p>
          </table:table-cell>
          <table:table-cell office:value-type="string" calcext:value-type="string">
            <text:p>House</text:p>
          </table:table-cell>
          <table:table-cell office:value-type="float" office:value="4596" calcext:value-type="float">
            <text:p>4596</text:p>
          </table:table-cell>
          <table:table-cell office:value-type="float" office:value="842" calcext:value-type="float">
            <text:p>842</text:p>
          </table:table-cell>
          <table:table-cell table:formula="of:=[.C38]" office:value-type="currency" office:currency="USD" office:value="121900" calcext:value-type="currency">
            <text:p>$121,900</text:p>
          </table:table-cell>
          <table:table-cell table:style-name="ce1" table:formula="of:=[.C38]/[.F38]" office:value-type="currency" office:currency="USD" office:value="26.5230635335074" calcext:value-type="currency">
            <text:p>$27</text:p>
          </table:table-cell>
          <table:table-cell table:style-name="ce1" table:formula="of:=[.C38]/[.G38]" office:value-type="currency" office:currency="USD" office:value="144.774346793349" calcext:value-type="currency">
            <text:p>$14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72 DUKE Street, SAINT JOHN, New Brunswick E2L1P3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SJ164874</text:p>
          </table:table-cell>
          <table:table-cell office:value-type="string" calcext:value-type="string">
            <text:p>House</text:p>
          </table:table-cell>
          <table:table-cell office:value-type="float" office:value="3024" calcext:value-type="float">
            <text:p>3024</text:p>
          </table:table-cell>
          <table:table-cell office:value-type="float" office:value="1672" calcext:value-type="float">
            <text:p>1672</text:p>
          </table:table-cell>
          <table:table-cell table:formula="of:=[.C39]" office:value-type="currency" office:currency="USD" office:value="125000" calcext:value-type="currency">
            <text:p>$125,000</text:p>
          </table:table-cell>
          <table:table-cell table:style-name="ce1" table:formula="of:=[.C39]/[.F39]" office:value-type="currency" office:currency="USD" office:value="41.3359788359788" calcext:value-type="currency">
            <text:p>$41</text:p>
          </table:table-cell>
          <table:table-cell table:style-name="ce1" table:formula="of:=[.C39]/[.G39]" office:value-type="currency" office:currency="USD" office:value="74.7607655502392" calcext:value-type="currency">
            <text:p>$7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133 MECKLENBURG Street, SAINT JOHN, New Brunswick E2L1R4</text:p>
          </table:table-cell>
          <table:table-cell office:value-type="float" office:value="139900" calcext:value-type="float">
            <text:p>139900</text:p>
          </table:table-cell>
          <table:table-cell office:value-type="string" calcext:value-type="string">
            <text:p>SJ162572</text:p>
          </table:table-cell>
          <table:table-cell office:value-type="string" calcext:value-type="string">
            <text:p>House</text:p>
          </table:table-cell>
          <table:table-cell office:value-type="float" office:value="7567" calcext:value-type="float">
            <text:p>7567</text:p>
          </table:table-cell>
          <table:table-cell office:value-type="float" office:value="1020" calcext:value-type="float">
            <text:p>1020</text:p>
          </table:table-cell>
          <table:table-cell table:formula="of:=[.C40]" office:value-type="currency" office:currency="USD" office:value="139900" calcext:value-type="currency">
            <text:p>$139,900</text:p>
          </table:table-cell>
          <table:table-cell table:style-name="ce1" table:formula="of:=[.C40]/[.F40]" office:value-type="currency" office:currency="USD" office:value="18.4881723272103" calcext:value-type="currency">
            <text:p>$18</text:p>
          </table:table-cell>
          <table:table-cell table:style-name="ce1" table:formula="of:=[.C40]/[.G40]" office:value-type="currency" office:currency="USD" office:value="137.156862745098" calcext:value-type="currency">
            <text:p>$13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66 MONTGOMERY Crescent, SAINT JOHN, New Brunswick E2K2T2</text:p>
          </table:table-cell>
          <table:table-cell office:value-type="float" office:value="149900" calcext:value-type="float">
            <text:p>149900</text:p>
          </table:table-cell>
          <table:table-cell office:value-type="string" calcext:value-type="string">
            <text:p>SJ162570</text:p>
          </table:table-cell>
          <table:table-cell office:value-type="string" calcext:value-type="string">
            <text:p>House</text:p>
          </table:table-cell>
          <table:table-cell office:value-type="float" office:value="9600" calcext:value-type="float">
            <text:p>9600</text:p>
          </table:table-cell>
          <table:table-cell office:value-type="float" office:value="768" calcext:value-type="float">
            <text:p>768</text:p>
          </table:table-cell>
          <table:table-cell table:formula="of:=[.C41]" office:value-type="currency" office:currency="USD" office:value="149900" calcext:value-type="currency">
            <text:p>$149,900</text:p>
          </table:table-cell>
          <table:table-cell table:style-name="ce1" table:formula="of:=[.C41]/[.F41]" office:value-type="currency" office:currency="USD" office:value="15.6145833333333" calcext:value-type="currency">
            <text:p>$16</text:p>
          </table:table-cell>
          <table:table-cell table:style-name="ce1" table:formula="of:=[.C41]/[.G41]" office:value-type="currency" office:currency="USD" office:value="195.182291666667" calcext:value-type="currency">
            <text:p>$19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77 CRANSTON Avenue, SAINT <text:s/>JOHN, New Brunswick E2K3M7</text:p>
          </table:table-cell>
          <table:table-cell office:value-type="float" office:value="159750" calcext:value-type="float">
            <text:p>159750</text:p>
          </table:table-cell>
          <table:table-cell office:value-type="string" calcext:value-type="string">
            <text:p>SJ164003</text:p>
          </table:table-cell>
          <table:table-cell office:value-type="string" calcext:value-type="string">
            <text:p>House</text:p>
          </table:table-cell>
          <table:table-cell office:value-type="float" office:value="9117" calcext:value-type="float">
            <text:p>9117</text:p>
          </table:table-cell>
          <table:table-cell office:value-type="float" office:value="1600" calcext:value-type="float">
            <text:p>1600</text:p>
          </table:table-cell>
          <table:table-cell table:formula="of:=[.C42]" office:value-type="currency" office:currency="USD" office:value="159750" calcext:value-type="currency">
            <text:p>$159,750</text:p>
          </table:table-cell>
          <table:table-cell table:style-name="ce1" table:formula="of:=[.C42]/[.F42]" office:value-type="currency" office:currency="USD" office:value="17.5222112537019" calcext:value-type="currency">
            <text:p>$18</text:p>
          </table:table-cell>
          <table:table-cell table:style-name="ce1" table:formula="of:=[.C42]/[.G42]" office:value-type="currency" office:currency="USD" office:value="99.84375" calcext:value-type="currency">
            <text:p>$10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57 ST. JAMES Street, SAINT JOHN, New Brunswick E2L1V5</text:p>
          </table:table-cell>
          <table:table-cell office:value-type="float" office:value="169000" calcext:value-type="float">
            <text:p>169000</text:p>
          </table:table-cell>
          <table:table-cell office:value-type="string" calcext:value-type="string">
            <text:p>SJ165011</text:p>
          </table:table-cell>
          <table:table-cell office:value-type="string" calcext:value-type="string">
            <text:p>House</text:p>
          </table:table-cell>
          <table:table-cell office:value-type="float" office:value="3153" calcext:value-type="float">
            <text:p>3153</text:p>
          </table:table-cell>
          <table:table-cell office:value-type="float" office:value="848" calcext:value-type="float">
            <text:p>848</text:p>
          </table:table-cell>
          <table:table-cell table:formula="of:=[.C43]" office:value-type="currency" office:currency="USD" office:value="169000" calcext:value-type="currency">
            <text:p>$169,000</text:p>
          </table:table-cell>
          <table:table-cell table:style-name="ce1" table:formula="of:=[.C43]/[.F43]" office:value-type="currency" office:currency="USD" office:value="53.5997462733904" calcext:value-type="currency">
            <text:p>$54</text:p>
          </table:table-cell>
          <table:table-cell table:style-name="ce1" table:formula="of:=[.C43]/[.G43]" office:value-type="currency" office:currency="USD" office:value="199.292452830189" calcext:value-type="currency">
            <text:p>$19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14 CURRIE Avenue, SAINT JOHN, New Brunswick E2K3A6</text:p>
          </table:table-cell>
          <table:table-cell office:value-type="float" office:value="169900" calcext:value-type="float">
            <text:p>169900</text:p>
          </table:table-cell>
          <table:table-cell office:value-type="string" calcext:value-type="string">
            <text:p>SJ164652</text:p>
          </table:table-cell>
          <table:table-cell office:value-type="string" calcext:value-type="string">
            <text:p>House</text:p>
          </table:table-cell>
          <table:table-cell office:value-type="float" office:value="5005" calcext:value-type="float">
            <text:p>5005</text:p>
          </table:table-cell>
          <table:table-cell office:value-type="float" office:value="1710" calcext:value-type="float">
            <text:p>1710</text:p>
          </table:table-cell>
          <table:table-cell table:formula="of:=[.C44]" office:value-type="currency" office:currency="USD" office:value="169900" calcext:value-type="currency">
            <text:p>$169,900</text:p>
          </table:table-cell>
          <table:table-cell table:style-name="ce1" table:formula="of:=[.C44]/[.F44]" office:value-type="currency" office:currency="USD" office:value="33.9460539460539" calcext:value-type="currency">
            <text:p>$34</text:p>
          </table:table-cell>
          <table:table-cell table:style-name="ce1" table:formula="of:=[.C44]/[.G44]" office:value-type="currency" office:currency="USD" office:value="99.3567251461988" calcext:value-type="currency">
            <text:p>$9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35 SAINT PETERS Court, SAINT JOHN, New Brunswick E2K5N4</text:p>
          </table:table-cell>
          <table:table-cell office:value-type="float" office:value="209000" calcext:value-type="float">
            <text:p>209000</text:p>
          </table:table-cell>
          <table:table-cell office:value-type="string" calcext:value-type="string">
            <text:p>SJ163360</text:p>
          </table:table-cell>
          <table:table-cell office:value-type="string" calcext:value-type="string">
            <text:p>House</text:p>
          </table:table-cell>
          <table:table-cell office:value-type="float" office:value="7007" calcext:value-type="float">
            <text:p>7007</text:p>
          </table:table-cell>
          <table:table-cell office:value-type="float" office:value="1104" calcext:value-type="float">
            <text:p>1104</text:p>
          </table:table-cell>
          <table:table-cell table:formula="of:=[.C45]" office:value-type="currency" office:currency="USD" office:value="209000" calcext:value-type="currency">
            <text:p>$209,000</text:p>
          </table:table-cell>
          <table:table-cell table:style-name="ce1" table:formula="of:=[.C45]/[.F45]" office:value-type="currency" office:currency="USD" office:value="29.8273155416013" calcext:value-type="currency">
            <text:p>$30</text:p>
          </table:table-cell>
          <table:table-cell table:style-name="ce1" table:formula="of:=[.C45]/[.G45]" office:value-type="currency" office:currency="USD" office:value="189.311594202899" calcext:value-type="currency">
            <text:p>$189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9 QUEEN Street, SAINT JOHN, New Brunswick E2L1S9</text:p>
          </table:table-cell>
          <table:table-cell office:value-type="float" office:value="349000" calcext:value-type="float">
            <text:p>349000</text:p>
          </table:table-cell>
          <table:table-cell office:value-type="string" calcext:value-type="string">
            <text:p>SJ164241</text:p>
          </table:table-cell>
          <table:table-cell office:value-type="string" calcext:value-type="string">
            <text:p>House</text:p>
          </table:table-cell>
          <table:table-cell office:value-type="float" office:value="8008" calcext:value-type="float">
            <text:p>8008</text:p>
          </table:table-cell>
          <table:table-cell office:value-type="float" office:value="3700" calcext:value-type="float">
            <text:p>3700</text:p>
          </table:table-cell>
          <table:table-cell table:formula="of:=[.C46]" office:value-type="currency" office:currency="USD" office:value="349000" calcext:value-type="currency">
            <text:p>$349,000</text:p>
          </table:table-cell>
          <table:table-cell table:style-name="ce1" table:formula="of:=[.C46]/[.F46]" office:value-type="currency" office:currency="USD" office:value="43.5814185814186" calcext:value-type="currency">
            <text:p>$44</text:p>
          </table:table-cell>
          <table:table-cell table:style-name="ce1" table:formula="of:=[.C46]/[.G46]" office:value-type="currency" office:currency="USD" office:value="94.3243243243243" calcext:value-type="currency">
            <text:p>$9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504 - 243 PRINCE WILLIAM Street, SAINT JOHN, New Brunswick E2L0E6</text:p>
          </table:table-cell>
          <table:table-cell office:value-type="float" office:value="369900" calcext:value-type="float">
            <text:p>369900</text:p>
          </table:table-cell>
          <table:table-cell office:value-type="string" calcext:value-type="string">
            <text:p>SJ163273</text:p>
          </table:table-cell>
          <table:table-cell office:value-type="string" calcext:value-type="string">
            <text:p>House</text:p>
          </table:table-cell>
          <table:table-cell table:number-columns-repeated="2" office:value-type="float" office:value="1199" calcext:value-type="float">
            <text:p>1199</text:p>
          </table:table-cell>
          <table:table-cell table:formula="of:=[.C47]" office:value-type="currency" office:currency="USD" office:value="369900" calcext:value-type="currency">
            <text:p>$369,900</text:p>
          </table:table-cell>
          <table:table-cell table:style-name="ce1" table:formula="of:=[.C47]/[.F47]" office:value-type="currency" office:currency="USD" office:value="308.507089241034" calcext:value-type="currency">
            <text:p>$309</text:p>
          </table:table-cell>
          <table:table-cell table:style-name="ce1" table:formula="of:=[.C47]/[.G47]" office:value-type="currency" office:currency="USD" office:value="308.507089241034" calcext:value-type="currency">
            <text:p>$30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105 CARMARTHEN Street, SAINT JOHN, New Brunswick E2L2N7</text:p>
          </table:table-cell>
          <table:table-cell office:value-type="float" office:value="389000" calcext:value-type="float">
            <text:p>389000</text:p>
          </table:table-cell>
          <table:table-cell office:value-type="string" calcext:value-type="string">
            <text:p>SJ163586</text:p>
          </table:table-cell>
          <table:table-cell office:value-type="string" calcext:value-type="string">
            <text:p>House</text:p>
          </table:table-cell>
          <table:table-cell office:value-type="float" office:value="6307" calcext:value-type="float">
            <text:p>6307</text:p>
          </table:table-cell>
          <table:table-cell office:value-type="float" office:value="2560" calcext:value-type="float">
            <text:p>2560</text:p>
          </table:table-cell>
          <table:table-cell table:formula="of:=[.C48]" office:value-type="currency" office:currency="USD" office:value="389000" calcext:value-type="currency">
            <text:p>$389,000</text:p>
          </table:table-cell>
          <table:table-cell table:style-name="ce1" table:formula="of:=[.C48]/[.F48]" office:value-type="currency" office:currency="USD" office:value="61.6775011891549" calcext:value-type="currency">
            <text:p>$62</text:p>
          </table:table-cell>
          <table:table-cell table:style-name="ce1" table:formula="of:=[.C48]/[.G48]" office:value-type="currency" office:currency="USD" office:value="151.953125" calcext:value-type="currency">
            <text:p>$15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607 BRUNSWICK Drive, SAINT JOHN, New Brunswick E2L3S9</text:p>
          </table:table-cell>
          <table:table-cell office:value-type="float" office:value="107900" calcext:value-type="float">
            <text:p>107900</text:p>
          </table:table-cell>
          <table:table-cell office:value-type="string" calcext:value-type="string">
            <text:p>SJ161626</text:p>
          </table:table-cell>
          <table:table-cell office:value-type="string" calcext:value-type="string">
            <text:p>Row / Townhouse</text:p>
          </table:table-cell>
          <table:table-cell office:value-type="float" office:value="1647" calcext:value-type="float">
            <text:p>1647</text:p>
          </table:table-cell>
          <table:table-cell office:value-type="float" office:value="1400" calcext:value-type="float">
            <text:p>1400</text:p>
          </table:table-cell>
          <table:table-cell table:formula="of:=[.C49]" office:value-type="currency" office:currency="USD" office:value="107900" calcext:value-type="currency">
            <text:p>$107,900</text:p>
          </table:table-cell>
          <table:table-cell table:style-name="ce1" table:formula="of:=[.C49]/[.F49]" office:value-type="currency" office:currency="USD" office:value="65.5130540376442" calcext:value-type="currency">
            <text:p>$66</text:p>
          </table:table-cell>
          <table:table-cell table:style-name="ce1" table:formula="of:=[.C49]/[.G49]" office:value-type="currency" office:currency="USD" office:value="77.0714285714286" calcext:value-type="currency">
            <text:p>$7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5 HOSPITAL, SAINT JOHN, New Brunswick E2L0E6</text:p>
          </table:table-cell>
          <table:table-cell office:value-type="float" office:value="164900" calcext:value-type="float">
            <text:p>164900</text:p>
          </table:table-cell>
          <table:table-cell office:value-type="string" calcext:value-type="string">
            <text:p>SJ162156</text:p>
          </table:table-cell>
          <table:table-cell office:value-type="string" calcext:value-type="string">
            <text:p>Row / Townhouse</text:p>
          </table:table-cell>
          <table:table-cell office:value-type="float" office:value="1" calcext:value-type="float">
            <text:p>1</text:p>
          </table:table-cell>
          <table:table-cell office:value-type="float" office:value="2190" calcext:value-type="float">
            <text:p>2190</text:p>
          </table:table-cell>
          <table:table-cell table:formula="of:=[.C50]" office:value-type="currency" office:currency="USD" office:value="164900" calcext:value-type="currency">
            <text:p>$164,900</text:p>
          </table:table-cell>
          <table:table-cell table:style-name="ce1" table:formula="of:=[.C50]/[.F50]" office:value-type="currency" office:currency="USD" office:value="164900" calcext:value-type="currency">
            <text:p>$164,900</text:p>
          </table:table-cell>
          <table:table-cell table:style-name="ce1" table:formula="of:=[.C50]/[.G50]" office:value-type="currency" office:currency="USD" office:value="75.296803652968" calcext:value-type="currency">
            <text:p>$7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94 QUEEN Street, SAINT JOHN, New Brunswick E2L1S4</text:p>
          </table:table-cell>
          <table:table-cell office:value-type="float" office:value="199900" calcext:value-type="float">
            <text:p>199900</text:p>
          </table:table-cell>
          <table:table-cell office:value-type="string" calcext:value-type="string">
            <text:p>SJ162817</text:p>
          </table:table-cell>
          <table:table-cell office:value-type="string" calcext:value-type="string">
            <text:p>Row / Townhouse</text:p>
          </table:table-cell>
          <table:table-cell office:value-type="float" office:value="2530" calcext:value-type="float">
            <text:p>2530</text:p>
          </table:table-cell>
          <table:table-cell office:value-type="float" office:value="1700" calcext:value-type="float">
            <text:p>1700</text:p>
          </table:table-cell>
          <table:table-cell table:formula="of:=[.C51]" office:value-type="currency" office:currency="USD" office:value="199900" calcext:value-type="currency">
            <text:p>$199,900</text:p>
          </table:table-cell>
          <table:table-cell table:style-name="ce1" table:formula="of:=[.C51]/[.F51]" office:value-type="currency" office:currency="USD" office:value="79.0118577075099" calcext:value-type="currency">
            <text:p>$79</text:p>
          </table:table-cell>
          <table:table-cell table:style-name="ce1" table:formula="of:=[.C51]/[.G51]" office:value-type="currency" office:currency="USD" office:value="117.588235294118" calcext:value-type="currency">
            <text:p>$11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5 CAMERON Court, SAINT JOHN, New Brunswick E2K5M4</text:p>
          </table:table-cell>
          <table:table-cell office:value-type="float" office:value="249000" calcext:value-type="float">
            <text:p>249000</text:p>
          </table:table-cell>
          <table:table-cell office:value-type="string" calcext:value-type="string">
            <text:p>SJ162023</text:p>
          </table:table-cell>
          <table:table-cell office:value-type="string" calcext:value-type="string">
            <text:p>Row / Townhouse</text:p>
          </table:table-cell>
          <table:table-cell office:value-type="float" office:value="4467" calcext:value-type="float">
            <text:p>4467</text:p>
          </table:table-cell>
          <table:table-cell office:value-type="float" office:value="1595" calcext:value-type="float">
            <text:p>1595</text:p>
          </table:table-cell>
          <table:table-cell table:formula="of:=[.C52]" office:value-type="currency" office:currency="USD" office:value="249000" calcext:value-type="currency">
            <text:p>$249,000</text:p>
          </table:table-cell>
          <table:table-cell table:style-name="ce1" table:formula="of:=[.C52]/[.F52]" office:value-type="currency" office:currency="USD" office:value="55.7421087978509" calcext:value-type="currency">
            <text:p>$56</text:p>
          </table:table-cell>
          <table:table-cell table:style-name="ce1" table:formula="of:=[.C52]/[.G52]" office:value-type="currency" office:currency="USD" office:value="156.112852664577" calcext:value-type="currency">
            <text:p>$156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166 OSBORNE Avenue, SAINT JOHN, New Brunswick E2K3J9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SJ161977</text:p>
          </table:table-cell>
          <table:table-cell office:value-type="string" calcext:value-type="string">
            <text:p>Row / Townhouse</text:p>
          </table:table-cell>
          <table:table-cell office:value-type="float" office:value="2874" calcext:value-type="float">
            <text:p>2874</text:p>
          </table:table-cell>
          <table:table-cell office:value-type="float" office:value="1600" calcext:value-type="float">
            <text:p>1600</text:p>
          </table:table-cell>
          <table:table-cell table:formula="of:=[.C53]" office:value-type="currency" office:currency="USD" office:value="250000" calcext:value-type="currency">
            <text:p>$250,000</text:p>
          </table:table-cell>
          <table:table-cell table:style-name="ce1" table:formula="of:=[.C53]/[.F53]" office:value-type="currency" office:currency="USD" office:value="86.9867780097425" calcext:value-type="currency">
            <text:p>$87</text:p>
          </table:table-cell>
          <table:table-cell table:style-name="ce1" table:formula="of:=[.C53]/[.G53]" office:value-type="currency" office:currency="USD" office:value="156.25" calcext:value-type="currency">
            <text:p>$156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9 HARBOUR Terrace, SAINT JOHN, New Brunswick E2K5S8</text:p>
          </table:table-cell>
          <table:table-cell office:value-type="float" office:value="279900" calcext:value-type="float">
            <text:p>279900</text:p>
          </table:table-cell>
          <table:table-cell office:value-type="string" calcext:value-type="string">
            <text:p>SJ161358</text:p>
          </table:table-cell>
          <table:table-cell office:value-type="string" calcext:value-type="string">
            <text:p>Row / Townhouse</text:p>
          </table:table-cell>
          <table:table-cell office:value-type="float" office:value="3164" calcext:value-type="float">
            <text:p>3164</text:p>
          </table:table-cell>
          <table:table-cell office:value-type="float" office:value="2600" calcext:value-type="float">
            <text:p>2600</text:p>
          </table:table-cell>
          <table:table-cell table:formula="of:=[.C54]" office:value-type="currency" office:currency="USD" office:value="279900" calcext:value-type="currency">
            <text:p>$279,900</text:p>
          </table:table-cell>
          <table:table-cell table:style-name="ce1" table:formula="of:=[.C54]/[.F54]" office:value-type="currency" office:currency="USD" office:value="88.4639696586599" calcext:value-type="currency">
            <text:p>$88</text:p>
          </table:table-cell>
          <table:table-cell table:style-name="ce1" table:formula="of:=[.C54]/[.G54]" office:value-type="currency" office:currency="USD" office:value="107.653846153846" calcext:value-type="currency">
            <text:p>$10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54 PRINCE WILLIAM Street, SAINT JOHN, New Brunswick E2L2C1</text:p>
          </table:table-cell>
          <table:table-cell office:value-type="float" office:value="284900" calcext:value-type="float">
            <text:p>284900</text:p>
          </table:table-cell>
          <table:table-cell office:value-type="string" calcext:value-type="string">
            <text:p>SJ160637</text:p>
          </table:table-cell>
          <table:table-cell office:value-type="string" calcext:value-type="string">
            <text:p>Row / Townhouse</text:p>
          </table:table-cell>
          <table:table-cell office:value-type="float" office:value="1668" calcext:value-type="float">
            <text:p>1668</text:p>
          </table:table-cell>
          <table:table-cell office:value-type="float" office:value="1600" calcext:value-type="float">
            <text:p>1600</text:p>
          </table:table-cell>
          <table:table-cell table:formula="of:=[.C55]" office:value-type="currency" office:currency="USD" office:value="284900" calcext:value-type="currency">
            <text:p>$284,900</text:p>
          </table:table-cell>
          <table:table-cell table:style-name="ce1" table:formula="of:=[.C55]/[.F55]" office:value-type="currency" office:currency="USD" office:value="170.803357314149" calcext:value-type="currency">
            <text:p>$171</text:p>
          </table:table-cell>
          <table:table-cell table:style-name="ce1" table:formula="of:=[.C55]/[.G55]" office:value-type="currency" office:currency="USD" office:value="178.0625" calcext:value-type="currency">
            <text:p>$178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12 GERMAIN Street, SAINT JOHN, New Brunswick E2L2G4</text:p>
          </table:table-cell>
          <table:table-cell office:value-type="float" office:value="325000" calcext:value-type="float">
            <text:p>325000</text:p>
          </table:table-cell>
          <table:table-cell office:value-type="string" calcext:value-type="string">
            <text:p>SJ161129</text:p>
          </table:table-cell>
          <table:table-cell office:value-type="string" calcext:value-type="string">
            <text:p>Row / Townhouse</text:p>
          </table:table-cell>
          <table:table-cell office:value-type="float" office:value="5005" calcext:value-type="float">
            <text:p>5005</text:p>
          </table:table-cell>
          <table:table-cell office:value-type="float" office:value="3066" calcext:value-type="float">
            <text:p>3066</text:p>
          </table:table-cell>
          <table:table-cell table:formula="of:=[.C56]" office:value-type="currency" office:currency="USD" office:value="325000" calcext:value-type="currency">
            <text:p>$325,000</text:p>
          </table:table-cell>
          <table:table-cell table:style-name="ce1" table:formula="of:=[.C56]/[.F56]" office:value-type="currency" office:currency="USD" office:value="64.9350649350649" calcext:value-type="currency">
            <text:p>$65</text:p>
          </table:table-cell>
          <table:table-cell table:style-name="ce1" table:formula="of:=[.C56]/[.G56]" office:value-type="currency" office:currency="USD" office:value="106.001304631442" calcext:value-type="currency">
            <text:p>$10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3 MECKLENBURG Street, SAINT JOHN, New Brunswick E2L1R2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J164913</text:p>
          </table:table-cell>
          <table:table-cell office:value-type="string" calcext:value-type="string">
            <text:p>Triplex</text:p>
          </table:table-cell>
          <table:table-cell office:value-type="float" office:value="3153" calcext:value-type="float">
            <text:p>3153</text:p>
          </table:table-cell>
          <table:table-cell office:value-type="float" office:value="3300" calcext:value-type="float">
            <text:p>3300</text:p>
          </table:table-cell>
          <table:table-cell table:formula="of:=[.C57]/3" office:value-type="currency" office:currency="USD" office:value="13333.3333333333" calcext:value-type="currency">
            <text:p>$13,333</text:p>
          </table:table-cell>
          <table:table-cell table:style-name="ce1" table:formula="of:=[.C57]/[.F57]" office:value-type="currency" office:currency="USD" office:value="12.686330478909" calcext:value-type="currency">
            <text:p>$13</text:p>
          </table:table-cell>
          <table:table-cell table:style-name="ce1" table:formula="of:=[.C57]/[.G57]" office:value-type="currency" office:currency="USD" office:value="12.1212121212121" calcext:value-type="currency">
            <text:p>$1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77 EXMOUTH Street, SAINT JOHN, New Brunswick E2L3R8</text:p>
          </table:table-cell>
          <table:table-cell office:value-type="float" office:value="42900" calcext:value-type="float">
            <text:p>42900</text:p>
          </table:table-cell>
          <table:table-cell office:value-type="string" calcext:value-type="string">
            <text:p>SJ161972</text:p>
          </table:table-cell>
          <table:table-cell office:value-type="string" calcext:value-type="string">
            <text:p>Triplex</text:p>
          </table:table-cell>
          <table:table-cell office:value-type="float" office:value="3466" calcext:value-type="float">
            <text:p>3466</text:p>
          </table:table-cell>
          <table:table-cell office:value-type="float" office:value="3000" calcext:value-type="float">
            <text:p>3000</text:p>
          </table:table-cell>
          <table:table-cell table:formula="of:=[.C58]/3" office:value-type="currency" office:currency="USD" office:value="14300" calcext:value-type="currency">
            <text:p>$14,300</text:p>
          </table:table-cell>
          <table:table-cell table:style-name="ce1" table:formula="of:=[.C58]/[.F58]" office:value-type="currency" office:currency="USD" office:value="12.3773802654357" calcext:value-type="currency">
            <text:p>$12</text:p>
          </table:table-cell>
          <table:table-cell table:style-name="ce1" table:formula="of:=[.C58]/[.G58]" office:value-type="currency" office:currency="USD" office:value="14.3" calcext:value-type="currency">
            <text:p>$1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96 SYDNEY Street, SAINT JOHN, New Brunswick E2L2L9</text:p>
          </table:table-cell>
          <table:table-cell office:value-type="float" office:value="94900" calcext:value-type="float">
            <text:p>94900</text:p>
          </table:table-cell>
          <table:table-cell office:value-type="string" calcext:value-type="string">
            <text:p>SJ160962</text:p>
          </table:table-cell>
          <table:table-cell office:value-type="string" calcext:value-type="string">
            <text:p>Triplex</text:p>
          </table:table-cell>
          <table:table-cell office:value-type="float" office:value="1528" calcext:value-type="float">
            <text:p>1528</text:p>
          </table:table-cell>
          <table:table-cell office:value-type="float" office:value="1700" calcext:value-type="float">
            <text:p>1700</text:p>
          </table:table-cell>
          <table:table-cell table:formula="of:=[.C59]/3" office:value-type="currency" office:currency="USD" office:value="31633.3333333333" calcext:value-type="currency">
            <text:p>$31,633</text:p>
          </table:table-cell>
          <table:table-cell table:style-name="ce1" table:formula="of:=[.C59]/[.F59]" office:value-type="currency" office:currency="USD" office:value="62.1073298429319" calcext:value-type="currency">
            <text:p>$62</text:p>
          </table:table-cell>
          <table:table-cell table:style-name="ce1" table:formula="of:=[.C59]/[.G59]" office:value-type="currency" office:currency="USD" office:value="55.8235294117647" calcext:value-type="currency">
            <text:p>$5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06 QUEEN Street, SAINT JOHN, New Brunswick E2L1S4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SJ164778</text:p>
          </table:table-cell>
          <table:table-cell office:value-type="string" calcext:value-type="string">
            <text:p>Triplex</text:p>
          </table:table-cell>
          <table:table-cell office:value-type="float" office:value="3896" calcext:value-type="float">
            <text:p>3896</text:p>
          </table:table-cell>
          <table:table-cell office:value-type="float" office:value="2700" calcext:value-type="float">
            <text:p>2700</text:p>
          </table:table-cell>
          <table:table-cell table:formula="of:=[.C60]/3" office:value-type="currency" office:currency="USD" office:value="33000" calcext:value-type="currency">
            <text:p>$33,000</text:p>
          </table:table-cell>
          <table:table-cell table:style-name="ce1" table:formula="of:=[.C60]/[.F60]" office:value-type="currency" office:currency="USD" office:value="25.4106776180698" calcext:value-type="currency">
            <text:p>$25</text:p>
          </table:table-cell>
          <table:table-cell table:style-name="ce1" table:formula="of:=[.C60]/[.G60]" office:value-type="currency" office:currency="USD" office:value="36.6666666666667" calcext:value-type="currency">
            <text:p>$3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5 DORCHESTER, SAINT JOHN, New Brunswick E2L3H7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SJ162683</text:p>
          </table:table-cell>
          <table:table-cell office:value-type="string" calcext:value-type="string">
            <text:p>Triplex</text:p>
          </table:table-cell>
          <table:table-cell office:value-type="float" office:value="893" calcext:value-type="float">
            <text:p>893</text:p>
          </table:table-cell>
          <table:table-cell office:value-type="float" office:value="2400" calcext:value-type="float">
            <text:p>2400</text:p>
          </table:table-cell>
          <table:table-cell table:formula="of:=[.C61]/3" office:value-type="currency" office:currency="USD" office:value="33000" calcext:value-type="currency">
            <text:p>$33,000</text:p>
          </table:table-cell>
          <table:table-cell table:style-name="ce1" table:formula="of:=[.C61]/[.F61]" office:value-type="currency" office:currency="USD" office:value="110.862262038074" calcext:value-type="currency">
            <text:p>$111</text:p>
          </table:table-cell>
          <table:table-cell table:style-name="ce1" table:formula="of:=[.C61]/[.G61]" office:value-type="currency" office:currency="USD" office:value="41.25" calcext:value-type="currency">
            <text:p>$4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59 DUKE Street, SAINT JOHN, New Brunswick E2L1P2</text:p>
          </table:table-cell>
          <table:table-cell office:value-type="float" office:value="116900" calcext:value-type="float">
            <text:p>116900</text:p>
          </table:table-cell>
          <table:table-cell office:value-type="string" calcext:value-type="string">
            <text:p>SJ161201</text:p>
          </table:table-cell>
          <table:table-cell office:value-type="string" calcext:value-type="string">
            <text:p>Triplex</text:p>
          </table:table-cell>
          <table:table-cell office:value-type="float" office:value="4112" calcext:value-type="float">
            <text:p>4112</text:p>
          </table:table-cell>
          <table:table-cell office:value-type="float" office:value="4200" calcext:value-type="float">
            <text:p>4200</text:p>
          </table:table-cell>
          <table:table-cell table:formula="of:=[.C62]/3" office:value-type="currency" office:currency="USD" office:value="38966.6666666667" calcext:value-type="currency">
            <text:p>$38,967</text:p>
          </table:table-cell>
          <table:table-cell table:style-name="ce1" table:formula="of:=[.C62]/[.F62]" office:value-type="currency" office:currency="USD" office:value="28.4289883268482" calcext:value-type="currency">
            <text:p>$28</text:p>
          </table:table-cell>
          <table:table-cell table:style-name="ce1" table:formula="of:=[.C62]/[.G62]" office:value-type="currency" office:currency="USD" office:value="27.8333333333333" calcext:value-type="currency">
            <text:p>$2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314 PRINCESS Street, SAINT JOHN, New Brunswick E2L1L5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J160547</text:p>
          </table:table-cell>
          <table:table-cell office:value-type="string" calcext:value-type="string">
            <text:p>Triplex</text:p>
          </table:table-cell>
          <table:table-cell office:value-type="float" office:value="4004" calcext:value-type="float">
            <text:p>4004</text:p>
          </table:table-cell>
          <table:table-cell office:value-type="float" office:value="2500" calcext:value-type="float">
            <text:p>2500</text:p>
          </table:table-cell>
          <table:table-cell table:formula="of:=[.C63]/3" office:value-type="currency" office:currency="USD" office:value="50000" calcext:value-type="currency">
            <text:p>$50,000</text:p>
          </table:table-cell>
          <table:table-cell table:style-name="ce1" table:formula="of:=[.C63]/[.F63]" office:value-type="currency" office:currency="USD" office:value="37.4625374625375" calcext:value-type="currency">
            <text:p>$37</text:p>
          </table:table-cell>
          <table:table-cell table:style-name="ce1" table:formula="of:=[.C63]/[.G63]" office:value-type="currency" office:currency="USD" office:value="60" calcext:value-type="currency">
            <text:p>$6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15 CEDAR GROVE Crescent, SAINT JOHN, New Brunswick E2K4G5</text:p>
          </table:table-cell>
          <table:table-cell office:value-type="float" office:value="165000" calcext:value-type="float">
            <text:p>165000</text:p>
          </table:table-cell>
          <table:table-cell office:value-type="string" calcext:value-type="string">
            <text:p>SJ163318</text:p>
          </table:table-cell>
          <table:table-cell office:value-type="string" calcext:value-type="string">
            <text:p>Triplex</text:p>
          </table:table-cell>
          <table:table-cell office:value-type="float" office:value="4895" calcext:value-type="float">
            <text:p>4895</text:p>
          </table:table-cell>
          <table:table-cell office:value-type="float" office:value="1050" calcext:value-type="float">
            <text:p>1050</text:p>
          </table:table-cell>
          <table:table-cell table:formula="of:=[.C64]/3" office:value-type="currency" office:currency="USD" office:value="55000" calcext:value-type="currency">
            <text:p>$55,000</text:p>
          </table:table-cell>
          <table:table-cell table:style-name="ce1" table:formula="of:=[.C64]/[.F64]" office:value-type="currency" office:currency="USD" office:value="33.7078651685393" calcext:value-type="currency">
            <text:p>$34</text:p>
          </table:table-cell>
          <table:table-cell table:style-name="ce1" table:formula="of:=[.C64]/[.G64]" office:value-type="currency" office:currency="USD" office:value="157.142857142857" calcext:value-type="currency">
            <text:p>$15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65 ELLIOTT ROW, SAINT JOHN, New Brunswick E2L1C5</text:p>
          </table:table-cell>
          <table:table-cell office:value-type="float" office:value="169000" calcext:value-type="float">
            <text:p>169000</text:p>
          </table:table-cell>
          <table:table-cell office:value-type="string" calcext:value-type="string">
            <text:p>SJ162897</text:p>
          </table:table-cell>
          <table:table-cell office:value-type="string" calcext:value-type="string">
            <text:p>Triplex</text:p>
          </table:table-cell>
          <table:table-cell office:value-type="float" office:value="5005" calcext:value-type="float">
            <text:p>5005</text:p>
          </table:table-cell>
          <table:table-cell office:value-type="float" office:value="4400" calcext:value-type="float">
            <text:p>4400</text:p>
          </table:table-cell>
          <table:table-cell table:formula="of:=[.C65]/3" office:value-type="currency" office:currency="USD" office:value="56333.3333333333" calcext:value-type="currency">
            <text:p>$56,333</text:p>
          </table:table-cell>
          <table:table-cell table:style-name="ce1" table:formula="of:=[.C65]/[.F65]" office:value-type="currency" office:currency="USD" office:value="33.7662337662338" calcext:value-type="currency">
            <text:p>$34</text:p>
          </table:table-cell>
          <table:table-cell table:style-name="ce1" table:formula="of:=[.C65]/[.G65]" office:value-type="currency" office:currency="USD" office:value="38.4090909090909" calcext:value-type="currency">
            <text:p>$3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130 PRINCESS Street, SAINT JOHN, New Brunswick E2L1K7</text:p>
          </table:table-cell>
          <table:table-cell office:value-type="float" office:value="209000" calcext:value-type="float">
            <text:p>209000</text:p>
          </table:table-cell>
          <table:table-cell office:value-type="string" calcext:value-type="string">
            <text:p>SJ162836</text:p>
          </table:table-cell>
          <table:table-cell office:value-type="string" calcext:value-type="string">
            <text:p>Triplex</text:p>
          </table:table-cell>
          <table:table-cell office:value-type="float" office:value="3121" calcext:value-type="float">
            <text:p>3121</text:p>
          </table:table-cell>
          <table:table-cell office:value-type="float" office:value="3200" calcext:value-type="float">
            <text:p>3200</text:p>
          </table:table-cell>
          <table:table-cell table:formula="of:=[.C66]/3" office:value-type="currency" office:currency="USD" office:value="69666.6666666667" calcext:value-type="currency">
            <text:p>$69,667</text:p>
          </table:table-cell>
          <table:table-cell table:style-name="ce1" table:formula="of:=[.C66]/[.F66]" office:value-type="currency" office:currency="USD" office:value="66.9657161166293" calcext:value-type="currency">
            <text:p>$67</text:p>
          </table:table-cell>
          <table:table-cell table:style-name="ce1" table:formula="of:=[.C66]/[.G66]" office:value-type="currency" office:currency="USD" office:value="65.3125" calcext:value-type="currency">
            <text:p>$6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107-109 BROAD ST, SAINT JOHN, New Brunswick E2L1Y7</text:p>
          </table:table-cell>
          <table:table-cell office:value-type="float" office:value="214900" calcext:value-type="float">
            <text:p>214900</text:p>
          </table:table-cell>
          <table:table-cell office:value-type="string" calcext:value-type="string">
            <text:p>SJ161056</text:p>
          </table:table-cell>
          <table:table-cell office:value-type="string" calcext:value-type="string">
            <text:p>Triplex</text:p>
          </table:table-cell>
          <table:table-cell office:value-type="float" office:value="6781" calcext:value-type="float">
            <text:p>6781</text:p>
          </table:table-cell>
          <table:table-cell office:value-type="float" office:value="5000" calcext:value-type="float">
            <text:p>5000</text:p>
          </table:table-cell>
          <table:table-cell table:formula="of:=[.C67]/3" office:value-type="currency" office:currency="USD" office:value="71633.3333333333" calcext:value-type="currency">
            <text:p>$71,633</text:p>
          </table:table-cell>
          <table:table-cell table:style-name="ce1" table:formula="of:=[.C67]/[.F67]" office:value-type="currency" office:currency="USD" office:value="31.6914909305412" calcext:value-type="currency">
            <text:p>$32</text:p>
          </table:table-cell>
          <table:table-cell table:style-name="ce1" table:formula="of:=[.C67]/[.G67]" office:value-type="currency" office:currency="USD" office:value="42.98" calcext:value-type="currency">
            <text:p>$4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98 WENTWORTH Street, SAINT JOHN, New Brunswick E2L2S4</text:p>
          </table:table-cell>
          <table:table-cell office:value-type="float" office:value="259000" calcext:value-type="float">
            <text:p>259000</text:p>
          </table:table-cell>
          <table:table-cell office:value-type="string" calcext:value-type="string">
            <text:p>SJ162807</text:p>
          </table:table-cell>
          <table:table-cell office:value-type="string" calcext:value-type="string">
            <text:p>Triplex</text:p>
          </table:table-cell>
          <table:table-cell office:value-type="float" office:value="4004" calcext:value-type="float">
            <text:p>4004</text:p>
          </table:table-cell>
          <table:table-cell office:value-type="float" office:value="3000" calcext:value-type="float">
            <text:p>3000</text:p>
          </table:table-cell>
          <table:table-cell table:formula="of:=[.C68]/3" office:value-type="currency" office:currency="USD" office:value="86333.3333333333" calcext:value-type="currency">
            <text:p>$86,333</text:p>
          </table:table-cell>
          <table:table-cell table:style-name="ce1" table:formula="of:=[.C68]/[.F68]" office:value-type="currency" office:currency="USD" office:value="64.6853146853147" calcext:value-type="currency">
            <text:p>$65</text:p>
          </table:table-cell>
          <table:table-cell table:style-name="ce1" table:formula="of:=[.C68]/[.G68]" office:value-type="currency" office:currency="USD" office:value="86.3333333333333" calcext:value-type="currency">
            <text:p>$86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194 PRINCESS Street, SAINT JOHN, New Brunswick E2L1K9</text:p>
          </table:table-cell>
          <table:table-cell office:value-type="float" office:value="309900" calcext:value-type="float">
            <text:p>309900</text:p>
          </table:table-cell>
          <table:table-cell office:value-type="string" calcext:value-type="string">
            <text:p>SJ164475</text:p>
          </table:table-cell>
          <table:table-cell office:value-type="string" calcext:value-type="string">
            <text:p>Triplex</text:p>
          </table:table-cell>
          <table:table-cell office:value-type="float" office:value="4080" calcext:value-type="float">
            <text:p>4080</text:p>
          </table:table-cell>
          <table:table-cell office:value-type="float" office:value="3000" calcext:value-type="float">
            <text:p>3000</text:p>
          </table:table-cell>
          <table:table-cell table:formula="of:=[.C69]/3" office:value-type="currency" office:currency="USD" office:value="103300" calcext:value-type="currency">
            <text:p>$103,300</text:p>
          </table:table-cell>
          <table:table-cell table:style-name="ce1" table:formula="of:=[.C69]/[.F69]" office:value-type="currency" office:currency="USD" office:value="75.9558823529412" calcext:value-type="currency">
            <text:p>$76</text:p>
          </table:table-cell>
          <table:table-cell table:style-name="ce1" table:formula="of:=[.C69]/[.G69]" office:value-type="currency" office:currency="USD" office:value="103.3" calcext:value-type="currency">
            <text:p>$10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54 ORANGE Street, SAINT JOHN, New Brunswick E2L1M3</text:p>
          </table:table-cell>
          <table:table-cell office:value-type="float" office:value="369900" calcext:value-type="float">
            <text:p>369900</text:p>
          </table:table-cell>
          <table:table-cell office:value-type="string" calcext:value-type="string">
            <text:p>SJ164736</text:p>
          </table:table-cell>
          <table:table-cell office:value-type="string" calcext:value-type="string">
            <text:p>Triplex</text:p>
          </table:table-cell>
          <table:table-cell office:value-type="float" office:value="5274" calcext:value-type="float">
            <text:p>5274</text:p>
          </table:table-cell>
          <table:table-cell office:value-type="float" office:value="4090" calcext:value-type="float">
            <text:p>4090</text:p>
          </table:table-cell>
          <table:table-cell table:formula="of:=[.C70]/3" office:value-type="currency" office:currency="USD" office:value="123300" calcext:value-type="currency">
            <text:p>$123,300</text:p>
          </table:table-cell>
          <table:table-cell table:style-name="ce1" table:formula="of:=[.C70]/[.F70]" office:value-type="currency" office:currency="USD" office:value="70.1365187713311" calcext:value-type="currency">
            <text:p>$70</text:p>
          </table:table-cell>
          <table:table-cell table:style-name="ce1" table:formula="of:=[.C70]/[.G70]" office:value-type="currency" office:currency="USD" office:value="90.440097799511" calcext:value-type="currency">
            <text:p>$90</text:p>
          </table:table-cell>
        </table:table-row>
        <table:table-row table:style-name="ro2" table:number-rows-repeated="104850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4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ce1"/>
        <table:table-column table:style-name="co11" table:number-columns-repeated="2" table:default-cell-style-name="Default"/>
        <table:table-column table:style-name="co8" table:number-columns-repeated="2" table:default-cell-style-name="Default"/>
        <table:table-column table:style-name="co5" table:default-cell-style-name="ce1"/>
        <table:table-column table:style-name="co5" table:number-columns-repeated="1016" table:default-cell-style-name="Default"/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3 MECKLENBURG Street, SAINT JOHN, New Brunswick E2L1R2</text:p>
          </table:table-cell>
          <table:table-cell table:style-name="ce3" office:value-type="currency" office:currency="USD" office:value="40000" calcext:value-type="currency">
            <text:p>$40,000</text:p>
          </table:table-cell>
          <table:table-cell table:style-name="ce2" office:value-type="string" calcext:value-type="string">
            <text:p>SJ164913</text:p>
          </table:table-cell>
          <table:table-cell table:style-name="ce2" office:value-type="string" calcext:value-type="string">
            <text:p>Triplex</text:p>
          </table:table-cell>
          <table:table-cell table:style-name="ce2" office:value-type="float" office:value="3153" calcext:value-type="float">
            <text:p>3153</text:p>
          </table:table-cell>
          <table:table-cell table:style-name="ce2" office:value-type="float" office:value="3300" calcext:value-type="float">
            <text:p>3300</text:p>
          </table:table-cell>
          <table:table-cell table:style-name="ce3" table:formula="of:=[.C1]/3" office:value-type="currency" office:currency="USD" office:value="13333.3333333333" calcext:value-type="currency">
            <text:p>$13,333</text:p>
          </table:table-cell>
          <table:table-cell table:style-name="ce3" table:formula="of:=[.C1]/[.F1]" office:value-type="currency" office:currency="USD" office:value="12.686330478909" calcext:value-type="currency">
            <text:p>$13</text:p>
          </table:table-cell>
          <table:table-cell table:style-name="ce3" table:formula="of:=[.C1]/[.G1]" office:value-type="currency" office:currency="USD" office:value="12.1212121212121" calcext:value-type="currency">
            <text:p>$12</text:p>
          </table:table-cell>
          <table:table-cell table:style-name="ce2"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77 EXMOUTH Street, SAINT JOHN, New Brunswick E2L3R8</text:p>
          </table:table-cell>
          <table:table-cell table:style-name="ce3" office:value-type="currency" office:currency="USD" office:value="42900" calcext:value-type="currency">
            <text:p>$42,900</text:p>
          </table:table-cell>
          <table:table-cell table:style-name="ce2" office:value-type="string" calcext:value-type="string">
            <text:p>SJ161972</text:p>
          </table:table-cell>
          <table:table-cell table:style-name="ce2" office:value-type="string" calcext:value-type="string">
            <text:p>Triplex</text:p>
          </table:table-cell>
          <table:table-cell table:style-name="ce2" office:value-type="float" office:value="3466" calcext:value-type="float">
            <text:p>3466</text:p>
          </table:table-cell>
          <table:table-cell table:style-name="ce2" office:value-type="float" office:value="3000" calcext:value-type="float">
            <text:p>3000</text:p>
          </table:table-cell>
          <table:table-cell table:style-name="ce3" table:formula="of:=[.C2]/3" office:value-type="currency" office:currency="USD" office:value="14300" calcext:value-type="currency">
            <text:p>$14,300</text:p>
          </table:table-cell>
          <table:table-cell table:style-name="ce3" table:formula="of:=[.C2]/[.F2]" office:value-type="currency" office:currency="USD" office:value="12.3773802654357" calcext:value-type="currency">
            <text:p>$12</text:p>
          </table:table-cell>
          <table:table-cell table:style-name="ce3" table:formula="of:=[.C2]/[.G2]" office:value-type="currency" office:currency="USD" office:value="14.3" calcext:value-type="currency">
            <text:p>$14</text:p>
          </table:table-cell>
          <table:table-cell table:style-name="ce2" table:number-columns-repeated="101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73 DUKE Street, SAINT JOHN, New Brunswick E2M1T5</text:p>
          </table:table-cell>
          <table:table-cell table:style-name="ce3" office:value-type="currency" office:currency="USD" office:value="54900" calcext:value-type="currency">
            <text:p>$54,900</text:p>
          </table:table-cell>
          <table:table-cell table:style-name="ce2" office:value-type="string" calcext:value-type="string">
            <text:p>SJ164637</text:p>
          </table:table-cell>
          <table:table-cell table:style-name="ce2" office:value-type="string" calcext:value-type="string">
            <text:p>Duplex</text:p>
          </table:table-cell>
          <table:table-cell table:style-name="ce2" office:value-type="float" office:value="5005" calcext:value-type="float">
            <text:p>5005</text:p>
          </table:table-cell>
          <table:table-cell table:style-name="ce2" office:value-type="float" office:value="2000" calcext:value-type="float">
            <text:p>2000</text:p>
          </table:table-cell>
          <table:table-cell table:style-name="ce3" table:formula="of:=[.C3]/2" office:value-type="currency" office:currency="USD" office:value="27450" calcext:value-type="currency">
            <text:p>$27,450</text:p>
          </table:table-cell>
          <table:table-cell table:style-name="ce3" table:formula="of:=[.C3]/[.F3]" office:value-type="currency" office:currency="USD" office:value="10.969030969031" calcext:value-type="currency">
            <text:p>$11</text:p>
          </table:table-cell>
          <table:table-cell table:style-name="ce3" table:formula="of:=[.C3]/[.G3]" office:value-type="currency" office:currency="USD" office:value="27.45" calcext:value-type="currency">
            <text:p>$27</text:p>
          </table:table-cell>
          <table:table-cell table:style-name="ce2"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96 SYDNEY Street, SAINT JOHN, New Brunswick E2L2L9</text:p>
          </table:table-cell>
          <table:table-cell office:value-type="currency" office:currency="USD" office:value="94900" calcext:value-type="currency">
            <text:p>$94,900</text:p>
          </table:table-cell>
          <table:table-cell office:value-type="string" calcext:value-type="string">
            <text:p>SJ160962</text:p>
          </table:table-cell>
          <table:table-cell office:value-type="string" calcext:value-type="string">
            <text:p>Triplex</text:p>
          </table:table-cell>
          <table:table-cell office:value-type="float" office:value="1528" calcext:value-type="float">
            <text:p>1528</text:p>
          </table:table-cell>
          <table:table-cell office:value-type="float" office:value="1700" calcext:value-type="float">
            <text:p>1700</text:p>
          </table:table-cell>
          <table:table-cell table:formula="of:=[.C4]/3" office:value-type="currency" office:currency="USD" office:value="31633.3333333333" calcext:value-type="currency">
            <text:p>$31,633</text:p>
          </table:table-cell>
          <table:table-cell table:style-name="ce1" table:formula="of:=[.C4]/[.F4]" office:value-type="currency" office:currency="USD" office:value="62.1073298429319" calcext:value-type="currency">
            <text:p>$62</text:p>
          </table:table-cell>
          <table:table-cell table:style-name="ce1" table:formula="of:=[.C4]/[.G4]" office:value-type="currency" office:currency="USD" office:value="55.8235294117647" calcext:value-type="currency">
            <text:p>$56</text:p>
          </table:table-cell>
          <table:table-cell table:style-name="ce2" table:number-columns-repeated="1014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06 QUEEN Street, SAINT JOHN, New Brunswick E2L1S4</text:p>
          </table:table-cell>
          <table:table-cell table:style-name="ce3" office:value-type="currency" office:currency="USD" office:value="99000" calcext:value-type="currency">
            <text:p>$99,000</text:p>
          </table:table-cell>
          <table:table-cell table:style-name="ce2" office:value-type="string" calcext:value-type="string">
            <text:p>SJ164778</text:p>
          </table:table-cell>
          <table:table-cell table:style-name="ce2" office:value-type="string" calcext:value-type="string">
            <text:p>Triplex</text:p>
          </table:table-cell>
          <table:table-cell table:style-name="ce2" office:value-type="float" office:value="3896" calcext:value-type="float">
            <text:p>3896</text:p>
          </table:table-cell>
          <table:table-cell table:style-name="ce2" office:value-type="float" office:value="2700" calcext:value-type="float">
            <text:p>2700</text:p>
          </table:table-cell>
          <table:table-cell table:style-name="ce3" table:formula="of:=[.C5]/3" office:value-type="currency" office:currency="USD" office:value="33000" calcext:value-type="currency">
            <text:p>$33,000</text:p>
          </table:table-cell>
          <table:table-cell table:style-name="ce3" table:formula="of:=[.C5]/[.F5]" office:value-type="currency" office:currency="USD" office:value="25.4106776180698" calcext:value-type="currency">
            <text:p>$25</text:p>
          </table:table-cell>
          <table:table-cell table:style-name="ce3" table:formula="of:=[.C5]/[.G5]" office:value-type="currency" office:currency="USD" office:value="36.6666666666667" calcext:value-type="currency">
            <text:p>$37</text:p>
          </table:table-cell>
          <table:table-cell table:style-name="ce2" table:number-columns-repeated="1014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5 DORCHESTER, SAINT JOHN, New Brunswick E2L3H7</text:p>
          </table:table-cell>
          <table:table-cell table:style-name="ce3" office:value-type="currency" office:currency="USD" office:value="99000" calcext:value-type="currency">
            <text:p>$99,000</text:p>
          </table:table-cell>
          <table:table-cell table:style-name="ce2" office:value-type="string" calcext:value-type="string">
            <text:p>SJ162683</text:p>
          </table:table-cell>
          <table:table-cell table:style-name="ce2" office:value-type="string" calcext:value-type="string">
            <text:p>Triplex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float" office:value="2400" calcext:value-type="float">
            <text:p>2400</text:p>
          </table:table-cell>
          <table:table-cell table:style-name="ce3" table:formula="of:=[.C6]/3" office:value-type="currency" office:currency="USD" office:value="33000" calcext:value-type="currency">
            <text:p>$33,000</text:p>
          </table:table-cell>
          <table:table-cell table:style-name="ce3" table:formula="of:=[.C6]/[.F6]" office:value-type="currency" office:currency="USD" office:value="110.862262038074" calcext:value-type="currency">
            <text:p>$111</text:p>
          </table:table-cell>
          <table:table-cell table:style-name="ce3" table:formula="of:=[.C6]/[.G6]" office:value-type="currency" office:currency="USD" office:value="41.25" calcext:value-type="currency">
            <text:p>$41</text:p>
          </table:table-cell>
          <table:table-cell table:style-name="ce2" table:number-columns-repeated="1014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261-267 CROWN ST, SAINT JOHN, New Brunswick E2L2Y2</text:p>
          </table:table-cell>
          <table:table-cell table:style-name="ce3" office:value-type="currency" office:currency="USD" office:value="139900" calcext:value-type="currency">
            <text:p>$139,900</text:p>
          </table:table-cell>
          <table:table-cell table:style-name="ce2" office:value-type="string" calcext:value-type="string">
            <text:p>SJ162390</text:p>
          </table:table-cell>
          <table:table-cell table:style-name="ce2" office:value-type="string" calcext:value-type="string">
            <text:p>Fourplex</text:p>
          </table:table-cell>
          <table:table-cell table:style-name="ce2" office:value-type="float" office:value="3025" calcext:value-type="float">
            <text:p>3025</text:p>
          </table:table-cell>
          <table:table-cell table:style-name="ce2" office:value-type="float" office:value="3200" calcext:value-type="float">
            <text:p>3200</text:p>
          </table:table-cell>
          <table:table-cell table:style-name="ce3" table:formula="of:=[.C7]/4" office:value-type="currency" office:currency="USD" office:value="34975" calcext:value-type="currency">
            <text:p>$34,975</text:p>
          </table:table-cell>
          <table:table-cell table:style-name="ce3" table:formula="of:=[.C7]/[.F7]" office:value-type="currency" office:currency="USD" office:value="46.2479338842975" calcext:value-type="currency">
            <text:p>$46</text:p>
          </table:table-cell>
          <table:table-cell table:style-name="ce3" table:formula="of:=[.C7]/[.G7]" office:value-type="currency" office:currency="USD" office:value="43.71875" calcext:value-type="currency">
            <text:p>$44</text:p>
          </table:table-cell>
          <table:table-cell table:style-name="ce2"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7-9 RITCHIE ST, SAINT JOHN, New Brunswick E2L3C2</text:p>
          </table:table-cell>
          <table:table-cell office:value-type="currency" office:currency="USD" office:value="142000" calcext:value-type="currency">
            <text:p>$142,000</text:p>
          </table:table-cell>
          <table:table-cell office:value-type="string" calcext:value-type="string">
            <text:p>SJ163159</text:p>
          </table:table-cell>
          <table:table-cell office:value-type="string" calcext:value-type="string">
            <text:p>Fourplex</text:p>
          </table:table-cell>
          <table:table-cell office:value-type="float" office:value="4004" calcext:value-type="float">
            <text:p>4004</text:p>
          </table:table-cell>
          <table:table-cell office:value-type="float" office:value="2400" calcext:value-type="float">
            <text:p>2400</text:p>
          </table:table-cell>
          <table:table-cell table:formula="of:=[.C8]/4" office:value-type="currency" office:currency="USD" office:value="35500" calcext:value-type="currency">
            <text:p>$35,500</text:p>
          </table:table-cell>
          <table:table-cell table:style-name="ce1" table:formula="of:=[.C8]/[.F8]" office:value-type="currency" office:currency="USD" office:value="35.4645354645355" calcext:value-type="currency">
            <text:p>$35</text:p>
          </table:table-cell>
          <table:table-cell table:style-name="ce1" table:formula="of:=[.C8]/[.G8]" office:value-type="currency" office:currency="USD" office:value="59.1666666666667" calcext:value-type="currency">
            <text:p>$59</text:p>
          </table:table-cell>
          <table:table-cell table:style-name="ce2"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63 WENTWORTH Street, SAINT JOHN, New Brunswick E2L2T8</text:p>
          </table:table-cell>
          <table:table-cell table:style-name="ce3" office:value-type="currency" office:currency="USD" office:value="37500" calcext:value-type="currency">
            <text:p>$37,500</text:p>
          </table:table-cell>
          <table:table-cell table:style-name="ce2" office:value-type="string" calcext:value-type="string">
            <text:p>SJ160968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float" office:value="4015" calcext:value-type="float">
            <text:p>4015</text:p>
          </table:table-cell>
          <table:table-cell table:style-name="ce2" office:value-type="float" office:value="1500" calcext:value-type="float">
            <text:p>1500</text:p>
          </table:table-cell>
          <table:table-cell table:style-name="ce3" table:formula="of:=[.C9]" office:value-type="currency" office:currency="USD" office:value="37500" calcext:value-type="currency">
            <text:p>$37,500</text:p>
          </table:table-cell>
          <table:table-cell table:style-name="ce3" table:formula="of:=[.C9]/[.F9]" office:value-type="currency" office:currency="USD" office:value="9.33997509339975" calcext:value-type="currency">
            <text:p>$9</text:p>
          </table:table-cell>
          <table:table-cell table:style-name="ce3" table:formula="of:=[.C9]/[.G9]" office:value-type="currency" office:currency="USD" office:value="25" calcext:value-type="currency">
            <text:p>$25</text:p>
          </table:table-cell>
          <table:table-cell table:style-name="ce2" table:number-columns-repeated="101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75 WENTWORTH, SAINT JOHN, New Brunswick E2L2T2</text:p>
          </table:table-cell>
          <table:table-cell table:style-name="ce3" office:value-type="currency" office:currency="USD" office:value="75000" calcext:value-type="currency">
            <text:p>$75,000</text:p>
          </table:table-cell>
          <table:table-cell table:style-name="ce2" office:value-type="string" calcext:value-type="string">
            <text:p>SJ164297</text:p>
          </table:table-cell>
          <table:table-cell table:style-name="ce2" office:value-type="string" calcext:value-type="string">
            <text:p>Duplex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table:formula="of:=[.C10]/2" office:value-type="currency" office:currency="USD" office:value="37500" calcext:value-type="currency">
            <text:p>$37,500</text:p>
          </table:table-cell>
          <table:table-cell table:style-name="ce3" table:formula="of:=[.C10]/[.F10]" office:value-type="currency" office:currency="USD" office:value="37.5" calcext:value-type="currency">
            <text:p>$38</text:p>
          </table:table-cell>
          <table:table-cell table:style-name="ce3" table:formula="of:=[.C10]/[.G10]" office:value-type="currency" office:currency="USD" office:value="39.4736842105263" calcext:value-type="currency">
            <text:p>$39</text:p>
          </table:table-cell>
          <table:table-cell table:style-name="ce2" table:number-columns-repeated="1014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259 DUKE Street, SAINT JOHN, New Brunswick E2L1P2</text:p>
          </table:table-cell>
          <table:table-cell table:style-name="ce3" office:value-type="currency" office:currency="USD" office:value="116900" calcext:value-type="currency">
            <text:p>$116,900</text:p>
          </table:table-cell>
          <table:table-cell table:style-name="ce2" office:value-type="string" calcext:value-type="string">
            <text:p>SJ161201</text:p>
          </table:table-cell>
          <table:table-cell table:style-name="ce2" office:value-type="string" calcext:value-type="string">
            <text:p>Triplex</text:p>
          </table:table-cell>
          <table:table-cell table:style-name="ce2" office:value-type="float" office:value="4112" calcext:value-type="float">
            <text:p>4112</text:p>
          </table:table-cell>
          <table:table-cell table:style-name="ce2" office:value-type="float" office:value="4200" calcext:value-type="float">
            <text:p>4200</text:p>
          </table:table-cell>
          <table:table-cell table:style-name="ce3" table:formula="of:=[.C11]/3" office:value-type="currency" office:currency="USD" office:value="38966.6666666667" calcext:value-type="currency">
            <text:p>$38,967</text:p>
          </table:table-cell>
          <table:table-cell table:style-name="ce3" table:formula="of:=[.C11]/[.F11]" office:value-type="currency" office:currency="USD" office:value="28.4289883268482" calcext:value-type="currency">
            <text:p>$28</text:p>
          </table:table-cell>
          <table:table-cell table:style-name="ce3" table:formula="of:=[.C11]/[.G11]" office:value-type="currency" office:currency="USD" office:value="27.8333333333333" calcext:value-type="currency">
            <text:p>$28</text:p>
          </table:table-cell>
          <table:table-cell table:style-name="ce2" table:number-columns-repeated="1014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3 SECOND Street, SAINT JOHN, New Brunswick E2K3L3</text:p>
          </table:table-cell>
          <table:table-cell table:style-name="ce3" office:value-type="currency" office:currency="USD" office:value="159000" calcext:value-type="currency">
            <text:p>$159,000</text:p>
          </table:table-cell>
          <table:table-cell table:style-name="ce2" office:value-type="string" calcext:value-type="string">
            <text:p>SJ162918</text:p>
          </table:table-cell>
          <table:table-cell table:style-name="ce2" office:value-type="string" calcext:value-type="string">
            <text:p>Fourplex</text:p>
          </table:table-cell>
          <table:table-cell table:style-name="ce2" office:value-type="float" office:value="4004" calcext:value-type="float">
            <text:p>4004</text:p>
          </table:table-cell>
          <table:table-cell table:style-name="ce2" office:value-type="float" office:value="3600" calcext:value-type="float">
            <text:p>3600</text:p>
          </table:table-cell>
          <table:table-cell table:style-name="ce3" table:formula="of:=[.C12]/4" office:value-type="currency" office:currency="USD" office:value="39750" calcext:value-type="currency">
            <text:p>$39,750</text:p>
          </table:table-cell>
          <table:table-cell table:style-name="ce3" table:formula="of:=[.C12]/[.F12]" office:value-type="currency" office:currency="USD" office:value="39.7102897102897" calcext:value-type="currency">
            <text:p>$40</text:p>
          </table:table-cell>
          <table:table-cell table:style-name="ce3" table:formula="of:=[.C12]/[.G12]" office:value-type="currency" office:currency="USD" office:value="44.1666666666667" calcext:value-type="currency">
            <text:p>$44</text:p>
          </table:table-cell>
          <table:table-cell table:style-name="ce2"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108 CARMARTHEN Street, SAINT JOHN, New Brunswick E2L2N8</text:p>
          </table:table-cell>
          <table:table-cell office:value-type="currency" office:currency="USD" office:value="162500" calcext:value-type="currency">
            <text:p>$162,500</text:p>
          </table:table-cell>
          <table:table-cell office:value-type="string" calcext:value-type="string">
            <text:p>SJ163453</text:p>
          </table:table-cell>
          <table:table-cell office:value-type="string" calcext:value-type="string">
            <text:p>Fourplex</text:p>
          </table:table-cell>
          <table:table-cell office:value-type="float" office:value="1873" calcext:value-type="float">
            <text:p>1873</text:p>
          </table:table-cell>
          <table:table-cell office:value-type="float" office:value="2700" calcext:value-type="float">
            <text:p>2700</text:p>
          </table:table-cell>
          <table:table-cell table:formula="of:=[.C13]/4" office:value-type="currency" office:currency="USD" office:value="40625" calcext:value-type="currency">
            <text:p>$40,625</text:p>
          </table:table-cell>
          <table:table-cell table:style-name="ce1" table:formula="of:=[.C13]/[.F13]" office:value-type="currency" office:currency="USD" office:value="86.7592098238121" calcext:value-type="currency">
            <text:p>$87</text:p>
          </table:table-cell>
          <table:table-cell table:style-name="ce1" table:formula="of:=[.C13]/[.G13]" office:value-type="currency" office:currency="USD" office:value="60.1851851851852" calcext:value-type="currency">
            <text:p>$60</text:p>
          </table:table-cell>
          <table:table-cell table:style-name="ce2" table:number-columns-repeated="101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58 MECKLENBURG Street, SAINT JOHN, New Brunswick E2L1R5</text:p>
          </table:table-cell>
          <table:table-cell table:style-name="ce3" office:value-type="currency" office:currency="USD" office:value="89900" calcext:value-type="currency">
            <text:p>$89,900</text:p>
          </table:table-cell>
          <table:table-cell table:style-name="ce2" office:value-type="string" calcext:value-type="string">
            <text:p>SJ161654</text:p>
          </table:table-cell>
          <table:table-cell table:style-name="ce2" office:value-type="string" calcext:value-type="string">
            <text:p>Duplex</text:p>
          </table:table-cell>
          <table:table-cell table:style-name="ce2" office:value-type="float" office:value="3713" calcext:value-type="float">
            <text:p>3713</text:p>
          </table:table-cell>
          <table:table-cell table:style-name="ce2" office:value-type="float" office:value="3750" calcext:value-type="float">
            <text:p>3750</text:p>
          </table:table-cell>
          <table:table-cell table:style-name="ce3" table:formula="of:=[.C14]/2" office:value-type="currency" office:currency="USD" office:value="44950" calcext:value-type="currency">
            <text:p>$44,950</text:p>
          </table:table-cell>
          <table:table-cell table:style-name="ce3" table:formula="of:=[.C14]/[.F14]" office:value-type="currency" office:currency="USD" office:value="24.2122273094533" calcext:value-type="currency">
            <text:p>$24</text:p>
          </table:table-cell>
          <table:table-cell table:style-name="ce3" table:formula="of:=[.C14]/[.G14]" office:value-type="currency" office:currency="USD" office:value="23.9733333333333" calcext:value-type="currency">
            <text:p>$24</text:p>
          </table:table-cell>
          <table:table-cell table:style-name="ce2" table:number-columns-repeated="101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19 DUKE, SAINT JOHN, New Brunswick E2L1N9</text:p>
          </table:table-cell>
          <table:table-cell table:style-name="ce3" office:value-type="currency" office:currency="USD" office:value="45500" calcext:value-type="currency">
            <text:p>$45,500</text:p>
          </table:table-cell>
          <table:table-cell table:style-name="ce2" office:value-type="string" calcext:value-type="string">
            <text:p>SJ163339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float" office:value="3896" calcext:value-type="float">
            <text:p>3896</text:p>
          </table:table-cell>
          <table:table-cell table:style-name="ce2" office:value-type="float" office:value="1362" calcext:value-type="float">
            <text:p>1362</text:p>
          </table:table-cell>
          <table:table-cell table:style-name="ce3" table:formula="of:=[.C15]" office:value-type="currency" office:currency="USD" office:value="45500" calcext:value-type="currency">
            <text:p>$45,500</text:p>
          </table:table-cell>
          <table:table-cell table:style-name="ce3" table:formula="of:=[.C15]/[.F15]" office:value-type="currency" office:currency="USD" office:value="11.6786447638604" calcext:value-type="currency">
            <text:p>$12</text:p>
          </table:table-cell>
          <table:table-cell table:style-name="ce3" table:formula="of:=[.C15]/[.G15]" office:value-type="currency" office:currency="USD" office:value="33.4067547723935" calcext:value-type="currency">
            <text:p>$33</text:p>
          </table:table-cell>
          <table:table-cell table:style-name="ce2"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24 MECKLENBURG Street, SAINT JOHN, New Brunswick E2L1K3</text:p>
          </table:table-cell>
          <table:table-cell office:value-type="currency" office:currency="USD" office:value="94900" calcext:value-type="currency">
            <text:p>$94,900</text:p>
          </table:table-cell>
          <table:table-cell office:value-type="string" calcext:value-type="string">
            <text:p>SJ161809</text:p>
          </table:table-cell>
          <table:table-cell office:value-type="string" calcext:value-type="string">
            <text:p>Duplex</text:p>
          </table:table-cell>
          <table:table-cell office:value-type="float" office:value="297" calcext:value-type="float">
            <text:p>297</text:p>
          </table:table-cell>
          <table:table-cell office:value-type="float" office:value="1444" calcext:value-type="float">
            <text:p>1444</text:p>
          </table:table-cell>
          <table:table-cell table:formula="of:=[.C16]/2" office:value-type="currency" office:currency="USD" office:value="47450" calcext:value-type="currency">
            <text:p>$47,450</text:p>
          </table:table-cell>
          <table:table-cell table:style-name="ce1" table:formula="of:=[.C16]/[.F16]" office:value-type="currency" office:currency="USD" office:value="319.528619528619" calcext:value-type="currency">
            <text:p>$320</text:p>
          </table:table-cell>
          <table:table-cell table:style-name="ce1" table:formula="of:=[.C16]/[.G16]" office:value-type="currency" office:currency="USD" office:value="65.7202216066482" calcext:value-type="currency">
            <text:p>$66</text:p>
          </table:table-cell>
          <table:table-cell table:style-name="ce2" table:number-columns-repeated="101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2 DORCHESTER Street, SAINT JOHN, New Brunswick E2L3H9</text:p>
          </table:table-cell>
          <table:table-cell table:style-name="ce3" office:value-type="currency" office:currency="USD" office:value="49900" calcext:value-type="currency">
            <text:p>$49,900</text:p>
          </table:table-cell>
          <table:table-cell table:style-name="ce2" office:value-type="string" calcext:value-type="string">
            <text:p>SJ164895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float" office:value="1625" calcext:value-type="float">
            <text:p>1625</text:p>
          </table:table-cell>
          <table:table-cell table:style-name="ce2" office:value-type="float" office:value="2898" calcext:value-type="float">
            <text:p>2898</text:p>
          </table:table-cell>
          <table:table-cell table:style-name="ce3" table:formula="of:=[.C17]" office:value-type="currency" office:currency="USD" office:value="49900" calcext:value-type="currency">
            <text:p>$49,900</text:p>
          </table:table-cell>
          <table:table-cell table:style-name="ce3" table:formula="of:=[.C17]/[.F17]" office:value-type="currency" office:currency="USD" office:value="30.7076923076923" calcext:value-type="currency">
            <text:p>$31</text:p>
          </table:table-cell>
          <table:table-cell table:style-name="ce3" table:formula="of:=[.C17]/[.G17]" office:value-type="currency" office:currency="USD" office:value="17.2187715665977" calcext:value-type="currency">
            <text:p>$17</text:p>
          </table:table-cell>
          <table:table-cell table:style-name="ce2"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314 PRINCESS Street, SAINT JOHN, New Brunswick E2L1L5</text:p>
          </table:table-cell>
          <table:table-cell office:value-type="currency" office:currency="USD" office:value="150000" calcext:value-type="currency">
            <text:p>$150,000</text:p>
          </table:table-cell>
          <table:table-cell office:value-type="string" calcext:value-type="string">
            <text:p>SJ160547</text:p>
          </table:table-cell>
          <table:table-cell office:value-type="string" calcext:value-type="string">
            <text:p>Triplex</text:p>
          </table:table-cell>
          <table:table-cell office:value-type="float" office:value="4004" calcext:value-type="float">
            <text:p>4004</text:p>
          </table:table-cell>
          <table:table-cell office:value-type="float" office:value="2500" calcext:value-type="float">
            <text:p>2500</text:p>
          </table:table-cell>
          <table:table-cell table:formula="of:=[.C18]/3" office:value-type="currency" office:currency="USD" office:value="50000" calcext:value-type="currency">
            <text:p>$50,000</text:p>
          </table:table-cell>
          <table:table-cell table:style-name="ce1" table:formula="of:=[.C18]/[.F18]" office:value-type="currency" office:currency="USD" office:value="37.4625374625375" calcext:value-type="currency">
            <text:p>$37</text:p>
          </table:table-cell>
          <table:table-cell table:style-name="ce1" table:formula="of:=[.C18]/[.G18]" office:value-type="currency" office:currency="USD" office:value="60" calcext:value-type="currency">
            <text:p>$60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15 CEDAR GROVE Crescent, SAINT JOHN, New Brunswick E2K4G5</text:p>
          </table:table-cell>
          <table:table-cell office:value-type="currency" office:currency="USD" office:value="165000" calcext:value-type="currency">
            <text:p>$165,000</text:p>
          </table:table-cell>
          <table:table-cell office:value-type="string" calcext:value-type="string">
            <text:p>SJ163318</text:p>
          </table:table-cell>
          <table:table-cell office:value-type="string" calcext:value-type="string">
            <text:p>Triplex</text:p>
          </table:table-cell>
          <table:table-cell office:value-type="float" office:value="4895" calcext:value-type="float">
            <text:p>4895</text:p>
          </table:table-cell>
          <table:table-cell office:value-type="float" office:value="1050" calcext:value-type="float">
            <text:p>1050</text:p>
          </table:table-cell>
          <table:table-cell table:formula="of:=[.C19]/3" office:value-type="currency" office:currency="USD" office:value="55000" calcext:value-type="currency">
            <text:p>$55,000</text:p>
          </table:table-cell>
          <table:table-cell table:style-name="ce1" table:formula="of:=[.C19]/[.F19]" office:value-type="currency" office:currency="USD" office:value="33.7078651685393" calcext:value-type="currency">
            <text:p>$34</text:p>
          </table:table-cell>
          <table:table-cell table:style-name="ce1" table:formula="of:=[.C19]/[.G19]" office:value-type="currency" office:currency="USD" office:value="157.142857142857" calcext:value-type="currency">
            <text:p>$157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38-242 PRINCESS ST, SAINT JOHN, New Brunswick E2L1L1</text:p>
          </table:table-cell>
          <table:table-cell office:value-type="currency" office:currency="USD" office:value="220200" calcext:value-type="currency">
            <text:p>$220,200</text:p>
          </table:table-cell>
          <table:table-cell office:value-type="string" calcext:value-type="string">
            <text:p>SJ164444</text:p>
          </table:table-cell>
          <table:table-cell office:value-type="string" calcext:value-type="string">
            <text:p>Fourplex</text:p>
          </table:table-cell>
          <table:table-cell office:value-type="float" office:value="4801" calcext:value-type="float">
            <text:p>4801</text:p>
          </table:table-cell>
          <table:table-cell office:value-type="float" office:value="3600" calcext:value-type="float">
            <text:p>3600</text:p>
          </table:table-cell>
          <table:table-cell table:formula="of:=[.C20]/4" office:value-type="currency" office:currency="USD" office:value="55050" calcext:value-type="currency">
            <text:p>$55,050</text:p>
          </table:table-cell>
          <table:table-cell table:style-name="ce1" table:formula="of:=[.C20]/[.F20]" office:value-type="currency" office:currency="USD" office:value="45.865444699021" calcext:value-type="currency">
            <text:p>$46</text:p>
          </table:table-cell>
          <table:table-cell table:style-name="ce1" table:formula="of:=[.C20]/[.G20]" office:value-type="currency" office:currency="USD" office:value="61.1666666666667" calcext:value-type="currency">
            <text:p>$61</text:p>
          </table:table-cell>
          <table:table-cell table:number-columns-repeated="1014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65 ELLIOTT ROW, SAINT JOHN, New Brunswick E2L1C5</text:p>
          </table:table-cell>
          <table:table-cell table:style-name="ce3" office:value-type="currency" office:currency="USD" office:value="169000" calcext:value-type="currency">
            <text:p>$169,000</text:p>
          </table:table-cell>
          <table:table-cell table:style-name="ce2" office:value-type="string" calcext:value-type="string">
            <text:p>SJ162897</text:p>
          </table:table-cell>
          <table:table-cell table:style-name="ce2" office:value-type="string" calcext:value-type="string">
            <text:p>Triplex</text:p>
          </table:table-cell>
          <table:table-cell table:style-name="ce2" office:value-type="float" office:value="5005" calcext:value-type="float">
            <text:p>5005</text:p>
          </table:table-cell>
          <table:table-cell table:style-name="ce2" office:value-type="float" office:value="4400" calcext:value-type="float">
            <text:p>4400</text:p>
          </table:table-cell>
          <table:table-cell table:style-name="ce3" table:formula="of:=[.C21]/3" office:value-type="currency" office:currency="USD" office:value="56333.3333333333" calcext:value-type="currency">
            <text:p>$56,333</text:p>
          </table:table-cell>
          <table:table-cell table:style-name="ce3" table:formula="of:=[.C21]/[.F21]" office:value-type="currency" office:currency="USD" office:value="33.7662337662338" calcext:value-type="currency">
            <text:p>$34</text:p>
          </table:table-cell>
          <table:table-cell table:style-name="ce3" table:formula="of:=[.C21]/[.G21]" office:value-type="currency" office:currency="USD" office:value="38.4090909090909" calcext:value-type="currency">
            <text:p>$38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102-104 LANSDOWNE AVE, SAINT JOHN, New Brunswick E2K2L8</text:p>
          </table:table-cell>
          <table:table-cell office:value-type="currency" office:currency="USD" office:value="120000" calcext:value-type="currency">
            <text:p>$120,000</text:p>
          </table:table-cell>
          <table:table-cell office:value-type="string" calcext:value-type="string">
            <text:p>SJ164080</text:p>
          </table:table-cell>
          <table:table-cell office:value-type="string" calcext:value-type="string">
            <text:p>Duplex</text:p>
          </table:table-cell>
          <table:table-cell office:value-type="float" office:value="3574" calcext:value-type="float">
            <text:p>3574</text:p>
          </table:table-cell>
          <table:table-cell office:value-type="float" office:value="1415" calcext:value-type="float">
            <text:p>1415</text:p>
          </table:table-cell>
          <table:table-cell table:formula="of:=[.C22]/2" office:value-type="currency" office:currency="USD" office:value="60000" calcext:value-type="currency">
            <text:p>$60,000</text:p>
          </table:table-cell>
          <table:table-cell table:style-name="ce1" table:formula="of:=[.C22]/[.F22]" office:value-type="currency" office:currency="USD" office:value="33.5758254057079" calcext:value-type="currency">
            <text:p>$34</text:p>
          </table:table-cell>
          <table:table-cell table:style-name="ce1" table:formula="of:=[.C22]/[.G22]" office:value-type="currency" office:currency="USD" office:value="84.8056537102474" calcext:value-type="currency">
            <text:p>$85</text:p>
          </table:table-cell>
          <table:table-cell table:number-columns-repeated="101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50 BROAD, SAINT JOHN, New Brunswick E2L1Y8</text:p>
          </table:table-cell>
          <table:table-cell table:style-name="ce3" office:value-type="currency" office:currency="USD" office:value="64900" calcext:value-type="currency">
            <text:p>$64,900</text:p>
          </table:table-cell>
          <table:table-cell table:style-name="ce2" office:value-type="string" calcext:value-type="string">
            <text:p>SJ164208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float" office:value="4080" calcext:value-type="float">
            <text:p>4080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table:formula="of:=[.C23]" office:value-type="currency" office:currency="USD" office:value="64900" calcext:value-type="currency">
            <text:p>$64,900</text:p>
          </table:table-cell>
          <table:table-cell table:style-name="ce3" table:formula="of:=[.C23]/[.F23]" office:value-type="currency" office:currency="USD" office:value="15.906862745098" calcext:value-type="currency">
            <text:p>$16</text:p>
          </table:table-cell>
          <table:table-cell table:style-name="ce3" table:formula="of:=[.C23]/[.G23]" office:value-type="currency" office:currency="USD" office:value="33.1122448979592" calcext:value-type="currency">
            <text:p>$33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 - 247 GERMAIN Street, SAINT JOHN, New Brunswick E2L2G5</text:p>
          </table:table-cell>
          <table:table-cell office:value-type="currency" office:currency="USD" office:value="129900" calcext:value-type="currency">
            <text:p>$129,900</text:p>
          </table:table-cell>
          <table:table-cell office:value-type="string" calcext:value-type="string">
            <text:p>SJ160084</text:p>
          </table:table-cell>
          <table:table-cell office:value-type="string" calcext:value-type="string">
            <text:p>Duplex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table:formula="of:=[.C24]/2" office:value-type="currency" office:currency="USD" office:value="64950" calcext:value-type="currency">
            <text:p>$64,950</text:p>
          </table:table-cell>
          <table:table-cell table:style-name="ce1" table:formula="of:=[.C24]/[.F24]" office:value-type="currency" office:currency="USD" office:value="129900" calcext:value-type="currency">
            <text:p>$129,900</text:p>
          </table:table-cell>
          <table:table-cell table:style-name="ce1" table:formula="of:=[.C24]/[.G24]" office:value-type="currency" office:currency="USD" office:value="136.736842105263" calcext:value-type="currency">
            <text:p>$137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3 - 215 KING Street East, SAINT JOHN, New Brunswick E2L1H2</text:p>
          </table:table-cell>
          <table:table-cell office:value-type="currency" office:currency="USD" office:value="135000" calcext:value-type="currency">
            <text:p>$135,000</text:p>
          </table:table-cell>
          <table:table-cell office:value-type="string" calcext:value-type="string">
            <text:p>SJ160067</text:p>
          </table:table-cell>
          <table:table-cell office:value-type="string" calcext:value-type="string">
            <text:p>Duplex</text:p>
          </table:table-cell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table:formula="of:=[.C25]/2" office:value-type="currency" office:currency="USD" office:value="67500" calcext:value-type="currency">
            <text:p>$67,500</text:p>
          </table:table-cell>
          <table:table-cell table:style-name="ce1" table:formula="of:=[.C25]/[.F25]" office:value-type="currency" office:currency="USD" office:value="135000" calcext:value-type="currency">
            <text:p>$135,000</text:p>
          </table:table-cell>
          <table:table-cell table:style-name="ce1" table:formula="of:=[.C25]/[.G25]" office:value-type="currency" office:currency="USD" office:value="125.698324022346" calcext:value-type="currency">
            <text:p>$126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131 WENTWORTH Street, SAINT JOHN, New Brunswick E2L2S7</text:p>
          </table:table-cell>
          <table:table-cell office:value-type="currency" office:currency="USD" office:value="138000" calcext:value-type="currency">
            <text:p>$138,000</text:p>
          </table:table-cell>
          <table:table-cell office:value-type="string" calcext:value-type="string">
            <text:p>SJ163208</text:p>
          </table:table-cell>
          <table:table-cell office:value-type="string" calcext:value-type="string">
            <text:p>Duplex</text:p>
          </table:table-cell>
          <table:table-cell office:value-type="float" office:value="2185" calcext:value-type="float">
            <text:p>2185</text:p>
          </table:table-cell>
          <table:table-cell office:value-type="float" office:value="1600" calcext:value-type="float">
            <text:p>1600</text:p>
          </table:table-cell>
          <table:table-cell table:formula="of:=[.C26]/2" office:value-type="currency" office:currency="USD" office:value="69000" calcext:value-type="currency">
            <text:p>$69,000</text:p>
          </table:table-cell>
          <table:table-cell table:style-name="ce1" table:formula="of:=[.C26]/[.F26]" office:value-type="currency" office:currency="USD" office:value="63.1578947368421" calcext:value-type="currency">
            <text:p>$63</text:p>
          </table:table-cell>
          <table:table-cell table:style-name="ce1" table:formula="of:=[.C26]/[.G26]" office:value-type="currency" office:currency="USD" office:value="86.25" calcext:value-type="currency">
            <text:p>$86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131 WENTWORTH Street, SAINT JOHN, New Brunswick E2L2S7</text:p>
          </table:table-cell>
          <table:table-cell office:value-type="currency" office:currency="USD" office:value="138000" calcext:value-type="currency">
            <text:p>$138,000</text:p>
          </table:table-cell>
          <table:table-cell office:value-type="string" calcext:value-type="string">
            <text:p>SJ163207</text:p>
          </table:table-cell>
          <table:table-cell office:value-type="string" calcext:value-type="string">
            <text:p>Duplex</text:p>
          </table:table-cell>
          <table:table-cell office:value-type="float" office:value="2185" calcext:value-type="float">
            <text:p>2185</text:p>
          </table:table-cell>
          <table:table-cell office:value-type="float" office:value="1600" calcext:value-type="float">
            <text:p>1600</text:p>
          </table:table-cell>
          <table:table-cell table:formula="of:=[.C27]/2" office:value-type="currency" office:currency="USD" office:value="69000" calcext:value-type="currency">
            <text:p>$69,000</text:p>
          </table:table-cell>
          <table:table-cell table:style-name="ce1" table:formula="of:=[.C27]/[.F27]" office:value-type="currency" office:currency="USD" office:value="63.1578947368421" calcext:value-type="currency">
            <text:p>$63</text:p>
          </table:table-cell>
          <table:table-cell table:style-name="ce1" table:formula="of:=[.C27]/[.G27]" office:value-type="currency" office:currency="USD" office:value="86.25" calcext:value-type="currency">
            <text:p>$86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130 PRINCESS Street, SAINT JOHN, New Brunswick E2L1K7</text:p>
          </table:table-cell>
          <table:table-cell office:value-type="currency" office:currency="USD" office:value="209000" calcext:value-type="currency">
            <text:p>$209,000</text:p>
          </table:table-cell>
          <table:table-cell office:value-type="string" calcext:value-type="string">
            <text:p>SJ162836</text:p>
          </table:table-cell>
          <table:table-cell office:value-type="string" calcext:value-type="string">
            <text:p>Triplex</text:p>
          </table:table-cell>
          <table:table-cell office:value-type="float" office:value="3121" calcext:value-type="float">
            <text:p>3121</text:p>
          </table:table-cell>
          <table:table-cell office:value-type="float" office:value="3200" calcext:value-type="float">
            <text:p>3200</text:p>
          </table:table-cell>
          <table:table-cell table:formula="of:=[.C28]/3" office:value-type="currency" office:currency="USD" office:value="69666.6666666667" calcext:value-type="currency">
            <text:p>$69,667</text:p>
          </table:table-cell>
          <table:table-cell table:style-name="ce1" table:formula="of:=[.C28]/[.F28]" office:value-type="currency" office:currency="USD" office:value="66.9657161166293" calcext:value-type="currency">
            <text:p>$67</text:p>
          </table:table-cell>
          <table:table-cell table:style-name="ce1" table:formula="of:=[.C28]/[.G28]" office:value-type="currency" office:currency="USD" office:value="65.3125" calcext:value-type="currency">
            <text:p>$65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1 GARDEN Street, SAINT JOHN, New Brunswick E2L3K2</text:p>
          </table:table-cell>
          <table:table-cell office:value-type="currency" office:currency="USD" office:value="69900" calcext:value-type="currency">
            <text:p>$69,900</text:p>
          </table:table-cell>
          <table:table-cell office:value-type="string" calcext:value-type="string">
            <text:p>SJ161649</text:p>
          </table:table-cell>
          <table:table-cell office:value-type="string" calcext:value-type="string">
            <text:p>House</text:p>
          </table:table-cell>
          <table:table-cell office:value-type="float" office:value="6802" calcext:value-type="float">
            <text:p>6802</text:p>
          </table:table-cell>
          <table:table-cell office:value-type="float" office:value="1123" calcext:value-type="float">
            <text:p>1123</text:p>
          </table:table-cell>
          <table:table-cell table:formula="of:=[.C29]" office:value-type="currency" office:currency="USD" office:value="69900" calcext:value-type="currency">
            <text:p>$69,900</text:p>
          </table:table-cell>
          <table:table-cell table:style-name="ce1" table:formula="of:=[.C29]/[.F29]" office:value-type="currency" office:currency="USD" office:value="10.2763892972655" calcext:value-type="currency">
            <text:p>$10</text:p>
          </table:table-cell>
          <table:table-cell table:style-name="ce1" table:formula="of:=[.C29]/[.G29]" office:value-type="currency" office:currency="USD" office:value="62.2439893143366" calcext:value-type="currency">
            <text:p>$62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88 QUEEN Street, SAINT JOHN, New Brunswick E2L1S8</text:p>
          </table:table-cell>
          <table:table-cell office:value-type="currency" office:currency="USD" office:value="139900" calcext:value-type="currency">
            <text:p>$139,900</text:p>
          </table:table-cell>
          <table:table-cell office:value-type="string" calcext:value-type="string">
            <text:p>SJ165026</text:p>
          </table:table-cell>
          <table:table-cell office:value-type="string" calcext:value-type="string">
            <text:p>Duplex</text:p>
          </table:table-cell>
          <table:table-cell office:value-type="float" office:value="3895" calcext:value-type="float">
            <text:p>3895</text:p>
          </table:table-cell>
          <table:table-cell office:value-type="float" office:value="2746" calcext:value-type="float">
            <text:p>2746</text:p>
          </table:table-cell>
          <table:table-cell table:formula="of:=[.C30]/2" office:value-type="currency" office:currency="USD" office:value="69950" calcext:value-type="currency">
            <text:p>$69,950</text:p>
          </table:table-cell>
          <table:table-cell table:style-name="ce1" table:formula="of:=[.C30]/[.F30]" office:value-type="currency" office:currency="USD" office:value="35.9178433889602" calcext:value-type="currency">
            <text:p>$36</text:p>
          </table:table-cell>
          <table:table-cell table:style-name="ce1" table:formula="of:=[.C30]/[.G30]" office:value-type="currency" office:currency="USD" office:value="50.9468317552804" calcext:value-type="currency">
            <text:p>$51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70 ELLIOTT ROW, SAINT JOHN, New Brunswick E2L1C6</text:p>
          </table:table-cell>
          <table:table-cell office:value-type="currency" office:currency="USD" office:value="139900" calcext:value-type="currency">
            <text:p>$139,900</text:p>
          </table:table-cell>
          <table:table-cell office:value-type="string" calcext:value-type="string">
            <text:p>SJ163660</text:p>
          </table:table-cell>
          <table:table-cell office:value-type="string" calcext:value-type="string">
            <text:p>Duplex</text:p>
          </table:table-cell>
          <table:table-cell office:value-type="float" office:value="5253" calcext:value-type="float">
            <text:p>5253</text:p>
          </table:table-cell>
          <table:table-cell office:value-type="float" office:value="2500" calcext:value-type="float">
            <text:p>2500</text:p>
          </table:table-cell>
          <table:table-cell table:formula="of:=[.C31]/2" office:value-type="currency" office:currency="USD" office:value="69950" calcext:value-type="currency">
            <text:p>$69,950</text:p>
          </table:table-cell>
          <table:table-cell table:style-name="ce1" table:formula="of:=[.C31]/[.F31]" office:value-type="currency" office:currency="USD" office:value="26.6324005330287" calcext:value-type="currency">
            <text:p>$27</text:p>
          </table:table-cell>
          <table:table-cell table:style-name="ce1" table:formula="of:=[.C31]/[.G31]" office:value-type="currency" office:currency="USD" office:value="55.96" calcext:value-type="currency">
            <text:p>$56</text:p>
          </table:table-cell>
          <table:table-cell table:number-columns-repeated="1014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107-109 BROAD ST, SAINT JOHN, New Brunswick E2L1Y7</text:p>
          </table:table-cell>
          <table:table-cell table:style-name="ce3" office:value-type="currency" office:currency="USD" office:value="214900" calcext:value-type="currency">
            <text:p>$214,900</text:p>
          </table:table-cell>
          <table:table-cell table:style-name="ce2" office:value-type="string" calcext:value-type="string">
            <text:p>SJ161056</text:p>
          </table:table-cell>
          <table:table-cell table:style-name="ce2" office:value-type="string" calcext:value-type="string">
            <text:p>Triplex</text:p>
          </table:table-cell>
          <table:table-cell table:style-name="ce2" office:value-type="float" office:value="6781" calcext:value-type="float">
            <text:p>6781</text:p>
          </table:table-cell>
          <table:table-cell table:style-name="ce2" office:value-type="float" office:value="5000" calcext:value-type="float">
            <text:p>5000</text:p>
          </table:table-cell>
          <table:table-cell table:style-name="ce3" table:formula="of:=[.C32]/3" office:value-type="currency" office:currency="USD" office:value="71633.3333333333" calcext:value-type="currency">
            <text:p>$71,633</text:p>
          </table:table-cell>
          <table:table-cell table:style-name="ce3" table:formula="of:=[.C32]/[.F32]" office:value-type="currency" office:currency="USD" office:value="31.6914909305412" calcext:value-type="currency">
            <text:p>$32</text:p>
          </table:table-cell>
          <table:table-cell table:style-name="ce3" table:formula="of:=[.C32]/[.G32]" office:value-type="currency" office:currency="USD" office:value="42.98" calcext:value-type="currency">
            <text:p>$43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93 PRINCESS Street, SAINT JOHN, New Brunswick E2E5H9</text:p>
          </table:table-cell>
          <table:table-cell office:value-type="currency" office:currency="USD" office:value="299500" calcext:value-type="currency">
            <text:p>$299,500</text:p>
          </table:table-cell>
          <table:table-cell office:value-type="string" calcext:value-type="string">
            <text:p>SJ163567</text:p>
          </table:table-cell>
          <table:table-cell office:value-type="string" calcext:value-type="string">
            <text:p>Fourplex</text:p>
          </table:table-cell>
          <table:table-cell office:value-type="float" office:value="4714" calcext:value-type="float">
            <text:p>4714</text:p>
          </table:table-cell>
          <table:table-cell office:value-type="float" office:value="3500" calcext:value-type="float">
            <text:p>3500</text:p>
          </table:table-cell>
          <table:table-cell table:formula="of:=[.C33]/4" office:value-type="currency" office:currency="USD" office:value="74875" calcext:value-type="currency">
            <text:p>$74,875</text:p>
          </table:table-cell>
          <table:table-cell table:style-name="ce1" table:formula="of:=[.C33]/[.F33]" office:value-type="currency" office:currency="USD" office:value="63.5341535850658" calcext:value-type="currency">
            <text:p>$64</text:p>
          </table:table-cell>
          <table:table-cell table:style-name="ce1" table:formula="of:=[.C33]/[.G33]" office:value-type="currency" office:currency="USD" office:value="85.5714285714286" calcext:value-type="currency">
            <text:p>$86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170 BRITTAIN Street, SAINT JOHN, New Brunswick E2K5K2</text:p>
          </table:table-cell>
          <table:table-cell office:value-type="currency" office:currency="USD" office:value="149900" calcext:value-type="currency">
            <text:p>$149,900</text:p>
          </table:table-cell>
          <table:table-cell office:value-type="string" calcext:value-type="string">
            <text:p>SJ161491</text:p>
          </table:table-cell>
          <table:table-cell office:value-type="string" calcext:value-type="string">
            <text:p>Duplex</text:p>
          </table:table-cell>
          <table:table-cell office:value-type="float" office:value="4004" calcext:value-type="float">
            <text:p>4004</text:p>
          </table:table-cell>
          <table:table-cell office:value-type="float" office:value="2200" calcext:value-type="float">
            <text:p>2200</text:p>
          </table:table-cell>
          <table:table-cell table:formula="of:=[.C34]/2" office:value-type="currency" office:currency="USD" office:value="74950" calcext:value-type="currency">
            <text:p>$74,950</text:p>
          </table:table-cell>
          <table:table-cell table:style-name="ce1" table:formula="of:=[.C34]/[.F34]" office:value-type="currency" office:currency="USD" office:value="37.4375624375624" calcext:value-type="currency">
            <text:p>$37</text:p>
          </table:table-cell>
          <table:table-cell table:style-name="ce1" table:formula="of:=[.C34]/[.G34]" office:value-type="currency" office:currency="USD" office:value="68.1363636363636" calcext:value-type="currency">
            <text:p>$68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30-32 CEDAR GROVE CRES, SAINT JOHN, New Brunswick E2K4G6</text:p>
          </table:table-cell>
          <table:table-cell office:value-type="currency" office:currency="USD" office:value="150000" calcext:value-type="currency">
            <text:p>$150,000</text:p>
          </table:table-cell>
          <table:table-cell office:value-type="string" calcext:value-type="string">
            <text:p>SJ164265</text:p>
          </table:table-cell>
          <table:table-cell office:value-type="string" calcext:value-type="string">
            <text:p>Duplex</text:p>
          </table:table-cell>
          <table:table-cell office:value-type="float" office:value="2884" calcext:value-type="float">
            <text:p>2884</text:p>
          </table:table-cell>
          <table:table-cell office:value-type="float" office:value="2150" calcext:value-type="float">
            <text:p>2150</text:p>
          </table:table-cell>
          <table:table-cell table:formula="of:=[.C35]/2" office:value-type="currency" office:currency="USD" office:value="75000" calcext:value-type="currency">
            <text:p>$75,000</text:p>
          </table:table-cell>
          <table:table-cell table:style-name="ce1" table:formula="of:=[.C35]/[.F35]" office:value-type="currency" office:currency="USD" office:value="52.0110957004161" calcext:value-type="currency">
            <text:p>$52</text:p>
          </table:table-cell>
          <table:table-cell table:style-name="ce1" table:formula="of:=[.C35]/[.G35]" office:value-type="currency" office:currency="USD" office:value="69.7674418604651" calcext:value-type="currency">
            <text:p>$70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30-32 CEDAR GROVE CRES, SAINT JOHN, New Brunswick E2K4G6</text:p>
          </table:table-cell>
          <table:table-cell office:value-type="currency" office:currency="USD" office:value="150000" calcext:value-type="currency">
            <text:p>$150,000</text:p>
          </table:table-cell>
          <table:table-cell office:value-type="string" calcext:value-type="string">
            <text:p>SJ164266</text:p>
          </table:table-cell>
          <table:table-cell office:value-type="string" calcext:value-type="string">
            <text:p>Duplex</text:p>
          </table:table-cell>
          <table:table-cell office:value-type="float" office:value="2884" calcext:value-type="float">
            <text:p>2884</text:p>
          </table:table-cell>
          <table:table-cell office:value-type="float" office:value="2150" calcext:value-type="float">
            <text:p>2150</text:p>
          </table:table-cell>
          <table:table-cell table:formula="of:=[.C36]/2" office:value-type="currency" office:currency="USD" office:value="75000" calcext:value-type="currency">
            <text:p>$75,000</text:p>
          </table:table-cell>
          <table:table-cell table:style-name="ce1" table:formula="of:=[.C36]/[.F36]" office:value-type="currency" office:currency="USD" office:value="52.0110957004161" calcext:value-type="currency">
            <text:p>$52</text:p>
          </table:table-cell>
          <table:table-cell table:style-name="ce1" table:formula="of:=[.C36]/[.G36]" office:value-type="currency" office:currency="USD" office:value="69.7674418604651" calcext:value-type="currency">
            <text:p>$70</text:p>
          </table:table-cell>
          <table:table-cell table:number-columns-repeated="101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142 DUKE Street, SAINT JOHN, New Brunswick E2L1N6</text:p>
          </table:table-cell>
          <table:table-cell office:value-type="currency" office:currency="USD" office:value="159900" calcext:value-type="currency">
            <text:p>$159,900</text:p>
          </table:table-cell>
          <table:table-cell office:value-type="string" calcext:value-type="string">
            <text:p>SJ153451</text:p>
          </table:table-cell>
          <table:table-cell office:value-type="string" calcext:value-type="string">
            <text:p>Duplex</text:p>
          </table:table-cell>
          <table:table-cell office:value-type="float" office:value="2604" calcext:value-type="float">
            <text:p>2604</text:p>
          </table:table-cell>
          <table:table-cell office:value-type="float" office:value="2392" calcext:value-type="float">
            <text:p>2392</text:p>
          </table:table-cell>
          <table:table-cell table:formula="of:=[.C37]/2" office:value-type="currency" office:currency="USD" office:value="79950" calcext:value-type="currency">
            <text:p>$79,950</text:p>
          </table:table-cell>
          <table:table-cell table:style-name="ce1" table:formula="of:=[.C37]/[.F37]" office:value-type="currency" office:currency="USD" office:value="61.4055299539171" calcext:value-type="currency">
            <text:p>$61</text:p>
          </table:table-cell>
          <table:table-cell table:style-name="ce1" table:formula="of:=[.C37]/[.G37]" office:value-type="currency" office:currency="USD" office:value="66.8478260869565" calcext:value-type="currency">
            <text:p>$67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142 DUKE Street, SAINT JOHN, New Brunswick E2L1N6</text:p>
          </table:table-cell>
          <table:table-cell office:value-type="currency" office:currency="USD" office:value="159900" calcext:value-type="currency">
            <text:p>$159,900</text:p>
          </table:table-cell>
          <table:table-cell office:value-type="string" calcext:value-type="string">
            <text:p>SJ153452</text:p>
          </table:table-cell>
          <table:table-cell office:value-type="string" calcext:value-type="string">
            <text:p>Duplex</text:p>
          </table:table-cell>
          <table:table-cell office:value-type="float" office:value="2604" calcext:value-type="float">
            <text:p>2604</text:p>
          </table:table-cell>
          <table:table-cell office:value-type="float" office:value="2392" calcext:value-type="float">
            <text:p>2392</text:p>
          </table:table-cell>
          <table:table-cell table:formula="of:=[.C38]/2" office:value-type="currency" office:currency="USD" office:value="79950" calcext:value-type="currency">
            <text:p>$79,950</text:p>
          </table:table-cell>
          <table:table-cell table:style-name="ce1" table:formula="of:=[.C38]/[.F38]" office:value-type="currency" office:currency="USD" office:value="61.4055299539171" calcext:value-type="currency">
            <text:p>$61</text:p>
          </table:table-cell>
          <table:table-cell table:style-name="ce1" table:formula="of:=[.C38]/[.G38]" office:value-type="currency" office:currency="USD" office:value="66.8478260869565" calcext:value-type="currency">
            <text:p>$67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77 MECKLENBURG Street, SAINT JOHN, New Brunswick E2L1P9</text:p>
          </table:table-cell>
          <table:table-cell office:value-type="currency" office:currency="USD" office:value="164900" calcext:value-type="currency">
            <text:p>$164,900</text:p>
          </table:table-cell>
          <table:table-cell office:value-type="string" calcext:value-type="string">
            <text:p>SJ162406</text:p>
          </table:table-cell>
          <table:table-cell office:value-type="string" calcext:value-type="string">
            <text:p>Duplex</text:p>
          </table:table-cell>
          <table:table-cell office:value-type="float" office:value="4994" calcext:value-type="float">
            <text:p>4994</text:p>
          </table:table-cell>
          <table:table-cell office:value-type="float" office:value="1608" calcext:value-type="float">
            <text:p>1608</text:p>
          </table:table-cell>
          <table:table-cell table:formula="of:=[.C39]/2" office:value-type="currency" office:currency="USD" office:value="82450" calcext:value-type="currency">
            <text:p>$82,450</text:p>
          </table:table-cell>
          <table:table-cell table:style-name="ce1" table:formula="of:=[.C39]/[.F39]" office:value-type="currency" office:currency="USD" office:value="33.0196235482579" calcext:value-type="currency">
            <text:p>$33</text:p>
          </table:table-cell>
          <table:table-cell table:style-name="ce1" table:formula="of:=[.C39]/[.G39]" office:value-type="currency" office:currency="USD" office:value="102.549751243781" calcext:value-type="currency">
            <text:p>$103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114 LEINSTER Street, SAINT JOHN, New Brunswick E2L1J3</text:p>
          </table:table-cell>
          <table:table-cell office:value-type="currency" office:currency="USD" office:value="171900" calcext:value-type="currency">
            <text:p>$171,900</text:p>
          </table:table-cell>
          <table:table-cell office:value-type="string" calcext:value-type="string">
            <text:p>SJ161526</text:p>
          </table:table-cell>
          <table:table-cell office:value-type="string" calcext:value-type="string">
            <text:p>Duplex</text:p>
          </table:table-cell>
          <table:table-cell office:value-type="float" office:value="5038" calcext:value-type="float">
            <text:p>5038</text:p>
          </table:table-cell>
          <table:table-cell office:value-type="float" office:value="1555" calcext:value-type="float">
            <text:p>1555</text:p>
          </table:table-cell>
          <table:table-cell table:formula="of:=[.C40]/2" office:value-type="currency" office:currency="USD" office:value="85950" calcext:value-type="currency">
            <text:p>$85,950</text:p>
          </table:table-cell>
          <table:table-cell table:style-name="ce1" table:formula="of:=[.C40]/[.F40]" office:value-type="currency" office:currency="USD" office:value="34.1206828106391" calcext:value-type="currency">
            <text:p>$34</text:p>
          </table:table-cell>
          <table:table-cell table:style-name="ce1" table:formula="of:=[.C40]/[.G40]" office:value-type="currency" office:currency="USD" office:value="110.546623794212" calcext:value-type="currency">
            <text:p>$111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98 WENTWORTH Street, SAINT JOHN, New Brunswick E2L2S4</text:p>
          </table:table-cell>
          <table:table-cell office:value-type="currency" office:currency="USD" office:value="259000" calcext:value-type="currency">
            <text:p>$259,000</text:p>
          </table:table-cell>
          <table:table-cell office:value-type="string" calcext:value-type="string">
            <text:p>SJ162807</text:p>
          </table:table-cell>
          <table:table-cell office:value-type="string" calcext:value-type="string">
            <text:p>Triplex</text:p>
          </table:table-cell>
          <table:table-cell office:value-type="float" office:value="4004" calcext:value-type="float">
            <text:p>4004</text:p>
          </table:table-cell>
          <table:table-cell office:value-type="float" office:value="3000" calcext:value-type="float">
            <text:p>3000</text:p>
          </table:table-cell>
          <table:table-cell table:formula="of:=[.C41]/3" office:value-type="currency" office:currency="USD" office:value="86333.3333333333" calcext:value-type="currency">
            <text:p>$86,333</text:p>
          </table:table-cell>
          <table:table-cell table:style-name="ce1" table:formula="of:=[.C41]/[.F41]" office:value-type="currency" office:currency="USD" office:value="64.6853146853147" calcext:value-type="currency">
            <text:p>$65</text:p>
          </table:table-cell>
          <table:table-cell table:style-name="ce1" table:formula="of:=[.C41]/[.G41]" office:value-type="currency" office:currency="USD" office:value="86.3333333333333" calcext:value-type="currency">
            <text:p>$86</text:p>
          </table:table-cell>
          <table:table-cell table:number-columns-repeated="101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77 KING Street East, SAINT JOHN, New Brunswick E2E3L3</text:p>
          </table:table-cell>
          <table:table-cell table:style-name="ce3" office:value-type="currency" office:currency="USD" office:value="95000" calcext:value-type="currency">
            <text:p>$95,000</text:p>
          </table:table-cell>
          <table:table-cell table:style-name="ce2" office:value-type="string" calcext:value-type="string">
            <text:p>SJ160143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float" office:value="4380" calcext:value-type="float">
            <text:p>4380</text:p>
          </table:table-cell>
          <table:table-cell table:style-name="ce2" office:value-type="float" office:value="3536" calcext:value-type="float">
            <text:p>3536</text:p>
          </table:table-cell>
          <table:table-cell table:style-name="ce3" table:formula="of:=[.C42]" office:value-type="currency" office:currency="USD" office:value="95000" calcext:value-type="currency">
            <text:p>$95,000</text:p>
          </table:table-cell>
          <table:table-cell table:style-name="ce3" table:formula="of:=[.C42]/[.F42]" office:value-type="currency" office:currency="USD" office:value="21.689497716895" calcext:value-type="currency">
            <text:p>$22</text:p>
          </table:table-cell>
          <table:table-cell table:style-name="ce3" table:formula="of:=[.C42]/[.G42]" office:value-type="currency" office:currency="USD" office:value="26.8665158371041" calcext:value-type="currency">
            <text:p>$27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183-185 QUEEN ST, SAINT JOHN, New Brunswick E2L1M6</text:p>
          </table:table-cell>
          <table:table-cell office:value-type="currency" office:currency="USD" office:value="199900" calcext:value-type="currency">
            <text:p>$199,900</text:p>
          </table:table-cell>
          <table:table-cell office:value-type="string" calcext:value-type="string">
            <text:p>SJ163617</text:p>
          </table:table-cell>
          <table:table-cell office:value-type="string" calcext:value-type="string">
            <text:p>Duplex</text:p>
          </table:table-cell>
          <table:table-cell office:value-type="float" office:value="4076" calcext:value-type="float">
            <text:p>4076</text:p>
          </table:table-cell>
          <table:table-cell office:value-type="float" office:value="3100" calcext:value-type="float">
            <text:p>3100</text:p>
          </table:table-cell>
          <table:table-cell table:formula="of:=[.C43]/2" office:value-type="currency" office:currency="USD" office:value="99950" calcext:value-type="currency">
            <text:p>$99,950</text:p>
          </table:table-cell>
          <table:table-cell table:style-name="ce1" table:formula="of:=[.C43]/[.F43]" office:value-type="currency" office:currency="USD" office:value="49.0431795878312" calcext:value-type="currency">
            <text:p>$49</text:p>
          </table:table-cell>
          <table:table-cell table:style-name="ce1" table:formula="of:=[.C43]/[.G43]" office:value-type="currency" office:currency="USD" office:value="64.4838709677419" calcext:value-type="currency">
            <text:p>$64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194 PRINCESS Street, SAINT JOHN, New Brunswick E2L1K9</text:p>
          </table:table-cell>
          <table:table-cell office:value-type="currency" office:currency="USD" office:value="309900" calcext:value-type="currency">
            <text:p>$309,900</text:p>
          </table:table-cell>
          <table:table-cell office:value-type="string" calcext:value-type="string">
            <text:p>SJ164475</text:p>
          </table:table-cell>
          <table:table-cell office:value-type="string" calcext:value-type="string">
            <text:p>Triplex</text:p>
          </table:table-cell>
          <table:table-cell office:value-type="float" office:value="4080" calcext:value-type="float">
            <text:p>4080</text:p>
          </table:table-cell>
          <table:table-cell office:value-type="float" office:value="3000" calcext:value-type="float">
            <text:p>3000</text:p>
          </table:table-cell>
          <table:table-cell table:formula="of:=[.C44]/3" office:value-type="currency" office:currency="USD" office:value="103300" calcext:value-type="currency">
            <text:p>$103,300</text:p>
          </table:table-cell>
          <table:table-cell table:style-name="ce1" table:formula="of:=[.C44]/[.F44]" office:value-type="currency" office:currency="USD" office:value="75.9558823529412" calcext:value-type="currency">
            <text:p>$76</text:p>
          </table:table-cell>
          <table:table-cell table:style-name="ce1" table:formula="of:=[.C44]/[.G44]" office:value-type="currency" office:currency="USD" office:value="103.3" calcext:value-type="currency">
            <text:p>$103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5 CARMARTHEN Street, SAINT JOHN, New Brunswick E2L2P8</text:p>
          </table:table-cell>
          <table:table-cell office:value-type="currency" office:currency="USD" office:value="104900" calcext:value-type="currency">
            <text:p>$104,900</text:p>
          </table:table-cell>
          <table:table-cell office:value-type="string" calcext:value-type="string">
            <text:p>SJ164302</text:p>
          </table:table-cell>
          <table:table-cell office:value-type="string" calcext:value-type="string">
            <text:p>House</text:p>
          </table:table-cell>
          <table:table-cell office:value-type="float" office:value="1978" calcext:value-type="float">
            <text:p>1978</text:p>
          </table:table-cell>
          <table:table-cell office:value-type="float" office:value="1311" calcext:value-type="float">
            <text:p>1311</text:p>
          </table:table-cell>
          <table:table-cell table:formula="of:=[.C45]" office:value-type="currency" office:currency="USD" office:value="104900" calcext:value-type="currency">
            <text:p>$104,900</text:p>
          </table:table-cell>
          <table:table-cell table:style-name="ce1" table:formula="of:=[.C45]/[.F45]" office:value-type="currency" office:currency="USD" office:value="53.0333670374115" calcext:value-type="currency">
            <text:p>$53</text:p>
          </table:table-cell>
          <table:table-cell table:style-name="ce1" table:formula="of:=[.C45]/[.G45]" office:value-type="currency" office:currency="USD" office:value="80.0152555301297" calcext:value-type="currency">
            <text:p>$80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607 BRUNSWICK Drive, SAINT JOHN, New Brunswick E2L3S9</text:p>
          </table:table-cell>
          <table:table-cell office:value-type="currency" office:currency="USD" office:value="107900" calcext:value-type="currency">
            <text:p>$107,900</text:p>
          </table:table-cell>
          <table:table-cell office:value-type="string" calcext:value-type="string">
            <text:p>SJ161626</text:p>
          </table:table-cell>
          <table:table-cell office:value-type="string" calcext:value-type="string">
            <text:p>Row / Townhouse</text:p>
          </table:table-cell>
          <table:table-cell office:value-type="float" office:value="1647" calcext:value-type="float">
            <text:p>1647</text:p>
          </table:table-cell>
          <table:table-cell office:value-type="float" office:value="1400" calcext:value-type="float">
            <text:p>1400</text:p>
          </table:table-cell>
          <table:table-cell table:formula="of:=[.C46]" office:value-type="currency" office:currency="USD" office:value="107900" calcext:value-type="currency">
            <text:p>$107,900</text:p>
          </table:table-cell>
          <table:table-cell table:style-name="ce1" table:formula="of:=[.C46]/[.F46]" office:value-type="currency" office:currency="USD" office:value="65.5130540376442" calcext:value-type="currency">
            <text:p>$66</text:p>
          </table:table-cell>
          <table:table-cell table:style-name="ce1" table:formula="of:=[.C46]/[.G46]" office:value-type="currency" office:currency="USD" office:value="77.0714285714286" calcext:value-type="currency">
            <text:p>$77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15 MONTGOMERY Crescent, SAINT JOHN, New Brunswick E2K2T1</text:p>
          </table:table-cell>
          <table:table-cell office:value-type="currency" office:currency="USD" office:value="119000" calcext:value-type="currency">
            <text:p>$119,000</text:p>
          </table:table-cell>
          <table:table-cell office:value-type="string" calcext:value-type="string">
            <text:p>SJ163148</text:p>
          </table:table-cell>
          <table:table-cell office:value-type="string" calcext:value-type="string">
            <text:p>House</text:p>
          </table:table-cell>
          <table:table-cell office:value-type="float" office:value="4617" calcext:value-type="float">
            <text:p>4617</text:p>
          </table:table-cell>
          <table:table-cell office:value-type="float" office:value="960" calcext:value-type="float">
            <text:p>960</text:p>
          </table:table-cell>
          <table:table-cell table:formula="of:=[.C47]" office:value-type="currency" office:currency="USD" office:value="119000" calcext:value-type="currency">
            <text:p>$119,000</text:p>
          </table:table-cell>
          <table:table-cell table:style-name="ce1" table:formula="of:=[.C47]/[.F47]" office:value-type="currency" office:currency="USD" office:value="25.7743123240199" calcext:value-type="currency">
            <text:p>$26</text:p>
          </table:table-cell>
          <table:table-cell table:style-name="ce1" table:formula="of:=[.C47]/[.G47]" office:value-type="currency" office:currency="USD" office:value="123.958333333333" calcext:value-type="currency">
            <text:p>$124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102-104 LANSDOWNE AVE, SAINT JOHN, New Brunswick E2K2L8</text:p>
          </table:table-cell>
          <table:table-cell office:value-type="currency" office:currency="USD" office:value="120000" calcext:value-type="currency">
            <text:p>$120,000</text:p>
          </table:table-cell>
          <table:table-cell office:value-type="string" calcext:value-type="string">
            <text:p>SJ164079</text:p>
          </table:table-cell>
          <table:table-cell office:value-type="string" calcext:value-type="string">
            <text:p>House</text:p>
          </table:table-cell>
          <table:table-cell office:value-type="float" office:value="3574" calcext:value-type="float">
            <text:p>3574</text:p>
          </table:table-cell>
          <table:table-cell office:value-type="float" office:value="1415" calcext:value-type="float">
            <text:p>1415</text:p>
          </table:table-cell>
          <table:table-cell table:formula="of:=[.C48]" office:value-type="currency" office:currency="USD" office:value="120000" calcext:value-type="currency">
            <text:p>$120,000</text:p>
          </table:table-cell>
          <table:table-cell table:style-name="ce1" table:formula="of:=[.C48]/[.F48]" office:value-type="currency" office:currency="USD" office:value="33.5758254057079" calcext:value-type="currency">
            <text:p>$34</text:p>
          </table:table-cell>
          <table:table-cell table:style-name="ce1" table:formula="of:=[.C48]/[.G48]" office:value-type="currency" office:currency="USD" office:value="84.8056537102474" calcext:value-type="currency">
            <text:p>$85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6 MONTGOMERY Crescent, SAINT JOHN, New Brunswick E2K2S9</text:p>
          </table:table-cell>
          <table:table-cell office:value-type="currency" office:currency="USD" office:value="121900" calcext:value-type="currency">
            <text:p>$121,900</text:p>
          </table:table-cell>
          <table:table-cell office:value-type="string" calcext:value-type="string">
            <text:p>SJ164257</text:p>
          </table:table-cell>
          <table:table-cell office:value-type="string" calcext:value-type="string">
            <text:p>House</text:p>
          </table:table-cell>
          <table:table-cell office:value-type="float" office:value="4596" calcext:value-type="float">
            <text:p>4596</text:p>
          </table:table-cell>
          <table:table-cell office:value-type="float" office:value="842" calcext:value-type="float">
            <text:p>842</text:p>
          </table:table-cell>
          <table:table-cell table:formula="of:=[.C49]" office:value-type="currency" office:currency="USD" office:value="121900" calcext:value-type="currency">
            <text:p>$121,900</text:p>
          </table:table-cell>
          <table:table-cell table:style-name="ce1" table:formula="of:=[.C49]/[.F49]" office:value-type="currency" office:currency="USD" office:value="26.5230635335074" calcext:value-type="currency">
            <text:p>$27</text:p>
          </table:table-cell>
          <table:table-cell table:style-name="ce1" table:formula="of:=[.C49]/[.G49]" office:value-type="currency" office:currency="USD" office:value="144.774346793349" calcext:value-type="currency">
            <text:p>$145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54 ORANGE Street, SAINT JOHN, New Brunswick E2L1M3</text:p>
          </table:table-cell>
          <table:table-cell office:value-type="currency" office:currency="USD" office:value="369900" calcext:value-type="currency">
            <text:p>$369,900</text:p>
          </table:table-cell>
          <table:table-cell office:value-type="string" calcext:value-type="string">
            <text:p>SJ164736</text:p>
          </table:table-cell>
          <table:table-cell office:value-type="string" calcext:value-type="string">
            <text:p>Triplex</text:p>
          </table:table-cell>
          <table:table-cell office:value-type="float" office:value="5274" calcext:value-type="float">
            <text:p>5274</text:p>
          </table:table-cell>
          <table:table-cell office:value-type="float" office:value="4090" calcext:value-type="float">
            <text:p>4090</text:p>
          </table:table-cell>
          <table:table-cell table:formula="of:=[.C50]/3" office:value-type="currency" office:currency="USD" office:value="123300" calcext:value-type="currency">
            <text:p>$123,300</text:p>
          </table:table-cell>
          <table:table-cell table:style-name="ce1" table:formula="of:=[.C50]/[.F50]" office:value-type="currency" office:currency="USD" office:value="70.1365187713311" calcext:value-type="currency">
            <text:p>$70</text:p>
          </table:table-cell>
          <table:table-cell table:style-name="ce1" table:formula="of:=[.C50]/[.G50]" office:value-type="currency" office:currency="USD" office:value="90.440097799511" calcext:value-type="currency">
            <text:p>$90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72 DUKE Street, SAINT JOHN, New Brunswick E2L1P3</text:p>
          </table:table-cell>
          <table:table-cell office:value-type="currency" office:currency="USD" office:value="125000" calcext:value-type="currency">
            <text:p>$125,000</text:p>
          </table:table-cell>
          <table:table-cell office:value-type="string" calcext:value-type="string">
            <text:p>SJ164874</text:p>
          </table:table-cell>
          <table:table-cell office:value-type="string" calcext:value-type="string">
            <text:p>House</text:p>
          </table:table-cell>
          <table:table-cell office:value-type="float" office:value="3024" calcext:value-type="float">
            <text:p>3024</text:p>
          </table:table-cell>
          <table:table-cell office:value-type="float" office:value="1672" calcext:value-type="float">
            <text:p>1672</text:p>
          </table:table-cell>
          <table:table-cell table:formula="of:=[.C51]" office:value-type="currency" office:currency="USD" office:value="125000" calcext:value-type="currency">
            <text:p>$125,000</text:p>
          </table:table-cell>
          <table:table-cell table:style-name="ce1" table:formula="of:=[.C51]/[.F51]" office:value-type="currency" office:currency="USD" office:value="41.3359788359788" calcext:value-type="currency">
            <text:p>$41</text:p>
          </table:table-cell>
          <table:table-cell table:style-name="ce1" table:formula="of:=[.C51]/[.G51]" office:value-type="currency" office:currency="USD" office:value="74.7607655502392" calcext:value-type="currency">
            <text:p>$75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305 GERMAIN Street, SAINT JOHN, New Brunswick E2L2H2</text:p>
          </table:table-cell>
          <table:table-cell office:value-type="currency" office:currency="USD" office:value="139900" calcext:value-type="currency">
            <text:p>$139,900</text:p>
          </table:table-cell>
          <table:table-cell office:value-type="string" calcext:value-type="string">
            <text:p>SJ163776</text:p>
          </table:table-cell>
          <table:table-cell office:value-type="string" calcext:value-type="string">
            <text:p><text:s/></text:p>
          </table:table-cell>
          <table:table-cell office:value-type="float" office:value="2098" calcext:value-type="float">
            <text:p>2098</text:p>
          </table:table-cell>
          <table:table-cell office:value-type="float" office:value="1750" calcext:value-type="float">
            <text:p>1750</text:p>
          </table:table-cell>
          <table:table-cell table:formula="of:=[.C52]" office:value-type="currency" office:currency="USD" office:value="139900" calcext:value-type="currency">
            <text:p>$139,900</text:p>
          </table:table-cell>
          <table:table-cell table:style-name="ce1" table:formula="of:=[.C52]/[.F52]" office:value-type="currency" office:currency="USD" office:value="66.6825548141087" calcext:value-type="currency">
            <text:p>$67</text:p>
          </table:table-cell>
          <table:table-cell table:style-name="ce1" table:formula="of:=[.C52]/[.G52]" office:value-type="currency" office:currency="USD" office:value="79.9428571428571" calcext:value-type="currency">
            <text:p>$80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133 MECKLENBURG Street, SAINT JOHN, New Brunswick E2L1R4</text:p>
          </table:table-cell>
          <table:table-cell office:value-type="currency" office:currency="USD" office:value="139900" calcext:value-type="currency">
            <text:p>$139,900</text:p>
          </table:table-cell>
          <table:table-cell office:value-type="string" calcext:value-type="string">
            <text:p>SJ162572</text:p>
          </table:table-cell>
          <table:table-cell office:value-type="string" calcext:value-type="string">
            <text:p>House</text:p>
          </table:table-cell>
          <table:table-cell office:value-type="float" office:value="7567" calcext:value-type="float">
            <text:p>7567</text:p>
          </table:table-cell>
          <table:table-cell office:value-type="float" office:value="1020" calcext:value-type="float">
            <text:p>1020</text:p>
          </table:table-cell>
          <table:table-cell table:formula="of:=[.C53]" office:value-type="currency" office:currency="USD" office:value="139900" calcext:value-type="currency">
            <text:p>$139,900</text:p>
          </table:table-cell>
          <table:table-cell table:style-name="ce1" table:formula="of:=[.C53]/[.F53]" office:value-type="currency" office:currency="USD" office:value="18.4881723272103" calcext:value-type="currency">
            <text:p>$18</text:p>
          </table:table-cell>
          <table:table-cell table:style-name="ce1" table:formula="of:=[.C53]/[.G53]" office:value-type="currency" office:currency="USD" office:value="137.156862745098" calcext:value-type="currency">
            <text:p>$137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66 MONTGOMERY Crescent, SAINT JOHN, New Brunswick E2K2T2</text:p>
          </table:table-cell>
          <table:table-cell office:value-type="currency" office:currency="USD" office:value="149900" calcext:value-type="currency">
            <text:p>$149,900</text:p>
          </table:table-cell>
          <table:table-cell office:value-type="string" calcext:value-type="string">
            <text:p>SJ162570</text:p>
          </table:table-cell>
          <table:table-cell office:value-type="string" calcext:value-type="string">
            <text:p>House</text:p>
          </table:table-cell>
          <table:table-cell office:value-type="float" office:value="9600" calcext:value-type="float">
            <text:p>9600</text:p>
          </table:table-cell>
          <table:table-cell office:value-type="float" office:value="768" calcext:value-type="float">
            <text:p>768</text:p>
          </table:table-cell>
          <table:table-cell table:formula="of:=[.C54]" office:value-type="currency" office:currency="USD" office:value="149900" calcext:value-type="currency">
            <text:p>$149,900</text:p>
          </table:table-cell>
          <table:table-cell table:style-name="ce1" table:formula="of:=[.C54]/[.F54]" office:value-type="currency" office:currency="USD" office:value="15.6145833333333" calcext:value-type="currency">
            <text:p>$16</text:p>
          </table:table-cell>
          <table:table-cell table:style-name="ce1" table:formula="of:=[.C54]/[.G54]" office:value-type="currency" office:currency="USD" office:value="195.182291666667" calcext:value-type="currency">
            <text:p>$195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77 CRANSTON Avenue, SAINT <text:s/>JOHN, New Brunswick E2K3M7</text:p>
          </table:table-cell>
          <table:table-cell office:value-type="currency" office:currency="USD" office:value="159750" calcext:value-type="currency">
            <text:p>$159,750</text:p>
          </table:table-cell>
          <table:table-cell office:value-type="string" calcext:value-type="string">
            <text:p>SJ164003</text:p>
          </table:table-cell>
          <table:table-cell office:value-type="string" calcext:value-type="string">
            <text:p>House</text:p>
          </table:table-cell>
          <table:table-cell office:value-type="float" office:value="9117" calcext:value-type="float">
            <text:p>9117</text:p>
          </table:table-cell>
          <table:table-cell office:value-type="float" office:value="1600" calcext:value-type="float">
            <text:p>1600</text:p>
          </table:table-cell>
          <table:table-cell table:formula="of:=[.C55]" office:value-type="currency" office:currency="USD" office:value="159750" calcext:value-type="currency">
            <text:p>$159,750</text:p>
          </table:table-cell>
          <table:table-cell table:style-name="ce1" table:formula="of:=[.C55]/[.F55]" office:value-type="currency" office:currency="USD" office:value="17.5222112537019" calcext:value-type="currency">
            <text:p>$18</text:p>
          </table:table-cell>
          <table:table-cell table:style-name="ce1" table:formula="of:=[.C55]/[.G55]" office:value-type="currency" office:currency="USD" office:value="99.84375" calcext:value-type="currency">
            <text:p>$100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5 HOSPITAL, SAINT JOHN, New Brunswick E2L0E6</text:p>
          </table:table-cell>
          <table:table-cell office:value-type="currency" office:currency="USD" office:value="164900" calcext:value-type="currency">
            <text:p>$164,900</text:p>
          </table:table-cell>
          <table:table-cell office:value-type="string" calcext:value-type="string">
            <text:p>SJ162156</text:p>
          </table:table-cell>
          <table:table-cell office:value-type="string" calcext:value-type="string">
            <text:p>Row / Townhouse</text:p>
          </table:table-cell>
          <table:table-cell office:value-type="float" office:value="1" calcext:value-type="float">
            <text:p>1</text:p>
          </table:table-cell>
          <table:table-cell office:value-type="float" office:value="2190" calcext:value-type="float">
            <text:p>2190</text:p>
          </table:table-cell>
          <table:table-cell table:formula="of:=[.C56]" office:value-type="currency" office:currency="USD" office:value="164900" calcext:value-type="currency">
            <text:p>$164,900</text:p>
          </table:table-cell>
          <table:table-cell table:style-name="ce1" table:formula="of:=[.C56]/[.F56]" office:value-type="currency" office:currency="USD" office:value="164900" calcext:value-type="currency">
            <text:p>$164,900</text:p>
          </table:table-cell>
          <table:table-cell table:style-name="ce1" table:formula="of:=[.C56]/[.G56]" office:value-type="currency" office:currency="USD" office:value="75.296803652968" calcext:value-type="currency">
            <text:p>$75</text:p>
          </table:table-cell>
          <table:table-cell table:number-columns-repeated="101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57 ST. JAMES Street, SAINT JOHN, New Brunswick E2L1V5</text:p>
          </table:table-cell>
          <table:table-cell office:value-type="currency" office:currency="USD" office:value="169000" calcext:value-type="currency">
            <text:p>$169,000</text:p>
          </table:table-cell>
          <table:table-cell office:value-type="string" calcext:value-type="string">
            <text:p>SJ165011</text:p>
          </table:table-cell>
          <table:table-cell office:value-type="string" calcext:value-type="string">
            <text:p>House</text:p>
          </table:table-cell>
          <table:table-cell office:value-type="float" office:value="3153" calcext:value-type="float">
            <text:p>3153</text:p>
          </table:table-cell>
          <table:table-cell office:value-type="float" office:value="848" calcext:value-type="float">
            <text:p>848</text:p>
          </table:table-cell>
          <table:table-cell table:formula="of:=[.C57]" office:value-type="currency" office:currency="USD" office:value="169000" calcext:value-type="currency">
            <text:p>$169,000</text:p>
          </table:table-cell>
          <table:table-cell table:style-name="ce1" table:formula="of:=[.C57]/[.F57]" office:value-type="currency" office:currency="USD" office:value="53.5997462733904" calcext:value-type="currency">
            <text:p>$54</text:p>
          </table:table-cell>
          <table:table-cell table:style-name="ce1" table:formula="of:=[.C57]/[.G57]" office:value-type="currency" office:currency="USD" office:value="199.292452830189" calcext:value-type="currency">
            <text:p>$199</text:p>
          </table:table-cell>
          <table:table-cell table:number-columns-repeated="10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14 CURRIE Avenue, SAINT JOHN, New Brunswick E2K3A6</text:p>
          </table:table-cell>
          <table:table-cell office:value-type="currency" office:currency="USD" office:value="169900" calcext:value-type="currency">
            <text:p>$169,900</text:p>
          </table:table-cell>
          <table:table-cell office:value-type="string" calcext:value-type="string">
            <text:p>SJ164652</text:p>
          </table:table-cell>
          <table:table-cell office:value-type="string" calcext:value-type="string">
            <text:p>House</text:p>
          </table:table-cell>
          <table:table-cell office:value-type="float" office:value="5005" calcext:value-type="float">
            <text:p>5005</text:p>
          </table:table-cell>
          <table:table-cell office:value-type="float" office:value="1710" calcext:value-type="float">
            <text:p>1710</text:p>
          </table:table-cell>
          <table:table-cell table:formula="of:=[.C58]" office:value-type="currency" office:currency="USD" office:value="169900" calcext:value-type="currency">
            <text:p>$169,900</text:p>
          </table:table-cell>
          <table:table-cell table:style-name="ce1" table:formula="of:=[.C58]/[.F58]" office:value-type="currency" office:currency="USD" office:value="33.9460539460539" calcext:value-type="currency">
            <text:p>$34</text:p>
          </table:table-cell>
          <table:table-cell table:style-name="ce1" table:formula="of:=[.C58]/[.G58]" office:value-type="currency" office:currency="USD" office:value="99.3567251461988" calcext:value-type="currency">
            <text:p>$99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94 QUEEN Street, SAINT JOHN, New Brunswick E2L1S4</text:p>
          </table:table-cell>
          <table:table-cell office:value-type="currency" office:currency="USD" office:value="199900" calcext:value-type="currency">
            <text:p>$199,900</text:p>
          </table:table-cell>
          <table:table-cell office:value-type="string" calcext:value-type="string">
            <text:p>SJ162817</text:p>
          </table:table-cell>
          <table:table-cell office:value-type="string" calcext:value-type="string">
            <text:p>Row / Townhouse</text:p>
          </table:table-cell>
          <table:table-cell office:value-type="float" office:value="2530" calcext:value-type="float">
            <text:p>2530</text:p>
          </table:table-cell>
          <table:table-cell office:value-type="float" office:value="1700" calcext:value-type="float">
            <text:p>1700</text:p>
          </table:table-cell>
          <table:table-cell table:formula="of:=[.C59]" office:value-type="currency" office:currency="USD" office:value="199900" calcext:value-type="currency">
            <text:p>$199,900</text:p>
          </table:table-cell>
          <table:table-cell table:style-name="ce1" table:formula="of:=[.C59]/[.F59]" office:value-type="currency" office:currency="USD" office:value="79.0118577075099" calcext:value-type="currency">
            <text:p>$79</text:p>
          </table:table-cell>
          <table:table-cell table:style-name="ce1" table:formula="of:=[.C59]/[.G59]" office:value-type="currency" office:currency="USD" office:value="117.588235294118" calcext:value-type="currency">
            <text:p>$118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35 SAINT PETERS Court, SAINT JOHN, New Brunswick E2K5N4</text:p>
          </table:table-cell>
          <table:table-cell office:value-type="currency" office:currency="USD" office:value="209000" calcext:value-type="currency">
            <text:p>$209,000</text:p>
          </table:table-cell>
          <table:table-cell office:value-type="string" calcext:value-type="string">
            <text:p>SJ163360</text:p>
          </table:table-cell>
          <table:table-cell office:value-type="string" calcext:value-type="string">
            <text:p>House</text:p>
          </table:table-cell>
          <table:table-cell office:value-type="float" office:value="7007" calcext:value-type="float">
            <text:p>7007</text:p>
          </table:table-cell>
          <table:table-cell office:value-type="float" office:value="1104" calcext:value-type="float">
            <text:p>1104</text:p>
          </table:table-cell>
          <table:table-cell table:formula="of:=[.C60]" office:value-type="currency" office:currency="USD" office:value="209000" calcext:value-type="currency">
            <text:p>$209,000</text:p>
          </table:table-cell>
          <table:table-cell table:style-name="ce1" table:formula="of:=[.C60]/[.F60]" office:value-type="currency" office:currency="USD" office:value="29.8273155416013" calcext:value-type="currency">
            <text:p>$30</text:p>
          </table:table-cell>
          <table:table-cell table:style-name="ce1" table:formula="of:=[.C60]/[.G60]" office:value-type="currency" office:currency="USD" office:value="189.311594202899" calcext:value-type="currency">
            <text:p>$189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11 CAMERON Court, SAINT JOHN, New Brunswick E2K5M4</text:p>
          </table:table-cell>
          <table:table-cell office:value-type="currency" office:currency="USD" office:value="225000" calcext:value-type="currency">
            <text:p>$225,000</text:p>
          </table:table-cell>
          <table:table-cell office:value-type="string" calcext:value-type="string">
            <text:p>SJ161875</text:p>
          </table:table-cell>
          <table:table-cell office:value-type="string" calcext:value-type="string">
            <text:p>Garden Home</text:p>
          </table:table-cell>
          <table:table-cell office:value-type="float" office:value="4639" calcext:value-type="float">
            <text:p>4639</text:p>
          </table:table-cell>
          <table:table-cell office:value-type="float" office:value="1600" calcext:value-type="float">
            <text:p>1600</text:p>
          </table:table-cell>
          <table:table-cell table:formula="of:=[.C61]" office:value-type="currency" office:currency="USD" office:value="225000" calcext:value-type="currency">
            <text:p>$225,000</text:p>
          </table:table-cell>
          <table:table-cell table:style-name="ce1" table:formula="of:=[.C61]/[.F61]" office:value-type="currency" office:currency="USD" office:value="48.5018322914421" calcext:value-type="currency">
            <text:p>$49</text:p>
          </table:table-cell>
          <table:table-cell table:style-name="ce1" table:formula="of:=[.C61]/[.G61]" office:value-type="currency" office:currency="USD" office:value="140.625" calcext:value-type="currency">
            <text:p>$141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5 CAMERON Court, SAINT JOHN, New Brunswick E2K5M4</text:p>
          </table:table-cell>
          <table:table-cell office:value-type="currency" office:currency="USD" office:value="249000" calcext:value-type="currency">
            <text:p>$249,000</text:p>
          </table:table-cell>
          <table:table-cell office:value-type="string" calcext:value-type="string">
            <text:p>SJ162023</text:p>
          </table:table-cell>
          <table:table-cell office:value-type="string" calcext:value-type="string">
            <text:p>Row / Townhouse</text:p>
          </table:table-cell>
          <table:table-cell office:value-type="float" office:value="4467" calcext:value-type="float">
            <text:p>4467</text:p>
          </table:table-cell>
          <table:table-cell office:value-type="float" office:value="1595" calcext:value-type="float">
            <text:p>1595</text:p>
          </table:table-cell>
          <table:table-cell table:formula="of:=[.C62]" office:value-type="currency" office:currency="USD" office:value="249000" calcext:value-type="currency">
            <text:p>$249,000</text:p>
          </table:table-cell>
          <table:table-cell table:style-name="ce1" table:formula="of:=[.C62]/[.F62]" office:value-type="currency" office:currency="USD" office:value="55.7421087978509" calcext:value-type="currency">
            <text:p>$56</text:p>
          </table:table-cell>
          <table:table-cell table:style-name="ce1" table:formula="of:=[.C62]/[.G62]" office:value-type="currency" office:currency="USD" office:value="156.112852664577" calcext:value-type="currency">
            <text:p>$156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166 OSBORNE Avenue, SAINT JOHN, New Brunswick E2K3J9</text:p>
          </table:table-cell>
          <table:table-cell office:value-type="currency" office:currency="USD" office:value="250000" calcext:value-type="currency">
            <text:p>$250,000</text:p>
          </table:table-cell>
          <table:table-cell office:value-type="string" calcext:value-type="string">
            <text:p>SJ161977</text:p>
          </table:table-cell>
          <table:table-cell office:value-type="string" calcext:value-type="string">
            <text:p>Row / Townhouse</text:p>
          </table:table-cell>
          <table:table-cell office:value-type="float" office:value="2874" calcext:value-type="float">
            <text:p>2874</text:p>
          </table:table-cell>
          <table:table-cell office:value-type="float" office:value="1600" calcext:value-type="float">
            <text:p>1600</text:p>
          </table:table-cell>
          <table:table-cell table:formula="of:=[.C63]" office:value-type="currency" office:currency="USD" office:value="250000" calcext:value-type="currency">
            <text:p>$250,000</text:p>
          </table:table-cell>
          <table:table-cell table:style-name="ce1" table:formula="of:=[.C63]/[.F63]" office:value-type="currency" office:currency="USD" office:value="86.9867780097425" calcext:value-type="currency">
            <text:p>$87</text:p>
          </table:table-cell>
          <table:table-cell table:style-name="ce1" table:formula="of:=[.C63]/[.G63]" office:value-type="currency" office:currency="USD" office:value="156.25" calcext:value-type="currency">
            <text:p>$156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9 HARBOUR Terrace, SAINT JOHN, New Brunswick E2K5S8</text:p>
          </table:table-cell>
          <table:table-cell office:value-type="currency" office:currency="USD" office:value="279900" calcext:value-type="currency">
            <text:p>$279,900</text:p>
          </table:table-cell>
          <table:table-cell office:value-type="string" calcext:value-type="string">
            <text:p>SJ161358</text:p>
          </table:table-cell>
          <table:table-cell office:value-type="string" calcext:value-type="string">
            <text:p>Row / Townhouse</text:p>
          </table:table-cell>
          <table:table-cell office:value-type="float" office:value="3164" calcext:value-type="float">
            <text:p>3164</text:p>
          </table:table-cell>
          <table:table-cell office:value-type="float" office:value="2600" calcext:value-type="float">
            <text:p>2600</text:p>
          </table:table-cell>
          <table:table-cell table:formula="of:=[.C64]" office:value-type="currency" office:currency="USD" office:value="279900" calcext:value-type="currency">
            <text:p>$279,900</text:p>
          </table:table-cell>
          <table:table-cell table:style-name="ce1" table:formula="of:=[.C64]/[.F64]" office:value-type="currency" office:currency="USD" office:value="88.4639696586599" calcext:value-type="currency">
            <text:p>$88</text:p>
          </table:table-cell>
          <table:table-cell table:style-name="ce1" table:formula="of:=[.C64]/[.G64]" office:value-type="currency" office:currency="USD" office:value="107.653846153846" calcext:value-type="currency">
            <text:p>$108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54 PRINCE WILLIAM Street, SAINT JOHN, New Brunswick E2L2C1</text:p>
          </table:table-cell>
          <table:table-cell office:value-type="currency" office:currency="USD" office:value="284900" calcext:value-type="currency">
            <text:p>$284,900</text:p>
          </table:table-cell>
          <table:table-cell office:value-type="string" calcext:value-type="string">
            <text:p>SJ160637</text:p>
          </table:table-cell>
          <table:table-cell office:value-type="string" calcext:value-type="string">
            <text:p>Row / Townhouse</text:p>
          </table:table-cell>
          <table:table-cell office:value-type="float" office:value="1668" calcext:value-type="float">
            <text:p>1668</text:p>
          </table:table-cell>
          <table:table-cell office:value-type="float" office:value="1600" calcext:value-type="float">
            <text:p>1600</text:p>
          </table:table-cell>
          <table:table-cell table:formula="of:=[.C65]" office:value-type="currency" office:currency="USD" office:value="284900" calcext:value-type="currency">
            <text:p>$284,900</text:p>
          </table:table-cell>
          <table:table-cell table:style-name="ce1" table:formula="of:=[.C65]/[.F65]" office:value-type="currency" office:currency="USD" office:value="170.803357314149" calcext:value-type="currency">
            <text:p>$171</text:p>
          </table:table-cell>
          <table:table-cell table:style-name="ce1" table:formula="of:=[.C65]/[.G65]" office:value-type="currency" office:currency="USD" office:value="178.0625" calcext:value-type="currency">
            <text:p>$178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12 GERMAIN Street, SAINT JOHN, New Brunswick E2L2G4</text:p>
          </table:table-cell>
          <table:table-cell office:value-type="currency" office:currency="USD" office:value="325000" calcext:value-type="currency">
            <text:p>$325,000</text:p>
          </table:table-cell>
          <table:table-cell office:value-type="string" calcext:value-type="string">
            <text:p>SJ161129</text:p>
          </table:table-cell>
          <table:table-cell office:value-type="string" calcext:value-type="string">
            <text:p>Row / Townhouse</text:p>
          </table:table-cell>
          <table:table-cell office:value-type="float" office:value="5005" calcext:value-type="float">
            <text:p>5005</text:p>
          </table:table-cell>
          <table:table-cell office:value-type="float" office:value="3066" calcext:value-type="float">
            <text:p>3066</text:p>
          </table:table-cell>
          <table:table-cell table:formula="of:=[.C66]" office:value-type="currency" office:currency="USD" office:value="325000" calcext:value-type="currency">
            <text:p>$325,000</text:p>
          </table:table-cell>
          <table:table-cell table:style-name="ce1" table:formula="of:=[.C66]/[.F66]" office:value-type="currency" office:currency="USD" office:value="64.9350649350649" calcext:value-type="currency">
            <text:p>$65</text:p>
          </table:table-cell>
          <table:table-cell table:style-name="ce1" table:formula="of:=[.C66]/[.G66]" office:value-type="currency" office:currency="USD" office:value="106.001304631442" calcext:value-type="currency">
            <text:p>$106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9 QUEEN Street, SAINT JOHN, New Brunswick E2L1S9</text:p>
          </table:table-cell>
          <table:table-cell office:value-type="currency" office:currency="USD" office:value="349000" calcext:value-type="currency">
            <text:p>$349,000</text:p>
          </table:table-cell>
          <table:table-cell office:value-type="string" calcext:value-type="string">
            <text:p>SJ164241</text:p>
          </table:table-cell>
          <table:table-cell office:value-type="string" calcext:value-type="string">
            <text:p>House</text:p>
          </table:table-cell>
          <table:table-cell office:value-type="float" office:value="8008" calcext:value-type="float">
            <text:p>8008</text:p>
          </table:table-cell>
          <table:table-cell office:value-type="float" office:value="3700" calcext:value-type="float">
            <text:p>3700</text:p>
          </table:table-cell>
          <table:table-cell table:formula="of:=[.C67]" office:value-type="currency" office:currency="USD" office:value="349000" calcext:value-type="currency">
            <text:p>$349,000</text:p>
          </table:table-cell>
          <table:table-cell table:style-name="ce1" table:formula="of:=[.C67]/[.F67]" office:value-type="currency" office:currency="USD" office:value="43.5814185814186" calcext:value-type="currency">
            <text:p>$44</text:p>
          </table:table-cell>
          <table:table-cell table:style-name="ce1" table:formula="of:=[.C67]/[.G67]" office:value-type="currency" office:currency="USD" office:value="94.3243243243243" calcext:value-type="currency">
            <text:p>$94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504 - 243 PRINCE WILLIAM Street, SAINT JOHN, New Brunswick E2L0E6</text:p>
          </table:table-cell>
          <table:table-cell office:value-type="currency" office:currency="USD" office:value="369900" calcext:value-type="currency">
            <text:p>$369,900</text:p>
          </table:table-cell>
          <table:table-cell office:value-type="string" calcext:value-type="string">
            <text:p>SJ163273</text:p>
          </table:table-cell>
          <table:table-cell office:value-type="string" calcext:value-type="string">
            <text:p>House</text:p>
          </table:table-cell>
          <table:table-cell table:number-columns-repeated="2" office:value-type="float" office:value="1199" calcext:value-type="float">
            <text:p>1199</text:p>
          </table:table-cell>
          <table:table-cell table:formula="of:=[.C68]" office:value-type="currency" office:currency="USD" office:value="369900" calcext:value-type="currency">
            <text:p>$369,900</text:p>
          </table:table-cell>
          <table:table-cell table:style-name="ce1" table:formula="of:=[.C68]/[.F68]" office:value-type="currency" office:currency="USD" office:value="308.507089241034" calcext:value-type="currency">
            <text:p>$309</text:p>
          </table:table-cell>
          <table:table-cell table:style-name="ce1" table:formula="of:=[.C68]/[.G68]" office:value-type="currency" office:currency="USD" office:value="308.507089241034" calcext:value-type="currency">
            <text:p>$309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105 CARMARTHEN Street, SAINT JOHN, New Brunswick E2L2N7</text:p>
          </table:table-cell>
          <table:table-cell office:value-type="currency" office:currency="USD" office:value="389000" calcext:value-type="currency">
            <text:p>$389,000</text:p>
          </table:table-cell>
          <table:table-cell office:value-type="string" calcext:value-type="string">
            <text:p>SJ163586</text:p>
          </table:table-cell>
          <table:table-cell office:value-type="string" calcext:value-type="string">
            <text:p>House</text:p>
          </table:table-cell>
          <table:table-cell office:value-type="float" office:value="6307" calcext:value-type="float">
            <text:p>6307</text:p>
          </table:table-cell>
          <table:table-cell office:value-type="float" office:value="2560" calcext:value-type="float">
            <text:p>2560</text:p>
          </table:table-cell>
          <table:table-cell table:formula="of:=[.C69]" office:value-type="currency" office:currency="USD" office:value="389000" calcext:value-type="currency">
            <text:p>$389,000</text:p>
          </table:table-cell>
          <table:table-cell table:style-name="ce1" table:formula="of:=[.C69]/[.F69]" office:value-type="currency" office:currency="USD" office:value="61.6775011891549" calcext:value-type="currency">
            <text:p>$62</text:p>
          </table:table-cell>
          <table:table-cell table:style-name="ce1" table:formula="of:=[.C69]/[.G69]" office:value-type="currency" office:currency="USD" office:value="151.953125" calcext:value-type="currency">
            <text:p>$152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 calcext:value-type="string">
            <text:p>per unit</text:p>
          </table:table-cell>
          <table:table-cell office:value-type="string" calcext:value-type="string">
            <text:p>per land</text:p>
          </table:table-cell>
          <table:table-cell office:value-type="string" calcext:value-type="string">
            <text:p>per int</text:p>
          </table:table-cell>
          <table:table-cell table:number-columns-repeated="1014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2.A1:Sheet2.AMJ1048576" table:contains-header="false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3" table:target-range-address="Sheet4.A1:Sheet4.AMJ1048576" table:contains-header="false">
          <table:sort>
            <table:sort-by table:field-number="7" table:data-type="automatic"/>
            <table:sort-by table:field-number="9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0-22T00:08:16.812302130</dc:date>
    <meta:editing-duration>PT17M54S</meta:editing-duration>
    <meta:editing-cycles>5</meta:editing-cycles>
    <meta:document-statistic meta:table-count="4" meta:cell-count="2810" meta:object-count="0"/>
  </office:meta>
</office:document-meta>
</file>